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4BA6E68805F378F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2" svg:font-family="'Segoe UI'" style:font-adornments="Regular"/>
    <style:font-face style:name="Liberation Serif1" svg:font-family="'Liberation Serif'" style:font-adornments="Regular" style:font-family-generic="roman"/>
    <style:font-face style:name="Arial2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Bitmap_20_32" style:repeat="stretch" presentation:display-footer="true" presentation:display-page-number="false" presentation:display-date-time="true"/>
    </style:style>
    <style:style style:name="dp23" style:family="drawing-page">
      <style:drawing-page-properties presentation:background-visible="true" presentation:background-objects-visible="true" draw:fill="bitmap" draw:fill-image-name="Bitmap_20_31" style:repeat="stretch" presentation:display-footer="true" presentation:display-page-number="false" presentation:display-date-time="true"/>
    </style:style>
    <style:style style:name="dp24" style:family="drawing-page">
      <style:drawing-page-properties presentation:background-visible="true" presentation:background-objects-visible="true" draw:fill="bitmap" draw:fill-image-name="Bitmap_20_28" style:repeat="stretch" presentation:display-footer="true" presentation:display-page-number="false" presentation:display-date-time="true"/>
    </style:style>
    <style:style style:name="dp25" style:family="drawing-page">
      <style:drawing-page-properties presentation:background-visible="true" presentation:background-objects-visible="true" draw:fill="bitmap" draw:fill-image-name="Bitmap_20_29" style:repeat="stretch" presentation:display-footer="true" presentation:display-page-number="false" presentation:display-date-time="true"/>
    </style:style>
    <style:style style:name="dp26" style:family="drawing-page">
      <style:drawing-page-properties presentation:background-visible="true" presentation:background-objects-visible="true" draw:fill="bitmap" draw:fill-image-name="Bitmap_20_30" style:repeat="stretch" presentation:display-footer="true" presentation:display-page-number="false" presentation:display-date-time="true"/>
    </style:style>
    <style:style style:name="dp27" style:family="drawing-page">
      <style:drawing-page-properties presentation:background-visible="true" presentation:background-objects-visible="true" draw:fill="bitmap" draw:fill-image-name="Bitmap_20_40" style:repeat="stretch" presentation:display-footer="true" presentation:display-page-number="false" presentation:display-date-time="true"/>
    </style:style>
    <style:style style:name="dp28" style:family="drawing-page">
      <style:drawing-page-properties presentation:background-visible="true" presentation:background-objects-visible="true" draw:fill="bitmap" draw:fill-image-name="Bitmap_20_41" style:repeat="stretch" presentation:display-footer="true" presentation:display-page-number="false" presentation:display-date-time="true"/>
    </style:style>
    <style:style style:name="dp29" style:family="drawing-page">
      <style:drawing-page-properties presentation:background-visible="true" presentation:background-objects-visible="true" draw:fill="bitmap" draw:fill-image-name="Bitmap_20_42" style:repeat="stretch" presentation:display-footer="true" presentation:display-page-number="false" presentation:display-date-time="true"/>
    </style:style>
    <style:style style:name="dp30" style:family="drawing-page">
      <style:drawing-page-properties presentation:background-visible="true" presentation:background-objects-visible="true" draw:fill="bitmap" draw:fill-image-name="Bitmap_20_43" style:repeat="stretch" presentation:display-footer="true" presentation:display-page-number="false" presentation:display-date-time="true"/>
    </style:style>
    <style:style style:name="dp31" style:family="drawing-page">
      <style:drawing-page-properties presentation:background-visible="true" presentation:background-objects-visible="true" draw:fill="bitmap" draw:fill-image-name="Bitmap_20_44" style:repeat="stretch" presentation:display-footer="true" presentation:display-page-number="false" presentation:display-date-time="true"/>
    </style:style>
    <style:style style:name="dp32" style:family="drawing-page">
      <style:drawing-page-properties presentation:background-visible="true" presentation:background-objects-visible="true" draw:fill="bitmap" draw:fill-image-name="Bitmap_20_45" style:repeat="stretch" presentation:display-footer="true" presentation:display-page-number="false" presentation:display-date-time="true"/>
    </style:style>
    <style:style style:name="dp33" style:family="drawing-page">
      <style:drawing-page-properties presentation:background-visible="true" presentation:background-objects-visible="true" draw:fill="bitmap" draw:fill-image-name="Bitmap_20_46" style:repeat="stretch" presentation:display-footer="true" presentation:display-page-number="false" presentation:display-date-time="true"/>
    </style:style>
    <style:style style:name="dp34" style:family="drawing-page">
      <style:drawing-page-properties presentation:background-visible="true" presentation:background-objects-visible="true" draw:fill="bitmap" draw:fill-image-name="Bitmap_20_47" style:repeat="stretch" presentation:display-footer="true" presentation:display-page-number="false" presentation:display-date-time="true"/>
    </style:style>
    <style:style style:name="dp35" style:family="drawing-page">
      <style:drawing-page-properties presentation:background-visible="true" presentation:background-objects-visible="true" draw:fill="bitmap" draw:fill-image-name="Bitmap_20_48" style:repeat="stretch" presentation:display-footer="true" presentation:display-page-number="false" presentation:display-date-time="true"/>
    </style:style>
    <style:style style:name="dp36" style:family="drawing-page">
      <style:drawing-page-properties presentation:background-visible="true" presentation:background-objects-visible="true" draw:fill="bitmap" draw:fill-image-name="Bitmap_20_49" style:repeat="stretch" presentation:display-footer="true" presentation:display-page-number="false" presentation:display-date-time="true"/>
    </style:style>
    <style:style style:name="dp37" style:family="drawing-page">
      <style:drawing-page-properties presentation:background-visible="true" presentation:background-objects-visible="true" draw:fill="bitmap" draw:fill-image-name="Bitmap_20_50" style:repeat="stretch" presentation:display-footer="true" presentation:display-page-number="false" presentation:display-date-time="true"/>
    </style:style>
    <style:style style:name="dp38" style:family="drawing-page">
      <style:drawing-page-properties presentation:background-visible="true" presentation:background-objects-visible="true" draw:fill="bitmap" draw:fill-image-name="Bitmap_20_51" style:repeat="stretch" presentation:display-footer="true" presentation:display-page-number="false" presentation:display-date-time="true"/>
    </style:style>
    <style:style style:name="dp39" style:family="drawing-page">
      <style:drawing-page-properties presentation:background-visible="true" presentation:background-objects-visible="true" draw:fill="bitmap" draw:fill-image-name="Bitmap_20_52" style:repeat="stretch" presentation:display-footer="true" presentation:display-page-number="false" presentation:display-date-time="true"/>
    </style:style>
    <style:style style:name="dp40" style:family="drawing-page">
      <style:drawing-page-properties presentation:background-visible="true" presentation:background-objects-visible="true" draw:fill="bitmap" draw:fill-image-name="Bitmap_20_53" style:repeat="stretch" presentation:display-footer="true" presentation:display-page-number="false" presentation:display-date-time="true"/>
    </style:style>
    <style:style style:name="dp41" style:family="drawing-page">
      <style:drawing-page-properties presentation:background-visible="true" presentation:background-objects-visible="true" draw:fill="bitmap" draw:fill-image-name="Bitmap_20_54" style:repeat="stretch" presentation:display-footer="true" presentation:display-page-number="false" presentation:display-date-time="true"/>
    </style:style>
    <style:style style:name="dp42" style:family="drawing-page">
      <style:drawing-page-properties presentation:background-visible="true" presentation:background-objects-visible="true" draw:fill="bitmap" draw:fill-image-name="Bitmap_20_55" style:repeat="stretch" presentation:display-footer="true" presentation:display-page-number="false" presentation:display-date-time="true"/>
    </style:style>
    <style:style style:name="dp43" style:family="drawing-page">
      <style:drawing-page-properties presentation:background-visible="true" presentation:background-objects-visible="true" draw:fill="bitmap" draw:fill-image-name="Bitmap_20_56" style:repeat="stretch" presentation:display-footer="true" presentation:display-page-number="false" presentation:display-date-time="true"/>
    </style:style>
    <style:style style:name="dp44" style:family="drawing-page">
      <style:drawing-page-properties presentation:background-visible="true" presentation:background-objects-visible="true" draw:fill="bitmap" draw:fill-image-name="Bitmap_20_57" style:repeat="stretch" presentation:display-footer="true" presentation:display-page-number="false" presentation:display-date-time="true"/>
    </style:style>
    <style:style style:name="dp45" style:family="drawing-page">
      <style:drawing-page-properties presentation:background-visible="true" presentation:background-objects-visible="true" draw:fill="bitmap" draw:fill-image-name="Bitmap_20_58" style:repeat="stretch" presentation:display-footer="true" presentation:display-page-number="false" presentation:display-date-time="true"/>
    </style:style>
    <style:style style:name="dp46" style:family="drawing-page">
      <style:drawing-page-properties presentation:background-visible="true" presentation:background-objects-visible="true" draw:fill="bitmap" draw:fill-image-name="Bitmap_20_59" style:repeat="stretch" presentation:display-footer="true" presentation:display-page-number="false" presentation:display-date-time="true"/>
    </style:style>
    <style:style style:name="dp47" style:family="drawing-page">
      <style:drawing-page-properties presentation:background-visible="true" presentation:background-objects-visible="true" draw:fill="bitmap" draw:fill-image-name="Bitmap_20_60" style:repeat="stretch" presentation:display-footer="true" presentation:display-page-number="false" presentation:display-date-time="true"/>
    </style:style>
    <style:style style:name="dp48" style:family="drawing-page">
      <style:drawing-page-properties presentation:background-visible="true" presentation:background-objects-visible="true" draw:fill="bitmap" draw:fill-image-name="Bitmap_20_61" style:repeat="stretch" presentation:display-footer="true" presentation:display-page-number="false" presentation:display-date-time="true"/>
    </style:style>
    <style:style style:name="dp49" style:family="drawing-page">
      <style:drawing-page-properties presentation:background-visible="true" presentation:background-objects-visible="true" draw:fill="bitmap" draw:fill-image-name="Bitmap_20_62" style:repeat="stretch" presentation:display-footer="true" presentation:display-page-number="false" presentation:display-date-time="true"/>
    </style:style>
    <style:style style:name="dp50" style:family="drawing-page">
      <style:drawing-page-properties presentation:background-visible="true" presentation:background-objects-visible="true" draw:fill="bitmap" draw:fill-image-name="Bitmap_20_63" style:repeat="stretch" presentation:display-footer="true" presentation:display-page-number="false" presentation:display-date-time="true"/>
    </style:style>
    <style:style style:name="dp51" style:family="drawing-page">
      <style:drawing-page-properties presentation:background-visible="true" presentation:background-objects-visible="true" draw:fill="bitmap" draw:fill-image-name="Bitmap_20_64" style:repeat="stretch" presentation:display-footer="true" presentation:display-page-number="false" presentation:display-date-time="true"/>
    </style:style>
    <style:style style:name="dp52" style:family="drawing-page">
      <style:drawing-page-properties presentation:background-visible="true" presentation:background-objects-visible="true" draw:fill="bitmap" draw:fill-image-name="Bitmap_20_65" style:repeat="stretch" presentation:display-footer="true" presentation:display-page-number="false" presentation:display-date-time="true"/>
    </style:style>
    <style:style style:name="dp53" style:family="drawing-page">
      <style:drawing-page-properties presentation:background-visible="true" presentation:background-objects-visible="true" draw:fill="bitmap" draw:fill-image-name="Bitmap_20_66" style:repeat="stretch" presentation:display-footer="true" presentation:display-page-number="false" presentation:display-date-time="true"/>
    </style:style>
    <style:style style:name="dp54" style:family="drawing-page">
      <style:drawing-page-properties presentation:background-visible="true" presentation:background-objects-visible="true" draw:fill="bitmap" draw:fill-image-name="Bitmap_20_67" style:repeat="stretch" presentation:display-footer="true" presentation:display-page-number="false" presentation:display-date-time="true"/>
    </style:style>
    <style:style style:name="dp55" style:family="drawing-page">
      <style:drawing-page-properties presentation:background-visible="true" presentation:background-objects-visible="true" draw:fill="bitmap" draw:fill-image-name="Bitmap_20_68" style:repeat="stretch" presentation:display-footer="true" presentation:display-page-number="false" presentation:display-date-time="true"/>
    </style:style>
    <style:style style:name="dp56" style:family="drawing-page">
      <style:drawing-page-properties presentation:background-visible="true" presentation:background-objects-visible="true" draw:fill="bitmap" draw:fill-image-name="Bitmap_20_69" style:repeat="stretch" presentation:display-footer="true" presentation:display-page-number="false" presentation:display-date-time="true"/>
    </style:style>
    <style:style style:name="dp57" style:family="drawing-page">
      <style:drawing-page-properties presentation:background-visible="true" presentation:background-objects-visible="true" draw:fill="bitmap" draw:fill-image-name="Bitmap_20_70" style:repeat="stretch" presentation:display-footer="true" presentation:display-page-number="false" presentation:display-date-time="true"/>
    </style:style>
    <style:style style:name="dp58" style:family="drawing-page">
      <style:drawing-page-properties presentation:background-visible="true" presentation:background-objects-visible="true" draw:fill="bitmap" draw:fill-image-name="Bitmap_20_71" style:repeat="stretch" presentation:display-footer="true" presentation:display-page-number="false" presentation:display-date-time="true"/>
    </style:style>
    <style:style style:name="dp59" style:family="drawing-page">
      <style:drawing-page-properties presentation:background-visible="true" presentation:background-objects-visible="true" draw:fill="bitmap" draw:fill-image-name="Bitmap_20_72" style:repeat="stretch" presentation:display-footer="true" presentation:display-page-number="false" presentation:display-date-time="true"/>
    </style:style>
    <style:style style:name="dp60" style:family="drawing-page">
      <style:drawing-page-properties presentation:background-visible="true" presentation:background-objects-visible="true" draw:fill="bitmap" draw:fill-image-name="Bitmap_20_73" style:repeat="stretch" presentation:display-footer="true" presentation:display-page-number="false" presentation:display-date-time="true"/>
    </style:style>
    <style:style style:name="dp61" style:family="drawing-page">
      <style:drawing-page-properties presentation:background-visible="true" presentation:background-objects-visible="true" draw:fill="bitmap" draw:fill-image-name="Bitmap_20_74" style:repeat="stretch" presentation:display-footer="true" presentation:display-page-number="false" presentation:display-date-time="true"/>
    </style:style>
    <style:style style:name="dp62" style:family="drawing-page">
      <style:drawing-page-properties presentation:background-visible="true" presentation:background-objects-visible="true" draw:fill="bitmap" draw:fill-image-name="Bitmap_20_75" style:repeat="stretch" presentation:display-footer="true" presentation:display-page-number="false" presentation:display-date-time="true"/>
    </style:style>
    <style:style style:name="dp63" style:family="drawing-page">
      <style:drawing-page-properties presentation:background-visible="true" presentation:background-objects-visible="true" draw:fill="bitmap" draw:fill-image-name="Bitmap_20_76" style:repeat="stretch" presentation:display-footer="true" presentation:display-page-number="false" presentation:display-date-time="true"/>
    </style:style>
    <style:style style:name="dp64" style:family="drawing-page">
      <style:drawing-page-properties presentation:background-visible="true" presentation:background-objects-visible="true" draw:fill="bitmap" draw:fill-image-name="Bitmap_20_77" style:repeat="stretch" presentation:display-footer="true" presentation:display-page-number="false" presentation:display-date-time="true"/>
    </style:style>
    <style:style style:name="dp65" style:family="drawing-page">
      <style:drawing-page-properties presentation:background-visible="true" presentation:background-objects-visible="true" draw:fill="bitmap" draw:fill-image-name="Bitmap_20_78" style:repeat="stretch" presentation:display-footer="true" presentation:display-page-number="false" presentation:display-date-time="true"/>
    </style:style>
    <style:style style:name="dp66" style:family="drawing-page">
      <style:drawing-page-properties presentation:background-visible="true" presentation:background-objects-visible="true" draw:fill="bitmap" draw:fill-image-name="Bitmap_20_79" style:repeat="stretch" presentation:display-footer="true" presentation:display-page-number="false" presentation:display-date-time="true"/>
    </style:style>
    <style:style style:name="dp67" style:family="drawing-page">
      <style:drawing-page-properties presentation:background-visible="true" presentation:background-objects-visible="true" draw:fill="bitmap" draw:fill-image-name="Bitmap_20_80" style:repeat="stretch" presentation:display-footer="true" presentation:display-page-number="false" presentation:display-date-time="true"/>
    </style:style>
    <style:style style:name="dp68" style:family="drawing-page">
      <style:drawing-page-properties presentation:background-visible="true" presentation:background-objects-visible="true" draw:fill="bitmap" draw:fill-image-name="Bitmap_20_81" style:repeat="stretch" presentation:display-footer="true" presentation:display-page-number="false" presentation:display-date-time="true"/>
    </style:style>
    <style:style style:name="dp69" style:family="drawing-page">
      <style:drawing-page-properties presentation:background-visible="true" presentation:background-objects-visible="true" draw:fill="bitmap" draw:fill-image-name="Bitmap_20_82" style:repeat="stretch" presentation:display-footer="true" presentation:display-page-number="false" presentation:display-date-time="true"/>
    </style:style>
    <style:style style:name="dp70" style:family="drawing-page">
      <style:drawing-page-properties presentation:background-visible="true" presentation:background-objects-visible="true" draw:fill="bitmap" draw:fill-image-name="Bitmap_20_83" style:repeat="stretch" presentation:display-footer="true" presentation:display-page-number="false" presentation:display-date-time="true"/>
    </style:style>
    <style:style style:name="dp71" style:family="drawing-page">
      <style:drawing-page-properties presentation:background-visible="true" presentation:background-objects-visible="true" draw:fill="bitmap" draw:fill-image-name="Bitmap_20_84" style:repeat="stretch" presentation:display-footer="true" presentation:display-page-number="false" presentation:display-date-time="true"/>
    </style:style>
    <style:style style:name="dp72" style:family="drawing-page">
      <style:drawing-page-properties presentation:background-visible="true" presentation:background-objects-visible="true" draw:fill="bitmap" draw:fill-image-name="Bitmap_20_85" style:repeat="stretch" presentation:display-footer="true" presentation:display-page-number="false" presentation:display-date-time="true"/>
    </style:style>
    <style:style style:name="dp73" style:family="drawing-page">
      <style:drawing-page-properties presentation:background-visible="true" presentation:background-objects-visible="true" draw:fill="bitmap" draw:fill-image-name="Bitmap_20_86" style:repeat="stretch" presentation:display-footer="true" presentation:display-page-number="false" presentation:display-date-time="true"/>
    </style:style>
    <style:style style:name="dp74" style:family="drawing-page">
      <style:drawing-page-properties presentation:background-visible="true" presentation:background-objects-visible="true" draw:fill="bitmap" draw:fill-image-name="Bitmap_20_88" style:repeat="stretch" presentation:display-footer="true" presentation:display-page-number="false" presentation:display-date-time="true"/>
    </style:style>
    <style:style style:name="dp75" style:family="drawing-page">
      <style:drawing-page-properties presentation:background-visible="true" presentation:background-objects-visible="true" draw:fill="bitmap" draw:fill-image-name="Bitmap_20_87" style:repeat="stretch" presentation:display-footer="true" presentation:display-page-number="false" presentation:display-date-time="true"/>
    </style:style>
    <style:style style:name="dp76" style:family="drawing-page">
      <style:drawing-page-properties presentation:background-visible="true" presentation:background-objects-visible="true" draw:fill="bitmap" draw:fill-image-name="Bitmap_20_89" style:repeat="stretch" presentation:display-footer="true" presentation:display-page-number="false" presentation:display-date-time="true"/>
    </style:style>
    <style:style style:name="dp77" style:family="drawing-page">
      <style:drawing-page-properties presentation:background-visible="true" presentation:background-objects-visible="true" draw:fill="bitmap" draw:fill-image-name="Bitmap_20_91" style:repeat="stretch" presentation:display-footer="true" presentation:display-page-number="false" presentation:display-date-time="true"/>
    </style:style>
    <style:style style:name="dp78" style:family="drawing-page">
      <style:drawing-page-properties presentation:background-visible="true" presentation:background-objects-visible="true" draw:fill="bitmap" draw:fill-image-name="Bitmap_20_92" style:repeat="stretch" presentation:display-footer="true" presentation:display-page-number="false" presentation:display-date-time="true"/>
    </style:style>
    <style:style style:name="dp79" style:family="drawing-page">
      <style:drawing-page-properties presentation:background-visible="true" presentation:background-objects-visible="true" draw:fill="bitmap" draw:fill-image-name="Bitmap_20_93" style:repeat="stretch" presentation:display-footer="true" presentation:display-page-number="false" presentation:display-date-time="true"/>
    </style:style>
    <style:style style:name="dp80" style:family="drawing-page">
      <style:drawing-page-properties presentation:background-visible="true" presentation:background-objects-visible="true" draw:fill="bitmap" draw:fill-image-name="Bitmap_20_94" style:repeat="stretch" presentation:display-footer="true" presentation:display-page-number="false" presentation:display-date-time="true"/>
    </style:style>
    <style:style style:name="dp81" style:family="drawing-page">
      <style:drawing-page-properties presentation:background-visible="true" presentation:background-objects-visible="true" draw:fill="bitmap" draw:fill-image-name="Bitmap_20_95" style:repeat="stretch" presentation:display-footer="true" presentation:display-page-number="false" presentation:display-date-time="true"/>
    </style:style>
    <style:style style:name="dp82" style:family="drawing-page">
      <style:drawing-page-properties presentation:background-visible="true" presentation:background-objects-visible="true" draw:fill="bitmap" draw:fill-image-name="Bitmap_20_96" style:repeat="stretch" presentation:display-footer="true" presentation:display-page-number="false" presentation:display-date-time="true"/>
    </style:style>
    <style:style style:name="dp83" style:family="drawing-page">
      <style:drawing-page-properties presentation:background-visible="true" presentation:background-objects-visible="true" draw:fill="bitmap" draw:fill-image-name="Bitmap_20_97" style:repeat="stretch" presentation:display-footer="true" presentation:display-page-number="false" presentation:display-date-time="true"/>
    </style:style>
    <style:style style:name="dp84" style:family="drawing-page">
      <style:drawing-page-properties presentation:background-visible="true" presentation:background-objects-visible="true" draw:fill="bitmap" draw:fill-image-name="Bitmap_20_98" style:repeat="stretch" presentation:display-footer="true" presentation:display-page-number="false" presentation:display-date-time="true"/>
    </style:style>
    <style:style style:name="dp85" style:family="drawing-page">
      <style:drawing-page-properties presentation:background-visible="true" presentation:background-objects-visible="true" draw:fill="bitmap" draw:fill-image-name="Bitmap_20_99" style:repeat="stretch" presentation:display-footer="true" presentation:display-page-number="false" presentation:display-date-time="true"/>
    </style:style>
    <style:style style:name="dp86" style:family="drawing-page">
      <style:drawing-page-properties presentation:background-visible="true" presentation:background-objects-visible="true" draw:fill="bitmap" draw:fill-image-name="Bitmap_20_100" style:repeat="stretch" presentation:display-footer="true" presentation:display-page-number="false" presentation:display-date-time="true"/>
    </style:style>
    <style:style style:name="dp87" style:family="drawing-page">
      <style:drawing-page-properties presentation:background-visible="true" presentation:background-objects-visible="true" draw:fill="bitmap" draw:fill-image-name="Bitmap_20_101" style:repeat="stretch" presentation:display-footer="true" presentation:display-page-number="false" presentation:display-date-time="true"/>
    </style:style>
    <style:style style:name="dp88" style:family="drawing-page">
      <style:drawing-page-properties presentation:background-visible="true" presentation:background-objects-visible="true" draw:fill="bitmap" draw:fill-image-name="Bitmap_20_102" style:repeat="stretch" presentation:display-footer="true" presentation:display-page-number="false" presentation:display-date-time="true"/>
    </style:style>
    <style:style style:name="dp89" style:family="drawing-page">
      <style:drawing-page-properties presentation:background-visible="true" presentation:background-objects-visible="true" draw:fill="bitmap" draw:fill-image-name="Bitmap_20_103" style:repeat="stretch" presentation:display-footer="true" presentation:display-page-number="false" presentation:display-date-time="true"/>
    </style:style>
    <style:style style:name="dp90" style:family="drawing-page">
      <style:drawing-page-properties presentation:background-visible="true" presentation:background-objects-visible="true" draw:fill="bitmap" draw:fill-image-name="Bitmap_20_104" style:repeat="stretch" presentation:display-footer="true" presentation:display-page-number="false" presentation:display-date-time="true"/>
    </style:style>
    <style:style style:name="dp91" style:family="drawing-page">
      <style:drawing-page-properties presentation:background-visible="true" presentation:background-objects-visible="true" draw:fill="bitmap" draw:fill-image-name="Bitmap_20_105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321cm"/>
    </style:style>
    <style:style style:name="gr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7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8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6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6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5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05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85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76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76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2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4.1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63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642cm"/>
    </style:style>
    <style:style style:name="gr2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81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16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6.22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28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98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9.25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15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00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6.40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6.1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8.54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26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81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7.80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5.19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95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75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5.17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7.30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5.43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4.75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497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743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5.77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5.23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6.128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4.417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7.24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9.424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9.172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r14" style:family="presentation" style:parent-style-name="Default14-notes">
      <style:graphic-properties draw:fill-color="#ffffff" draw:auto-grow-height="true" fo:min-height="12.572cm"/>
    </style:style>
    <style:style style:name="pr15" style:family="presentation" style:parent-style-name="Default15-notes">
      <style:graphic-properties draw:fill-color="#ffffff" draw:auto-grow-height="true" fo:min-height="12.572cm"/>
    </style:style>
    <style:style style:name="pr16" style:family="presentation" style:parent-style-name="Default16-notes">
      <style:graphic-properties draw:fill-color="#ffffff" draw:auto-grow-height="true" fo:min-height="12.572cm"/>
    </style:style>
    <style:style style:name="pr17" style:family="presentation" style:parent-style-name="Default17-notes">
      <style:graphic-properties draw:fill-color="#ffffff" draw:auto-grow-height="true" fo:min-height="12.572cm"/>
    </style:style>
    <style:style style:name="pr18" style:family="presentation" style:parent-style-name="Default18-notes">
      <style:graphic-properties draw:fill-color="#ffffff" draw:auto-grow-height="true" fo:min-height="12.572cm"/>
    </style:style>
    <style:style style:name="pr19" style:family="presentation" style:parent-style-name="Default19-notes">
      <style:graphic-properties draw:fill-color="#ffffff" draw:auto-grow-height="true" fo:min-height="12.572cm"/>
    </style:style>
    <style:style style:name="pr20" style:family="presentation" style:parent-style-name="Default20-notes">
      <style:graphic-properties draw:fill-color="#ffffff" draw:auto-grow-height="true" fo:min-height="12.572cm"/>
    </style:style>
    <style:style style:name="pr21" style:family="presentation" style:parent-style-name="Default21-notes">
      <style:graphic-properties draw:fill-color="#ffffff" draw:auto-grow-height="true" fo:min-height="12.572cm"/>
    </style:style>
    <style:style style:name="pr22" style:family="presentation" style:parent-style-name="Default22-notes">
      <style:graphic-properties draw:fill-color="#ffffff" draw:auto-grow-height="true" fo:min-height="12.572cm"/>
    </style:style>
    <style:style style:name="pr23" style:family="presentation" style:parent-style-name="Default23-notes">
      <style:graphic-properties draw:fill-color="#ffffff" draw:auto-grow-height="true" fo:min-height="12.572cm"/>
    </style:style>
    <style:style style:name="pr24" style:family="presentation" style:parent-style-name="Default24-notes">
      <style:graphic-properties draw:fill-color="#ffffff" draw:auto-grow-height="true" fo:min-height="12.572cm"/>
    </style:style>
    <style:style style:name="pr25" style:family="presentation" style:parent-style-name="Default25-notes">
      <style:graphic-properties draw:fill-color="#ffffff" draw:auto-grow-height="true" fo:min-height="12.572cm"/>
    </style:style>
    <style:style style:name="pr26" style:family="presentation" style:parent-style-name="Default26-notes">
      <style:graphic-properties draw:fill-color="#ffffff" draw:auto-grow-height="true" fo:min-height="12.572cm"/>
    </style:style>
    <style:style style:name="pr27" style:family="presentation" style:parent-style-name="Default27-notes">
      <style:graphic-properties draw:fill-color="#ffffff" draw:auto-grow-height="true" fo:min-height="12.572cm"/>
    </style:style>
    <style:style style:name="pr28" style:family="presentation" style:parent-style-name="Default28-notes">
      <style:graphic-properties draw:fill-color="#ffffff" draw:auto-grow-height="true" fo:min-height="12.572cm"/>
    </style:style>
    <style:style style:name="pr29" style:family="presentation" style:parent-style-name="Default29-notes">
      <style:graphic-properties draw:fill-color="#ffffff" draw:auto-grow-height="true" fo:min-height="12.572cm"/>
    </style:style>
    <style:style style:name="pr30" style:family="presentation" style:parent-style-name="Default30-notes">
      <style:graphic-properties draw:fill-color="#ffffff" draw:auto-grow-height="true" fo:min-height="12.572cm"/>
    </style:style>
    <style:style style:name="pr31" style:family="presentation" style:parent-style-name="Default31-notes">
      <style:graphic-properties draw:fill-color="#ffffff" draw:auto-grow-height="true" fo:min-height="12.572cm"/>
    </style:style>
    <style:style style:name="pr32" style:family="presentation" style:parent-style-name="Default32-notes">
      <style:graphic-properties draw:fill-color="#ffffff" draw:auto-grow-height="true" fo:min-height="12.572cm"/>
    </style:style>
    <style:style style:name="pr33" style:family="presentation" style:parent-style-name="Default33-notes">
      <style:graphic-properties draw:fill-color="#ffffff" draw:auto-grow-height="true" fo:min-height="12.572cm"/>
    </style:style>
    <style:style style:name="pr34" style:family="presentation" style:parent-style-name="Default34-notes">
      <style:graphic-properties draw:fill-color="#ffffff" draw:auto-grow-height="true" fo:min-height="12.572cm"/>
    </style:style>
    <style:style style:name="pr35" style:family="presentation" style:parent-style-name="Default35-notes">
      <style:graphic-properties draw:fill-color="#ffffff" draw:auto-grow-height="true" fo:min-height="12.572cm"/>
    </style:style>
    <style:style style:name="pr36" style:family="presentation" style:parent-style-name="Default36-notes">
      <style:graphic-properties draw:fill-color="#ffffff" draw:auto-grow-height="true" fo:min-height="12.572cm"/>
    </style:style>
    <style:style style:name="pr37" style:family="presentation" style:parent-style-name="Default37-notes">
      <style:graphic-properties draw:fill-color="#ffffff" draw:auto-grow-height="true" fo:min-height="12.572cm"/>
    </style:style>
    <style:style style:name="pr38" style:family="presentation" style:parent-style-name="Default38-notes">
      <style:graphic-properties draw:fill-color="#ffffff" draw:auto-grow-height="true" fo:min-height="12.572cm"/>
    </style:style>
    <style:style style:name="pr39" style:family="presentation" style:parent-style-name="Default39-notes">
      <style:graphic-properties draw:fill-color="#ffffff" draw:auto-grow-height="true" fo:min-height="12.572cm"/>
    </style:style>
    <style:style style:name="pr40" style:family="presentation" style:parent-style-name="Default40-notes">
      <style:graphic-properties draw:fill-color="#ffffff" draw:auto-grow-height="true" fo:min-height="12.572cm"/>
    </style:style>
    <style:style style:name="pr41" style:family="presentation" style:parent-style-name="Default41-notes">
      <style:graphic-properties draw:fill-color="#ffffff" draw:auto-grow-height="true" fo:min-height="12.572cm"/>
    </style:style>
    <style:style style:name="pr42" style:family="presentation" style:parent-style-name="Default42-notes">
      <style:graphic-properties draw:fill-color="#ffffff" draw:auto-grow-height="true" fo:min-height="12.572cm"/>
    </style:style>
    <style:style style:name="pr43" style:family="presentation" style:parent-style-name="Default43-notes">
      <style:graphic-properties draw:fill-color="#ffffff" draw:auto-grow-height="true" fo:min-height="12.572cm"/>
    </style:style>
    <style:style style:name="pr44" style:family="presentation" style:parent-style-name="Default44-notes">
      <style:graphic-properties draw:fill-color="#ffffff" draw:auto-grow-height="true" fo:min-height="12.572cm"/>
    </style:style>
    <style:style style:name="pr45" style:family="presentation" style:parent-style-name="Default45-notes">
      <style:graphic-properties draw:fill-color="#ffffff" draw:auto-grow-height="true" fo:min-height="12.572cm"/>
    </style:style>
    <style:style style:name="pr46" style:family="presentation" style:parent-style-name="Default46-notes">
      <style:graphic-properties draw:fill-color="#ffffff" draw:auto-grow-height="true" fo:min-height="12.572cm"/>
    </style:style>
    <style:style style:name="pr47" style:family="presentation" style:parent-style-name="Default47-notes">
      <style:graphic-properties draw:fill-color="#ffffff" draw:auto-grow-height="true" fo:min-height="12.572cm"/>
    </style:style>
    <style:style style:name="pr48" style:family="presentation" style:parent-style-name="Default48-notes">
      <style:graphic-properties draw:fill-color="#ffffff" draw:auto-grow-height="true" fo:min-height="12.572cm"/>
    </style:style>
    <style:style style:name="pr49" style:family="presentation" style:parent-style-name="Default49-notes">
      <style:graphic-properties draw:fill-color="#ffffff" draw:auto-grow-height="true" fo:min-height="12.572cm"/>
    </style:style>
    <style:style style:name="pr50" style:family="presentation" style:parent-style-name="Default50-notes">
      <style:graphic-properties draw:fill-color="#ffffff" draw:auto-grow-height="true" fo:min-height="12.572cm"/>
    </style:style>
    <style:style style:name="pr51" style:family="presentation" style:parent-style-name="Default51-notes">
      <style:graphic-properties draw:fill-color="#ffffff" draw:auto-grow-height="true" fo:min-height="12.572cm"/>
    </style:style>
    <style:style style:name="pr52" style:family="presentation" style:parent-style-name="Default52-notes">
      <style:graphic-properties draw:fill-color="#ffffff" draw:auto-grow-height="true" fo:min-height="12.572cm"/>
    </style:style>
    <style:style style:name="pr53" style:family="presentation" style:parent-style-name="Default53-notes">
      <style:graphic-properties draw:fill-color="#ffffff" draw:auto-grow-height="true" fo:min-height="12.572cm"/>
    </style:style>
    <style:style style:name="pr54" style:family="presentation" style:parent-style-name="Default54-notes">
      <style:graphic-properties draw:fill-color="#ffffff" draw:auto-grow-height="true" fo:min-height="12.572cm"/>
    </style:style>
    <style:style style:name="pr55" style:family="presentation" style:parent-style-name="Default55-notes">
      <style:graphic-properties draw:fill-color="#ffffff" draw:auto-grow-height="true" fo:min-height="12.572cm"/>
    </style:style>
    <style:style style:name="pr56" style:family="presentation" style:parent-style-name="Default56-notes">
      <style:graphic-properties draw:fill-color="#ffffff" draw:auto-grow-height="true" fo:min-height="12.572cm"/>
    </style:style>
    <style:style style:name="pr57" style:family="presentation" style:parent-style-name="Default57-notes">
      <style:graphic-properties draw:fill-color="#ffffff" draw:auto-grow-height="true" fo:min-height="12.572cm"/>
    </style:style>
    <style:style style:name="pr58" style:family="presentation" style:parent-style-name="Default58-notes">
      <style:graphic-properties draw:fill-color="#ffffff" draw:auto-grow-height="true" fo:min-height="12.572cm"/>
    </style:style>
    <style:style style:name="pr59" style:family="presentation" style:parent-style-name="Default59-notes">
      <style:graphic-properties draw:fill-color="#ffffff" draw:auto-grow-height="true" fo:min-height="12.572cm"/>
    </style:style>
    <style:style style:name="pr60" style:family="presentation" style:parent-style-name="Default60-notes">
      <style:graphic-properties draw:fill-color="#ffffff" draw:auto-grow-height="true" fo:min-height="12.572cm"/>
    </style:style>
    <style:style style:name="pr61" style:family="presentation" style:parent-style-name="Default61-notes">
      <style:graphic-properties draw:fill-color="#ffffff" draw:auto-grow-height="true" fo:min-height="12.572cm"/>
    </style:style>
    <style:style style:name="pr62" style:family="presentation" style:parent-style-name="Default62-notes">
      <style:graphic-properties draw:fill-color="#ffffff" draw:auto-grow-height="true" fo:min-height="12.572cm"/>
    </style:style>
    <style:style style:name="pr63" style:family="presentation" style:parent-style-name="Default63-notes">
      <style:graphic-properties draw:fill-color="#ffffff" draw:auto-grow-height="true" fo:min-height="12.572cm"/>
    </style:style>
    <style:style style:name="pr64" style:family="presentation" style:parent-style-name="Default64-notes">
      <style:graphic-properties draw:fill-color="#ffffff" draw:auto-grow-height="true" fo:min-height="12.572cm"/>
    </style:style>
    <style:style style:name="pr65" style:family="presentation" style:parent-style-name="Default65-notes">
      <style:graphic-properties draw:fill-color="#ffffff" draw:auto-grow-height="true" fo:min-height="12.572cm"/>
    </style:style>
    <style:style style:name="pr66" style:family="presentation" style:parent-style-name="Default66-notes">
      <style:graphic-properties draw:fill-color="#ffffff" draw:auto-grow-height="true" fo:min-height="12.572cm"/>
    </style:style>
    <style:style style:name="pr67" style:family="presentation" style:parent-style-name="Default67-notes">
      <style:graphic-properties draw:fill-color="#ffffff" draw:auto-grow-height="true" fo:min-height="12.572cm"/>
    </style:style>
    <style:style style:name="pr68" style:family="presentation" style:parent-style-name="Default68-notes">
      <style:graphic-properties draw:fill-color="#ffffff" draw:auto-grow-height="true" fo:min-height="12.572cm"/>
    </style:style>
    <style:style style:name="pr69" style:family="presentation" style:parent-style-name="Default69-notes">
      <style:graphic-properties draw:fill-color="#ffffff" draw:auto-grow-height="true" fo:min-height="12.572cm"/>
    </style:style>
    <style:style style:name="pr70" style:family="presentation" style:parent-style-name="Default70-notes">
      <style:graphic-properties draw:fill-color="#ffffff" draw:auto-grow-height="true" fo:min-height="12.572cm"/>
    </style:style>
    <style:style style:name="pr71" style:family="presentation" style:parent-style-name="Default71-notes">
      <style:graphic-properties draw:fill-color="#ffffff" draw:auto-grow-height="true" fo:min-height="12.572cm"/>
    </style:style>
    <style:style style:name="pr72" style:family="presentation" style:parent-style-name="Default72-notes">
      <style:graphic-properties draw:fill-color="#ffffff" draw:auto-grow-height="true" fo:min-height="12.572cm"/>
    </style:style>
    <style:style style:name="pr73" style:family="presentation" style:parent-style-name="Default73-notes">
      <style:graphic-properties draw:fill-color="#ffffff" draw:auto-grow-height="true" fo:min-height="12.572cm"/>
    </style:style>
    <style:style style:name="pr74" style:family="presentation" style:parent-style-name="Default74-notes">
      <style:graphic-properties draw:fill-color="#ffffff" draw:auto-grow-height="true" fo:min-height="12.572cm"/>
    </style:style>
    <style:style style:name="pr75" style:family="presentation" style:parent-style-name="Default75-notes">
      <style:graphic-properties draw:fill-color="#ffffff" draw:auto-grow-height="true" fo:min-height="12.572cm"/>
    </style:style>
    <style:style style:name="pr76" style:family="presentation" style:parent-style-name="Default76-notes">
      <style:graphic-properties draw:fill-color="#ffffff" draw:auto-grow-height="true" fo:min-height="12.572cm"/>
    </style:style>
    <style:style style:name="pr77" style:family="presentation" style:parent-style-name="Default77-notes">
      <style:graphic-properties draw:fill-color="#ffffff" draw:auto-grow-height="true" fo:min-height="12.572cm"/>
    </style:style>
    <style:style style:name="pr78" style:family="presentation" style:parent-style-name="Default78-notes">
      <style:graphic-properties draw:fill-color="#ffffff" draw:auto-grow-height="true" fo:min-height="12.572cm"/>
    </style:style>
    <style:style style:name="pr79" style:family="presentation" style:parent-style-name="Default79-notes">
      <style:graphic-properties draw:fill-color="#ffffff" draw:auto-grow-height="true" fo:min-height="12.572cm"/>
    </style:style>
    <style:style style:name="pr80" style:family="presentation" style:parent-style-name="Default80-notes">
      <style:graphic-properties draw:fill-color="#ffffff" draw:auto-grow-height="true" fo:min-height="12.572cm"/>
    </style:style>
    <style:style style:name="pr81" style:family="presentation" style:parent-style-name="Default81-notes">
      <style:graphic-properties draw:fill-color="#ffffff" draw:auto-grow-height="true" fo:min-height="12.572cm"/>
    </style:style>
    <style:style style:name="pr82" style:family="presentation" style:parent-style-name="Default82-notes">
      <style:graphic-properties draw:fill-color="#ffffff" draw:auto-grow-height="true" fo:min-height="12.572cm"/>
    </style:style>
    <style:style style:name="pr83" style:family="presentation" style:parent-style-name="Default83-notes">
      <style:graphic-properties draw:fill-color="#ffffff" draw:auto-grow-height="true" fo:min-height="12.572cm"/>
    </style:style>
    <style:style style:name="pr84" style:family="presentation" style:parent-style-name="Default84-notes">
      <style:graphic-properties draw:fill-color="#ffffff" draw:auto-grow-height="true" fo:min-height="12.572cm"/>
    </style:style>
    <style:style style:name="pr85" style:family="presentation" style:parent-style-name="Default85-notes">
      <style:graphic-properties draw:fill-color="#ffffff" draw:auto-grow-height="true" fo:min-height="12.572cm"/>
    </style:style>
    <style:style style:name="pr86" style:family="presentation" style:parent-style-name="Default86-notes">
      <style:graphic-properties draw:fill-color="#ffffff" draw:auto-grow-height="true" fo:min-height="12.572cm"/>
    </style:style>
    <style:style style:name="pr87" style:family="presentation" style:parent-style-name="Default87-notes">
      <style:graphic-properties draw:fill-color="#ffffff" draw:auto-grow-height="true" fo:min-height="12.572cm"/>
    </style:style>
    <style:style style:name="pr88" style:family="presentation" style:parent-style-name="Default88-notes">
      <style:graphic-properties draw:fill-color="#ffffff" draw:auto-grow-height="true" fo:min-height="12.572cm"/>
    </style:style>
    <style:style style:name="pr89" style:family="presentation" style:parent-style-name="Default89-notes">
      <style:graphic-properties draw:fill-color="#ffffff" draw:auto-grow-height="true" fo:min-height="12.572cm"/>
    </style:style>
    <style:style style:name="pr90" style:family="presentation" style:parent-style-name="Default90-notes">
      <style:graphic-properties draw:fill-color="#ffffff" draw:auto-grow-height="true" fo:min-height="12.572cm"/>
    </style:style>
    <style:style style:name="pr91" style:family="presentation" style:parent-style-name="Default91-notes">
      <style:graphic-properties draw:fill-color="#ffffff" draw:auto-grow-height="true" fo:min-height="12.572cm"/>
    </style:style>
    <style:style style:name="pr92" style:family="presentation" style:parent-style-name="Default92-notes">
      <style:graphic-properties draw:fill-color="#ffffff" draw:auto-grow-height="true" fo:min-height="12.572cm"/>
    </style:style>
    <style:style style:name="pr93" style:family="presentation" style:parent-style-name="Default93-notes">
      <style:graphic-properties draw:fill-color="#ffffff" draw:auto-grow-height="true" fo:min-height="12.572cm"/>
    </style:style>
    <style:style style:name="pr94" style:family="presentation" style:parent-style-name="Default94-notes">
      <style:graphic-properties draw:fill-color="#ffffff" draw:auto-grow-height="true" fo:min-height="12.572cm"/>
    </style:style>
    <style:style style:name="pr95" style:family="presentation" style:parent-style-name="Default95-notes">
      <style:graphic-properties draw:fill-color="#ffffff" draw:auto-grow-height="true" fo:min-height="12.572cm"/>
    </style:style>
    <style:style style:name="pr96" style:family="presentation" style:parent-style-name="Default96-notes">
      <style:graphic-properties draw:fill-color="#ffffff" draw:auto-grow-height="true" fo:min-height="12.572cm"/>
    </style:style>
    <style:style style:name="pr97" style:family="presentation" style:parent-style-name="Default97-notes">
      <style:graphic-properties draw:fill-color="#ffffff" draw:auto-grow-height="true" fo:min-height="12.572cm"/>
    </style:style>
    <style:style style:name="pr98" style:family="presentation" style:parent-style-name="Default98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Segoe UI Semibold" fo:font-size="26pt" fo:text-shadow="none" fo:font-weight="bold" style:font-size-asian="26pt" style:font-weight-asian="bold" style:font-size-complex="26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80pt" fo:font-style="normal" fo:text-shadow="none" fo:font-weight="normal" style:font-size-asian="80pt" style:font-style-asian="normal" style:font-weight-asian="normal" style:font-size-complex="80pt" style:font-style-complex="normal" style:font-weight-complex="normal"/>
    </style:style>
    <style:style style:name="P6" style:family="paragraph">
      <style:paragraph-properties fo:margin-left="0.635cm" fo:margin-right="0cm" fo:margin-top="0cm" fo:margin-bottom="0cm" fo:line-height="100%" fo:text-indent="-0.635cm" style:text-autospace="none"/>
    </style:style>
    <style:style style:name="P7" style:family="paragraph">
      <style:paragraph-properties fo:margin-left="0cm" fo:margin-right="0cm" fo:margin-top="0cm" fo:margin-bottom="0cm" fo:line-height="100%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1pt" style:font-size-asian="28pt" style:font-size-complex="28pt"/>
    </style:style>
    <style:style style:name="P9" style:family="paragraph">
      <style:paragraph-properties fo:line-height="100%"/>
    </style:style>
    <style:style style:name="P10" style:family="paragraph">
      <loext:graphic-properties draw:fill="none" draw:fill-color="#ffffff"/>
      <style:paragraph-properties fo:line-height="100%"/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P11" style:family="paragraph">
      <loext:graphic-properties draw:fill-color="#ffffff"/>
    </style:style>
    <style:style style:name="P12" style:family="paragraph">
      <style:paragraph-properties fo:margin-left="0.635cm" fo:margin-right="0cm" fo:margin-top="0cm" fo:margin-bottom="0cm" fo:line-height="100%" fo:text-indent="-0.61cm" style:text-autospace="non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" fo:font-size="24pt" fo:font-weight="normal" style:font-size-asian="32pt" style:font-weight-asian="normal" style:font-size-complex="32pt" style:font-weight-complex="normal"/>
    </style:style>
    <style:style style:name="P14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1cm" style:text-autospace="none"/>
      <style:text-properties style:font-name="Segoe UI" fo:font-size="24pt" fo:font-weight="normal" style:font-size-asian="32pt" style:font-weight-asian="normal" style:font-size-complex="32pt" style:font-weight-complex="normal"/>
    </style:style>
    <style:style style:name="P15" style:family="paragraph">
      <style:paragraph-properties fo:margin-left="0.635cm" fo:margin-right="0cm" fo:margin-top="0cm" fo:margin-bottom="0cm" fo:line-height="100%" fo:text-align="start" fo:text-indent="-0.61cm" style:text-autospace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font-size="24pt" fo:font-weight="normal" style:font-size-asian="32pt" style:font-weight-asian="normal" style:font-size-complex="32pt" style:font-weight-complex="normal"/>
    </style:style>
    <style:style style:name="P18" style:family="paragraph">
      <loext:graphic-properties draw:fill="none" draw:fill-color="#ffffff"/>
      <style:paragraph-properties fo:text-align="center"/>
      <style:text-properties fo:color="#00ff00" style:font-name="Segoe UI" fo:font-size="60pt" fo:text-shadow="1pt 1pt" fo:font-weight="normal" style:font-size-asian="60pt" style:font-weight-asian="normal" style:font-size-complex="60pt" style:font-weight-complex="normal"/>
    </style:style>
    <style:style style:name="P19" style:family="paragraph">
      <loext:graphic-properties draw:fill="none" draw:fill-color="#ffffff"/>
      <style:paragraph-properties fo:line-height="100%"/>
      <style:text-properties fo:color="#000000" style:font-name="Segoe UI Semibold" fo:font-size="24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P20" style:family="paragraph">
      <loext:graphic-properties draw:fill="none" draw:fill-color="#ffffff"/>
      <style:paragraph-properties fo:line-height="100%"/>
      <style:text-properties fo:color="#729fcf" style:font-name="Arial1" fo:font-size="24pt" fo:text-shadow="1pt 1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00ff00" style:font-name="Segoe UI" fo:font-size="60pt" fo:font-weight="normal" style:font-size-asian="60pt" style:font-weight-asian="normal" style:font-size-complex="60pt" style:font-weight-complex="normal"/>
    </style:style>
    <style:style style:name="P22" style:family="paragraph">
      <loext:graphic-properties draw:fill="none" draw:fill-color="#ffffff"/>
      <style:paragraph-properties fo:line-height="100%"/>
      <style:text-properties fo:color="#003d73" style:font-name="Segoe UI Semibold" fo:font-size="24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23" style:family="paragraph">
      <loext:graphic-properties draw:fill="none" draw:fill-color="#ffffff"/>
      <style:paragraph-properties fo:line-height="100%"/>
      <style:text-properties fo:color="#000000" style:font-name="Segoe UI Semibold" fo:font-size="24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24" style:family="paragraph">
      <loext:graphic-properties draw:fill="none" draw:fill-color="#ffffff"/>
      <style:paragraph-properties fo:line-height="100%"/>
      <style:text-properties fo:color="#000000" style:font-name="Segoe UI Semibold" fo:font-size="24pt" fo:text-shadow="none" fo:font-weight="bold" style:font-size-asian="32pt" style:font-weight-asian="bold" style:font-size-complex="32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0000" fo:font-size="60pt" fo:font-weight="normal" style:font-size-asian="60pt" style:font-weight-asian="normal" style:font-size-complex="60pt" style:font-weight-complex="normal"/>
    </style:style>
    <style:style style:name="P26" style:family="paragraph">
      <loext:graphic-properties draw:fill="none" draw:fill-color="#ffffff"/>
      <style:paragraph-properties fo:text-align="center"/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P27" style:family="paragraph">
      <style:paragraph-properties fo:line-height="100%" fo:text-align="center"/>
    </style:style>
    <style:style style:name="P28" style:family="paragraph">
      <loext:graphic-properties draw:fill="none" draw:fill-color="#ffffff"/>
      <style:paragraph-properties fo:line-height="100%" fo:text-align="center"/>
      <style:text-properties style:font-name="Segoe UI Semibold" fo:font-size="28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loext:graphic-properties draw:fill="none" draw:fill-color="#ffffff"/>
      <style:paragraph-properties fo:line-height="100%" fo:text-align="start"/>
      <style:text-properties fo:color="#000000" style:font-name="Segoe UI Semibold" fo:font-size="21pt" fo:font-style="italic" fo:text-shadow="none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P30" style:family="paragraph">
      <loext:graphic-properties draw:fill="none" draw:fill-color="#ffffff"/>
      <style:paragraph-properties fo:line-height="100%"/>
      <style:text-properties fo:color="#000000" style:font-name="Segoe UI Semibold" fo:font-size="32pt" fo:font-style="italic" fo:text-shadow="none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P31" style:family="paragraph">
      <loext:graphic-properties draw:fill="none" draw:fill-color="#ffffff"/>
      <style:paragraph-properties fo:line-height="100%"/>
      <style:text-properties fo:color="#000099" style:font-name="Segoe UI Semibold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2" style:family="paragraph">
      <style:paragraph-properties fo:line-height="150%"/>
    </style:style>
    <style:style style:name="P33" style:family="paragraph">
      <loext:graphic-properties draw:fill="none" draw:fill-color="#ffffff"/>
      <style:paragraph-properties fo:line-height="100%"/>
      <style:text-properties style:font-name="Arial1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loext:graphic-properties draw:fill="none" draw:fill-color="#ffffff"/>
      <style:paragraph-properties fo:line-height="100%" fo:text-align="center"/>
      <style:text-properties style:font-name="Segoe UI Semibold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5" style:family="paragraph">
      <loext:graphic-properties draw:fill="none" draw:fill-color="#ffffff"/>
      <style:paragraph-properties fo:line-height="100%" fo:text-align="center"/>
      <style:text-properties style:font-name="Segoe UI" fo:font-size="26pt" fo:font-style="italic" fo:text-shadow="1pt 1pt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60pt" fo:font-style="normal" fo:text-shadow="none" style:text-underline-style="none" style:font-size-asian="60pt" style:font-style-asian="normal" style:font-size-complex="60pt" style:font-style-complex="normal"/>
    </style:style>
    <style:style style:name="P38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" fo:font-size="24pt" style:font-size-asian="32pt" style:font-size-complex="32pt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60pt" fo:text-shadow="none" style:font-size-asian="60pt" style:font-size-complex="60pt"/>
    </style:style>
    <style:style style:name="P42" style:family="paragraph">
      <loext:graphic-properties draw:fill="none" draw:fill-color="#ffffff"/>
      <style:paragraph-properties fo:line-height="100%"/>
      <style:text-properties fo:color="#000000" style:font-name="Segoe UI Semibold" fo:font-size="21pt" fo:font-style="italic" fo:text-shadow="none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P43" style:family="paragraph">
      <loext:graphic-properties draw:fill="none" draw:fill-color="#ffffff"/>
      <style:paragraph-properties fo:text-align="center"/>
      <style:text-properties fo:color="#000000" style:font-name="Segoe UI" fo:font-size="60pt" fo:text-shadow="none" fo:font-weight="normal" style:font-size-asian="60pt" style:font-weight-asian="normal" style:font-size-complex="60pt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24pt" fo:text-shadow="none" fo:font-weight="normal" style:font-size-asian="32pt" style:font-weight-asian="normal" style:font-size-complex="32pt" style:font-weight-complex="normal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24pt" fo:text-shadow="none" fo:font-weight="bold" style:font-size-asian="32pt" style:font-weight-asian="bold" style:font-size-complex="32pt" style:font-weight-complex="bold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1" fo:font-size="21pt" fo:text-shadow="none" fo:font-weight="bold" style:font-name-asian="Segoe UI1" style:font-size-asian="8.5pt" style:font-weight-asian="bold" style:font-name-complex="Segoe UI1" style:font-size-complex="8.5pt" style:font-weight-complex="bold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1" fo:font-size="21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P48" style:family="paragraph">
      <style:paragraph-properties fo:margin-left="0cm" fo:margin-right="0cm" fo:margin-top="0cm" fo:margin-bottom="0cm" fo:line-height="150%" fo:text-indent="0cm" style:text-autospace="none"/>
    </style:style>
    <style:style style:name="P49" style:family="paragraph">
      <loext:graphic-properties draw:fill="none" draw:fill-color="#ffffff"/>
      <style:paragraph-properties fo:text-align="center"/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P50" style:family="paragraph">
      <loext:graphic-properties draw:fill="none" draw:fill-color="#ffffff"/>
      <style:paragraph-properties fo:line-height="100%" fo:text-align="center"/>
      <style:text-properties fo:color="#000000" style:font-name="Segoe UI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51" style:family="paragraph">
      <loext:graphic-properties draw:fill="none" draw:fill-color="#ffffff"/>
      <style:paragraph-properties fo:line-height="100%" fo:text-align="center"/>
      <style:text-properties fo:color="#ffffff" style:font-name="Arial1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52" style:family="paragraph">
      <loext:graphic-properties draw:fill="none" draw:fill-color="#ffffff"/>
      <style:paragraph-properties fo:line-height="100%"/>
      <style:text-properties fo:color="#ffffff" style:font-name="Arial1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53" style:family="paragraph">
      <loext:graphic-properties draw:fill="none" draw:fill-color="#ffffff"/>
      <style:paragraph-properties fo:line-height="100%" fo:text-align="center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54" style:family="paragraph">
      <loext:graphic-properties draw:fill="none" draw:fill-color="#ffffff"/>
      <style:paragraph-properties fo:line-height="100%"/>
      <style:text-properties fo:color="#000000" style:font-name="Segoe UI Semibold" fo:font-size="21pt" fo:text-shadow="none" fo:font-weight="bold" style:font-size-asian="28pt" style:font-weight-asian="bold" style:font-size-complex="28pt" style:font-weight-complex="bold"/>
    </style:style>
    <style:style style:name="P55" style:family="paragraph">
      <loext:graphic-properties draw:fill="none" draw:fill-color="#ffffff"/>
      <style:paragraph-properties fo:line-height="100%" fo:text-align="center"/>
      <style:text-properties style:font-name="Segoe UI" fo:font-size="21pt" fo:text-shadow="1pt 1pt" fo:font-weight="bold" style:font-size-asian="28pt" style:font-weight-asian="bold" style:font-size-complex="28pt" style:font-weight-complex="bold"/>
    </style:style>
    <style:style style:name="P56" style:family="paragraph">
      <loext:graphic-properties draw:fill="none" draw:fill-color="#ffffff"/>
      <style:paragraph-properties fo:line-height="100%" fo:text-align="center"/>
      <style:text-properties style:font-name="Segoe UI" fo:font-size="21pt" fo:text-shadow="1pt 1pt" style:text-underline-style="none" fo:font-weight="bold" style:font-size-asian="28pt" style:font-weight-asian="bold" style:font-size-complex="28pt" style:font-weight-complex="bold"/>
    </style:style>
    <style:style style:name="P57" style:family="paragraph">
      <loext:graphic-properties draw:fill="none" draw:fill-color="#ffffff"/>
      <style:paragraph-properties fo:line-height="100%"/>
      <style:text-properties style:font-name="Arial1" fo:font-size="21pt" fo:text-shadow="1pt 1pt" style:text-underline-style="none" fo:font-weight="bold" style:font-size-asian="28pt" style:font-weight-asian="bold" style:font-size-complex="28pt" style:font-weight-complex="bold"/>
    </style:style>
    <style:style style:name="P58" style:family="paragraph">
      <loext:graphic-properties draw:fill="none" draw:fill-color="#ffffff"/>
      <style:paragraph-properties fo:line-height="100%"/>
      <style:text-properties fo:color="#000099" style:font-name="Segoe UI Semibold" fo:font-size="21pt" fo:text-shadow="none" style:text-underline-style="none" fo:font-weight="normal" style:font-size-asian="28pt" style:font-weight-asian="normal" style:font-size-complex="28pt" style:font-weight-complex="normal"/>
    </style:style>
    <style:style style:name="P59" style:family="paragraph">
      <loext:graphic-properties draw:fill="none" draw:fill-color="#ffffff"/>
      <style:paragraph-properties fo:line-height="100%"/>
      <style:text-properties style:font-name="Arial1" fo:font-size="21pt" fo:text-shadow="1pt 1pt" style:text-underline-style="none" fo:font-weight="normal" style:font-size-asian="28pt" style:font-weight-asian="normal" style:font-size-complex="28pt" style:font-weight-complex="normal"/>
    </style:style>
    <style:style style:name="P60" style:family="paragraph">
      <loext:graphic-properties draw:fill="none" draw:fill-color="#ffffff"/>
      <style:paragraph-properties fo:line-height="100%"/>
      <style:text-properties fo:color="#000099" style:font-name="Segoe UI Semibold" fo:font-size="21pt" fo:text-shadow="none" style:text-underline-style="none" fo:font-weight="bold" style:font-size-asian="28pt" style:font-weight-asian="bold" style:font-size-complex="28pt" style:font-weight-complex="bold"/>
    </style:style>
    <style:style style:name="P61" style:family="paragraph">
      <loext:graphic-properties draw:fill="none" draw:fill-color="#ffffff"/>
      <style:paragraph-properties fo:line-height="100%"/>
      <style:text-properties fo:color="#000000" style:font-name="Segoe UI Semibold" fo:font-size="21pt" fo:text-shadow="none" style:text-underline-style="none" fo:font-weight="bold" style:font-size-asian="28pt" style:font-weight-asian="bold" style:font-size-complex="28pt" style:font-weight-complex="bold"/>
    </style:style>
    <style:style style:name="P62" style:family="paragraph">
      <loext:graphic-properties draw:fill="none" draw:fill-color="#ffffff"/>
      <style:paragraph-properties fo:text-align="center"/>
      <style:text-properties fo:color="#000000" style:font-name="Segoe UI" fo:font-size="60pt" fo:text-shadow="none" style:font-size-asian="60pt" style:font-size-complex="60pt"/>
    </style:style>
    <style:style style:name="P63" style:family="paragraph">
      <loext:graphic-properties draw:fill="none" draw:fill-color="#ffffff"/>
      <style:paragraph-properties fo:line-height="100%" fo:text-align="center"/>
      <style:text-properties fo:color="#ffffff" style:font-name="Segoe UI Semibold" fo:font-size="21pt" fo:text-shadow="1pt 1pt" fo:font-weight="bold" style:font-size-asian="28pt" style:font-weight-asian="bold" style:font-size-complex="28pt" style:font-weight-complex="bold"/>
    </style:style>
    <style:style style:name="P64" style:family="paragraph">
      <loext:graphic-properties draw:fill="none" draw:fill-color="#ffffff"/>
      <style:paragraph-properties fo:line-height="100%" fo:text-align="center"/>
      <style:text-properties fo:color="#003d73" style:font-name="Segoe UI" fo:font-size="21pt" fo:text-shadow="1pt 1pt" fo:font-weight="bold" style:font-size-asian="28pt" style:font-weight-asian="bold" style:font-size-complex="28pt" style:font-weight-complex="bold"/>
    </style:style>
    <style:style style:name="P65" style:family="paragraph">
      <loext:graphic-properties draw:fill="none" draw:fill-color="#ffffff"/>
      <style:paragraph-properties fo:line-height="100%" fo:text-align="center"/>
      <style:text-properties fo:color="#003d73" style:font-name="Segoe UI Semibold" fo:font-size="21pt" fo:text-shadow="1pt 1pt" fo:font-weight="bold" style:font-size-asian="28pt" style:font-weight-asian="bold" style:font-size-complex="28pt" style:font-weight-complex="bold"/>
    </style:style>
    <style:style style:name="P66" style:family="paragraph">
      <loext:graphic-properties draw:fill="none" draw:fill-color="#ffffff"/>
      <style:paragraph-properties fo:line-height="100%"/>
      <style:text-properties fo:color="#003d73" style:font-name="Segoe UI Semibold" fo:font-size="24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P67" style:family="paragraph">
      <loext:graphic-properties draw:fill="none" draw:fill-color="#ffffff"/>
      <style:paragraph-properties fo:line-height="100%"/>
      <style:text-properties fo:color="#000099" style:font-name="Segoe UI Semibold" fo:font-size="24pt" fo:text-shadow="none" fo:font-weight="bold" style:font-size-asian="32pt" style:font-weight-asian="bold" style:font-size-complex="32pt" style:font-weight-complex="bold"/>
    </style:style>
    <style:style style:name="P68" style:family="paragraph">
      <style:paragraph-properties fo:margin-left="0cm" fo:margin-right="0cm" fo:margin-top="0cm" fo:margin-bottom="0cm" fo:line-height="100%" fo:text-align="center" fo:text-indent="-0.635cm" style:text-autospace="none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18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18pt" fo:text-shadow="none" fo:font-weight="bold" style:font-name-asian="Segoe UI1" style:font-size-asian="10pt" style:font-weight-asian="bold" style:font-name-complex="Segoe UI1" style:font-size-complex="10pt" style:font-weight-complex="bold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18pt" fo:text-shadow="none" fo:font-weight="bold" style:font-size-asian="24pt" style:font-weight-asian="bold" style:font-size-complex="24pt" style:font-weight-complex="bold"/>
    </style:style>
    <style:style style:name="P72" style:family="paragraph">
      <loext:graphic-properties draw:fill="none" draw:fill-color="#ffffff"/>
      <style:paragraph-properties fo:text-align="center"/>
      <style:text-properties fo:color="#000000" style:font-name="Segoe UI" fo:font-size="60pt" style:font-size-asian="60pt" style:font-size-complex="60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18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74" style:family="paragraph">
      <style:paragraph-properties fo:line-height="100%" fo:text-align="start"/>
    </style:style>
    <style:style style:name="P75" style:family="paragraph">
      <loext:graphic-properties draw:fill="none" draw:fill-color="#ffffff"/>
      <style:paragraph-properties fo:line-height="100%" fo:text-align="start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76" style:family="paragraph">
      <loext:graphic-properties draw:fill="none" draw:fill-color="#ffffff"/>
      <style:paragraph-properties fo:line-height="100%" fo:text-align="center"/>
      <style:text-properties fo:color="#003d73" style:font-name="Segoe UI Semibold" fo:font-size="21pt" fo:text-shadow="none" fo:font-weight="bold" style:font-size-asian="28pt" style:font-weight-asian="bold" style:font-size-complex="28pt" style:font-weight-complex="bold"/>
    </style:style>
    <style:style style:name="P77" style:family="paragraph">
      <loext:graphic-properties draw:fill="none" draw:fill-color="#ffffff"/>
      <style:paragraph-properties fo:line-height="100%" fo:text-align="center"/>
      <style:text-properties fo:color="#000000" style:font-name="Arial1" fo:font-size="21pt" fo:text-shadow="none" fo:font-weight="bold" style:font-size-asian="28pt" style:font-weight-asian="bold" style:font-size-complex="28pt" style:font-weight-complex="bold"/>
    </style:style>
    <style:style style:name="P78" style:family="paragraph">
      <loext:graphic-properties draw:fill="none" draw:fill-color="#ffffff"/>
      <style:paragraph-properties fo:line-height="100%" fo:text-align="center"/>
      <style:text-properties fo:color="#ffffff" style:font-name="Arial1" fo:font-size="21pt" fo:text-shadow="1pt 1pt" fo:font-weight="bold" style:font-size-asian="28pt" style:font-weight-asian="bold" style:font-size-complex="28pt" style:font-weight-complex="bold"/>
    </style:style>
    <style:style style:name="P79" style:family="paragraph">
      <loext:graphic-properties draw:fill="none" draw:fill-color="#ffffff"/>
      <style:paragraph-properties fo:text-align="center"/>
      <style:text-properties fo:color="#000000" style:font-name="Segoe UI" fo:font-size="60pt" fo:font-style="normal" fo:text-shadow="none" style:text-underline-style="solid" style:text-underline-width="auto" style:text-underline-color="font-color" fo:font-weight="normal" style:font-size-asian="60pt" style:font-style-asian="normal" style:font-weight-asian="normal" style:font-size-complex="60pt" style:font-style-complex="normal" style:font-weight-complex="normal"/>
    </style:style>
    <style:style style:name="P80" style:family="paragraph">
      <style:paragraph-properties fo:text-align="start"/>
    </style:style>
    <style:style style:name="P81" style:family="paragraph">
      <loext:graphic-properties draw:fill="none" draw:fill-color="#ffffff"/>
      <style:paragraph-properties fo:line-height="100%"/>
      <style:text-properties fo:color="#000000" style:font-name="Segoe UI" fo:font-size="21pt" fo:text-shadow="none" fo:font-weight="bold" style:font-size-asian="28pt" style:font-weight-asian="bold" style:font-size-complex="28pt" style:font-weight-complex="bold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1pt" fo:text-shadow="1pt 1pt" style:font-size-asian="28pt" style:font-size-complex="28pt"/>
    </style:style>
    <style:style style:name="P83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8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Arial1" fo:font-size="16.5pt" fo:text-shadow="1pt 1pt" fo:font-weight="bold" style:font-size-asian="22pt" style:font-weight-asian="bold" style:font-size-complex="22pt" style:font-weight-complex="bold"/>
    </style:style>
    <style:style style:name="T1" style:family="text">
      <style:text-properties fo:color="#000000" style:font-name="Segoe UI Semibold" fo:font-size="26pt" fo:text-shadow="none" fo:font-weight="normal" style:font-size-asian="26pt" style:font-weight-asian="normal" style:font-size-complex="26pt" style:font-weight-complex="normal"/>
    </style:style>
    <style:style style:name="T2" style:family="text">
      <style:text-properties fo:color="#000000" style:font-name="Segoe UI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color="#000000" style:font-name="Segoe UI Semibold" fo:font-size="80pt" fo:font-style="normal" fo:text-shadow="none" style:text-underline-style="solid" style:text-underline-width="auto" style:text-underline-color="font-color" fo:font-weight="normal" style:font-name-asian="Segoe UI1" style:font-size-asian="80pt" style:font-style-asian="normal" style:font-weight-asian="normal" style:font-name-complex="Segoe UI1" style:font-size-complex="80pt" style:font-style-complex="normal" style:font-weight-complex="normal"/>
    </style:style>
    <style:style style:name="T4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5" style:family="text">
      <style:text-properties fo:color="#000000" style:font-name="Segoe UI Semibold" fo:font-size="28pt" fo:font-style="normal" fo:text-shadow="none" style:text-underline-style="none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6" style:family="text">
      <style:text-properties fo:color="#000000" style:font-name="Segoe UI Semibold" fo:font-size="20pt" fo:font-style="italic" fo:text-shadow="none" style:text-underline-style="none" fo:font-weight="normal" style:font-name-asian="Segoe UI1" style:font-size-asian="20pt" style:font-style-asian="italic" style:font-weight-asian="normal" style:font-name-complex="Segoe UI1" style:font-size-complex="20pt" style:font-style-complex="italic" style:font-weight-complex="normal"/>
    </style:style>
    <style:style style:name="T7" style:family="text">
      <style:text-properties fo:color="#003d73" style:font-name="Segoe UI Semibold" fo:font-size="32pt" fo:font-style="italic" fo:text-shadow="none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8" style:family="text">
      <style:text-properties fo:color="#ce181e" style:font-name="Segoe UI" fo:font-size="32pt" fo:font-style="italic" fo:text-shadow="none" style:text-underline-style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9" style:family="text">
      <style:text-properties fo:color="#000000" style:font-name="Segoe UI Semibold" fo:font-size="32pt" fo:font-style="normal" fo:text-shadow="none" style:text-underline-style="none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10" style:family="text">
      <style:text-properties fo:color="#000000" style:font-name="Segoe UI" fo:font-size="32pt" fo:font-style="normal" fo:text-shadow="none" style:text-underline-style="none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11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12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14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15" style:family="text">
      <style:text-properties fo:color="#003d73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6" style:family="text">
      <style:text-properties fo:color="#003d73" style:font-name="Segoe UI Semibold" fo:font-size="30pt" fo:font-style="italic" fo:text-shadow="none" fo:font-weight="normal" style:font-name-asian="Segoe UI1" style:font-size-asian="30pt" style:font-style-asian="italic" style:font-weight-asian="normal" style:font-name-complex="Segoe UI1" style:font-size-complex="30pt" style:font-style-complex="italic" style:font-weight-complex="normal"/>
    </style:style>
    <style:style style:name="T17" style:family="text">
      <style:text-properties fo:color="#000000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18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19" style:family="text">
      <style:text-properties fo:color="#ffffff" style:font-name="Segoe UI" fo:font-size="32pt" fo:font-style="normal" fo:text-shadow="1pt 1pt" style:text-underline-style="none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20" style:family="text">
      <style:text-properties fo:color="#000000" style:font-name="Segoe UI" fo:font-size="32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21" style:family="text">
      <style:text-properties fo:color="#000000" style:font-name="Segoe UI" fo:font-size="31pt" fo:text-shadow="none" fo:font-weight="bold" style:font-name-asian="Segoe UI1" style:font-size-asian="31pt" style:font-weight-asian="bold" style:font-name-complex="Segoe UI1" style:font-size-complex="31pt" style:font-weight-complex="bold"/>
    </style:style>
    <style:style style:name="T22" style:family="text">
      <style:text-properties fo:color="#ffffff" style:font-name="Segoe UI1" fo:font-size="32pt" fo:text-shadow="1pt 1pt" style:text-underline-style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23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24" style:family="text">
      <style:text-properties fo:color="#000000" style:font-name="Liberation Serif" fo:font-size="60pt" fo:text-shadow="none" fo:font-weight="normal" style:font-name-asian="Liberation Serif1" style:font-size-asian="60pt" style:font-weight-asian="normal" style:font-name-complex="Liberation Serif1" style:font-size-complex="60pt" style:font-weight-complex="normal"/>
    </style:style>
    <style:style style:name="T25" style:family="text">
      <style:text-properties fo:color="#000000" style:font-name="Segoe UI" fo:font-size="60pt" fo:text-shadow="none" fo:font-weight="normal" style:font-name-asian="Liberation Serif1" style:font-size-asian="60pt" style:font-weight-asian="normal" style:font-name-complex="Liberation Serif1" style:font-size-complex="60pt" style:font-weight-complex="normal"/>
    </style:style>
    <style:style style:name="T26" style:family="text">
      <style:text-properties fo:color="#000000" style:font-name="Segoe UI Semibold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color="#729fcf" style:font-name="Segoe UI" fo:font-size="32pt" fo:text-shadow="1pt 1pt" fo:font-weight="bold" style:font-size-asian="32pt" style:font-weight-asian="bold" style:font-size-complex="32pt" style:font-weight-complex="bold"/>
    </style:style>
    <style:style style:name="T28" style:family="text">
      <style:text-properties fo:color="#729fcf" style:font-name="Segoe UI" fo:font-size="32pt" fo:text-shadow="1pt 1pt" fo:font-weight="normal" style:font-size-asian="32pt" style:font-weight-asian="normal" style:font-size-complex="32pt" style:font-weight-complex="normal"/>
    </style:style>
    <style:style style:name="T29" style:family="text">
      <style:text-properties fo:color="#000099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30" style:family="text">
      <style:text-properties fo:color="#cc0000" style:font-name="Arial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fo:color="#000000" style:font-name="Segoe UI" fo:font-size="60pt" fo:font-weight="normal" style:font-name-asian="Liberation Serif1" style:font-size-asian="60pt" style:font-weight-asian="normal" style:font-name-complex="Liberation Serif1" style:font-size-complex="60pt" style:font-weight-complex="normal"/>
    </style:style>
    <style:style style:name="T32" style:family="text">
      <style:text-properties fo:color="#000000" style:font-name="Liberation Serif" fo:font-size="60pt" fo:font-weight="normal" style:font-name-asian="Liberation Serif1" style:font-size-asian="60pt" style:font-weight-asian="normal" style:font-name-complex="Liberation Serif1" style:font-size-complex="60pt" style:font-weight-complex="normal"/>
    </style:style>
    <style:style style:name="T33" style:family="text">
      <style:text-properties fo:color="#000000" style:font-name="Segoe UI Semibold" fo:font-size="32pt" fo:text-shadow="none" fo:font-weight="bold" style:font-size-asian="32pt" style:font-weight-asian="bold" style:font-size-complex="32pt" style:font-weight-complex="bold"/>
    </style:style>
    <style:style style:name="T34" style:family="text">
      <style:text-properties fo:color="#000099" style:font-name="Segoe UI Semibold" fo:font-size="32pt" fo:text-shadow="none" fo:font-weight="bold" style:font-size-asian="32pt" style:font-weight-asian="bold" style:font-size-complex="32pt" style:font-weight-complex="bold"/>
    </style:style>
    <style:style style:name="T35" style:family="text">
      <style:text-properties fo:color="#000000" style:font-name="Segoe UI" fo:font-size="60pt" fo:font-weight="normal" style:font-size-asian="60pt" style:font-weight-asian="normal" style:font-size-complex="60pt" style:font-weight-complex="normal"/>
    </style:style>
    <style:style style:name="T36" style:family="text">
      <style:text-properties fo:color="#000000" style:font-name="Liberation Serif1" fo:font-size="60pt" fo:font-weight="normal" style:font-name-asian="Liberation Serif1" style:font-size-asian="60pt" style:font-weight-asian="normal" style:font-name-complex="Liberation Serif1" style:font-size-complex="60pt" style:font-weight-complex="normal"/>
    </style:style>
    <style:style style:name="T37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style:font-name="Segoe UI Semibold" fo:font-size="28pt" fo:font-style="normal" fo:text-shadow="1pt 1pt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color="#003d73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0" style:family="text">
      <style:text-properties fo:color="#000000" style:font-name="Segoe UI Semibold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1" style:family="text">
      <style:text-properties fo:color="#cc0000" style:font-name="Arial1" fo:font-size="32pt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42" style:family="text">
      <style:text-properties fo:color="#000000" style:font-name="Segoe UI" fo:font-size="32pt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43" style:family="text">
      <style:text-properties fo:color="#003d73" style:font-name="Segoe UI Semibold" fo:font-size="32pt" fo:font-style="italic" fo:text-shadow="none" style:text-underline-style="none" fo:font-weight="normal" style:font-name-asian="Arial2" style:font-size-asian="32pt" style:font-style-asian="italic" style:font-weight-asian="normal" style:font-name-complex="Arial2" style:font-size-complex="32pt" style:font-style-complex="italic" style:font-weight-complex="normal"/>
    </style:style>
    <style:style style:name="T44" style:family="text">
      <style:text-properties fo:color="#000000" style:font-name="Segoe UI Semibold" fo:font-size="32pt" fo:font-style="normal" fo:text-shadow="none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45" style:family="text">
      <style:text-properties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style:font-name="Segoe UI Semibold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7" style:family="text">
      <style:text-properties style:font-name="Segoe UI Semibold" fo:font-size="32pt" fo:font-style="normal" fo:text-shadow="none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48" style:family="text">
      <style:text-properties style:font-name="Segoe UI" fo:font-size="32pt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49" style:family="text">
      <style:text-properties style:font-name="Segoe UI" fo:font-size="32pt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fo:color="#cc0000" style:font-name="Arial1" fo:font-size="32pt" fo:font-style="normal" fo:text-shadow="none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51" style:family="text">
      <style:text-properties fo:color="#000000" style:font-name="Segoe UI" fo:font-size="60pt" fo:font-style="normal" fo:text-shadow="none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5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3" style:family="text">
      <style:text-properties fo:color="#cc0000" style:font-name="Arial1" fo:font-size="32pt" fo:text-shadow="none" fo:font-weight="bold" style:font-name-asian="Arial2" style:font-size-asian="32pt" style:font-weight-asian="bold" style:font-name-complex="Arial2" style:font-size-complex="32pt" style:font-weight-complex="bold"/>
    </style:style>
    <style:style style:name="T54" style:family="text">
      <style:text-properties fo:color="#000000" style:font-name="Segoe UI" fo:font-size="32pt" fo:text-shadow="none" fo:font-weight="bold" style:font-name-asian="Arial2" style:font-size-asian="32pt" style:font-weight-asian="bold" style:font-name-complex="Arial2" style:font-size-complex="32pt" style:font-weight-complex="bold"/>
    </style:style>
    <style:style style:name="T55" style:family="text">
      <style:text-properties fo:color="#000000" style:font-name="Segoe UI Semibold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color="#003d73" style:font-name="Segoe UI Semibold1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57" style:family="text">
      <style:text-properties fo:color="#003d73" style:font-name="Segoe UI Semibold1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58" style:family="text">
      <style:text-properties fo:color="#000000" style:font-name="Segoe UI Semibold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color="#000000" style:font-name="Segoe UI" fo:font-size="60pt" fo:text-shadow="none" fo:font-weight="normal" style:font-size-asian="60pt" style:font-weight-asian="normal" style:font-size-complex="60pt" style:font-weight-complex="normal"/>
    </style:style>
    <style:style style:name="T60" style:family="text">
      <style:text-properties fo:color="#000000" style:font-name="Segoe UI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61" style:family="text">
      <style:text-properties fo:color="#cc0000" style:font-name="Arial1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62" style:family="text">
      <style:text-properties fo:color="#000000" style:font-name="Arial1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63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64" style:family="text">
      <style:text-properties fo:color="#000000" style:font-name="Segoe UI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color="#000000" style:font-name="Segoe UI Semibold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6" style:family="text">
      <style:text-properties fo:color="#ffffff" style:font-name="Arial1" fo:font-size="32pt" fo:font-style="normal" fo:text-shadow="1pt 1pt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67" style:family="text">
      <style:text-properties fo:color="#cc0000" style:font-name="Arial2" fo:font-size="32pt" fo:font-style="normal" fo:text-shadow="none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68" style:family="text">
      <style:text-properties fo:color="#ffffff" style:font-name="Arial1" fo:font-size="32pt" fo:font-style="normal" fo:text-shadow="1pt 1pt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69" style:family="text">
      <style:text-properties fo:color="#cc0000" style:font-name="Arial1" fo:font-size="32pt" fo:text-shadow="none" fo:font-weight="normal" style:font-name-asian="Arial2" style:font-size-asian="32pt" style:font-weight-asian="normal" style:font-name-complex="Arial2" style:font-size-complex="32pt" style:font-weight-complex="normal"/>
    </style:style>
    <style:style style:name="T70" style:family="text">
      <style:text-properties fo:color="#000000" style:font-name="Segoe UI Semibold" fo:font-size="32pt" fo:text-shadow="none" fo:font-weight="normal" style:font-name-asian="Arial2" style:font-size-asian="32pt" style:font-weight-asian="normal" style:font-name-complex="Arial2" style:font-size-complex="32pt" style:font-weight-complex="normal"/>
    </style:style>
    <style:style style:name="T71" style:family="text">
      <style:text-properties fo:color="#003d73" style:font-name="Segoe UI Semibold" fo:font-size="32pt" fo:font-style="italic" fo:text-shadow="none" fo:font-weight="normal" style:font-name-asian="Arial2" style:font-size-asian="32pt" style:font-style-asian="italic" style:font-weight-asian="normal" style:font-name-complex="Arial2" style:font-size-complex="32pt" style:font-style-complex="italic" style:font-weight-complex="normal"/>
    </style:style>
    <style:style style:name="T72" style:family="text">
      <style:text-properties fo:color="#000000" style:font-name="Segoe UI Semibold" fo:font-size="32pt" fo:text-shadow="none" fo:font-weight="bold" style:font-name-asian="Arial2" style:font-size-asian="32pt" style:font-weight-asian="bold" style:font-name-complex="Arial2" style:font-size-complex="32pt" style:font-weight-complex="bold"/>
    </style:style>
    <style:style style:name="T73" style:family="text">
      <style:text-properties fo:color="#003d73" style:font-name="Segoe UI Semibold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74" style:family="text">
      <style:text-properties fo:color="#003d73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75" style:family="text">
      <style:text-properties fo:color="#ffffff" style:font-name="Segoe UI Semibold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6" style:family="text">
      <style:text-properties fo:color="#cc0000" style:font-name="Arial1" fo:font-size="31pt" fo:font-style="normal" fo:text-shadow="none" style:text-underline-style="none" fo:font-weight="normal" style:font-name-asian="Arial2" style:font-size-asian="31pt" style:font-style-asian="normal" style:font-weight-asian="normal" style:font-name-complex="Arial2" style:font-size-complex="31pt" style:font-style-complex="normal" style:font-weight-complex="normal"/>
    </style:style>
    <style:style style:name="T77" style:family="text">
      <style:text-properties fo:color="#003d73" style:font-name="Segoe UI" fo:font-size="32pt" fo:font-style="italic" fo:text-shadow="1pt 1pt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8" style:family="text">
      <style:text-properties style:font-name="Arial1" fo:font-size="32pt" fo:text-shadow="1pt 1pt" style:text-underline-style="none" fo:font-weight="bold" style:font-size-asian="32pt" style:font-weight-asian="bold" style:font-size-complex="32pt" style:font-weight-complex="bold"/>
    </style:style>
    <style:style style:name="T79" style:family="text">
      <style:text-properties fo:color="#000099" style:font-name="Segoe UI Semibold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T80" style:family="text">
      <style:text-properties fo:color="#000099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81" style:family="text">
      <style:text-properties style:font-name="Arial1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T82" style:family="text">
      <style:text-properties fo:color="#000099" style:font-name="Segoe UI Semibold" fo:font-size="32pt" fo:text-shadow="none" style:text-underline-style="none" fo:font-weight="bold" style:font-size-asian="32pt" style:font-weight-asian="bold" style:font-size-complex="32pt" style:font-weight-complex="bold"/>
    </style:style>
    <style:style style:name="T83" style:family="text">
      <style:text-properties fo:color="#000000" style:font-name="Segoe UI Semibold" fo:font-size="32pt" fo:text-shadow="none" style:text-underline-style="none" fo:font-weight="bold" style:font-size-asian="32pt" style:font-weight-asian="bold" style:font-size-complex="32pt" style:font-weight-complex="bold"/>
    </style:style>
    <style:style style:name="T84" style:family="text">
      <style:text-properties fo:color="#000000" style:font-name="Segoe UI Semibold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T85" style:family="text">
      <style:text-properties fo:color="#000000" style:font-name="Segoe UI" fo:font-size="32pt" fo:text-shadow="none" style:text-underline-style="none" fo:font-weight="bold" style:font-size-asian="32pt" style:font-weight-asian="bold" style:font-size-complex="32pt" style:font-weight-complex="bold"/>
    </style:style>
    <style:style style:name="T86" style:family="text">
      <style:text-properties fo:color="#000000" style:font-name="Segoe UI" fo:font-size="60pt" fo:text-shadow="none" style:font-name-asian="Liberation Serif1" style:font-size-asian="60pt" style:font-name-complex="Liberation Serif1" style:font-size-complex="60pt"/>
    </style:style>
    <style:style style:name="T87" style:family="text">
      <style:text-properties fo:color="#ce181e" style:font-name="Arial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88" style:family="text">
      <style:text-properties fo:color="#000000" style:font-name="Segoe UI" fo:font-size="32pt" fo:text-shadow="none" fo:font-weight="normal" style:font-size-asian="32pt" style:font-weight-asian="normal" style:font-size-complex="32pt" style:font-weight-complex="normal"/>
    </style:style>
    <style:style style:name="T89" style:family="text">
      <style:text-properties fo:color="#000099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90" style:family="text">
      <style:text-properties fo:color="#003d73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91" style:family="text">
      <style:text-properties fo:color="#000000" style:font-name="Segoe UI" fo:font-size="60pt" style:font-size-asian="60pt" style:font-size-complex="60pt"/>
    </style:style>
    <style:style style:name="T92" style:family="text">
      <style:text-properties fo:color="#000000" style:font-name="Segoe UI" fo:font-size="60pt" style:font-name-asian="Arial2" style:font-size-asian="60pt" style:font-name-complex="Arial2" style:font-size-complex="60pt"/>
    </style:style>
    <style:style style:name="T93" style:family="text">
      <style:text-properties fo:color="#003d73" style:font-name="Segoe UI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94" style:family="text">
      <style:text-properties fo:color="#003d73" style:font-name="Segoe UI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95" style:family="text">
      <style:text-properties fo:color="#003d73" style:font-name="Segoe UI Semibold" fo:font-size="31pt" fo:font-style="italic" fo:text-shadow="none" fo:font-weight="normal" style:font-size-asian="31pt" style:font-style-asian="italic" style:font-weight-asian="normal" style:font-size-complex="31pt" style:font-style-complex="italic" style:font-weight-complex="normal"/>
    </style:style>
    <style:style style:name="T96" style:family="text">
      <style:text-properties fo:color="#003d73" style:font-name="Arial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97" style:family="text">
      <style:text-properties fo:color="#000000" style:font-name="Segoe UI" fo:font-size="60pt" fo:text-shadow="none" fo:font-weight="normal" style:font-name-asian="Arial2" style:font-size-asian="60pt" style:font-weight-asian="normal" style:font-name-complex="Arial2" style:font-size-complex="60pt" style:font-weight-complex="normal"/>
    </style:style>
    <style:style style:name="T98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99" style:family="text">
      <style:text-properties fo:color="#ffffff" style:font-name="Segoe UI" fo:font-size="32pt" fo:text-shadow="1pt 1pt" fo:font-weight="normal" style:font-name-asian="Arial2" style:font-size-asian="32pt" style:font-weight-asian="normal" style:font-name-complex="Arial2" style:font-size-complex="32pt" style:font-weight-complex="normal"/>
    </style:style>
    <style:style style:name="T100" style:family="text">
      <style:text-properties fo:color="#000000" style:font-name="Segoe UI Semibol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1" style:family="text">
      <style:text-properties fo:color="#ffd320" style:font-name="Segoe UI" fo:font-size="32pt" fo:text-shadow="1pt 1pt" fo:font-weight="normal" style:font-name-asian="Arial2" style:font-size-asian="32pt" style:font-weight-asian="normal" style:font-name-complex="Arial2" style:font-size-complex="32pt" style:font-weight-complex="normal"/>
    </style:style>
    <style:style style:name="T102" style:family="text">
      <style:text-properties fo:color="#000000" style:font-name="Segoe UI" fo:font-size="60pt" fo:font-style="normal" fo:text-shadow="none" style:text-underline-style="solid" style:text-underline-width="auto" style:text-underline-color="font-color" fo:font-weight="normal" style:font-size-asian="60pt" style:font-style-asian="normal" style:font-weight-asian="normal" style:font-size-complex="60pt" style:font-style-complex="normal" style:font-weight-complex="normal"/>
    </style:style>
    <style:style style:name="T103" style:family="text">
      <style:text-properties fo:color="#cc0000" style:font-name="Arial1" fo:font-size="28pt" fo:font-style="normal" fo:text-shadow="none" style:text-underline-style="none" fo:font-weight="bold" style:font-name-asian="Segoe UI2" style:font-size-asian="28pt" style:font-style-asian="normal" style:font-weight-asian="bold" style:font-name-complex="Segoe UI2" style:font-size-complex="28pt" style:font-style-complex="normal" style:font-weight-complex="bold"/>
    </style:style>
    <style:style style:name="T104" style:family="text">
      <style:text-properties fo:color="#ffd320" style:font-name="Segoe UI2" fo:font-size="28pt" fo:font-style="normal" fo:text-shadow="1pt 1pt" style:text-underline-style="none" fo:font-weight="bold" style:font-name-asian="Segoe UI2" style:font-size-asian="28pt" style:font-style-asian="normal" style:font-weight-asian="bold" style:font-name-complex="Segoe UI2" style:font-size-complex="28pt" style:font-style-complex="normal" style:font-weight-complex="bold"/>
    </style:style>
    <style:style style:name="T105" style:family="text">
      <style:text-properties fo:color="#c5000b" style:font-name="Segoe UI" fo:font-size="32pt" fo:text-shadow="1pt 1pt" fo:font-weight="normal" style:font-name-asian="Arial2" style:font-size-asian="32pt" style:font-weight-asian="normal" style:font-name-complex="Arial2" style:font-size-complex="32pt" style:font-weight-complex="normal"/>
    </style:style>
    <style:style style:name="T106" style:family="text">
      <style:text-properties fo:color="#cc0000" style:font-name="Arial2" fo:font-size="32pt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107" style:family="text">
      <style:text-properties fo:color="#003d73" style:font-name="Segoe UI Semibold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08" style:family="text">
      <style:text-properties fo:color="#000099" style:font-name="Segoe UI Semibold" fo:font-size="32pt" fo:font-style="italic" fo:text-shadow="none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09" style:family="text">
      <style:text-properties fo:color="#000099" style:font-name="Segoe UI Semibold" fo:font-size="30pt" fo:font-style="italic" fo:text-shadow="none" fo:font-weight="normal" style:font-name-asian="Segoe UI1" style:font-size-asian="30pt" style:font-style-asian="italic" style:font-weight-asian="normal" style:font-name-complex="Segoe UI1" style:font-size-complex="30pt" style:font-style-complex="italic" style:font-weight-complex="normal"/>
    </style:style>
    <style:style style:name="T110" style:family="text">
      <style:text-properties style:font-name="Segoe UI" fo:font-size="32pt" fo:text-shadow="1pt 1pt" fo:font-weight="normal" style:font-size-asian="32pt" style:font-weight-asian="normal" style:font-size-complex="32pt" style:font-weight-complex="normal"/>
    </style:style>
    <style:style style:name="T111" style:family="text">
      <style:text-properties fo:color="#000000" style:font-name="Segoe UI Semibold" fo:font-size="20pt" fo:text-shadow="none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12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style:style style:name="T113" style:family="text">
      <style:text-properties fo:color="#000000" style:font-name="Segoe UI Semibold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114" style:family="text">
      <style:text-properties fo:color="#ffffff" style:font-name="Arial1" fo:font-size="18pt" fo:font-style="italic" fo:text-shadow="1pt 1pt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 presentation:presentation-page-layout-name="AL1T0">
        <draw:frame draw:style-name="gr2" draw:text-style-name="P3" draw:layer="layout" svg:width="22.86cm" svg:height="7.571cm" svg:x="2.794cm" svg:y="0.762cm">
          <draw:text-box>
            <text:p text:style-name="P2"><text:span text:style-name="T1">Welcome to worship at Immanuel!</text:span></text:p>
            <text:p text:style-name="P2"><text:span text:style-name="T1">We are happy to have you join us today.</text:span></text:p>
            <text:p text:style-name="P2"><text:span text:style-name="T1"/></text:p>
            <text:p text:style-name="P2"><text:span text:style-name="T1">Our service will follow </text:span><text:span text:style-name="T2">Divine Service 2</text:span></text:p>
            <text:p text:style-name="P2"><text:span text:style-name="T1">which is found on page 167 of the hymnal</text:span></text:p>
            <text:p text:style-name="P2"><text:span text:style-name="T1">and on the scree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1T0">
        <draw:frame draw:style-name="gr3" draw:text-style-name="P5" draw:layer="layout" svg:width="25.4cm" svg:height="4.006cm" svg:x="1.524cm" svg:y="5.138cm">
          <draw:text-box>
            <text:p text:style-name="P4"><text:span text:style-name="T3">Hym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4" presentation:presentation-page-layout-name="AL1T0">
        <draw:frame draw:style-name="gr4" draw:text-style-name="P8" draw:layer="layout" svg:width="24.384cm" svg:height="7.112cm" svg:x="1.904cm" svg:y="1.016cm">
          <draw:text-box>
            <text:p text:style-name="P4"><text:span text:style-name="T4">Invocation</text:span><text:span text:style-name="T5"> </text:span><text:span text:style-name="T6">(Please stand!)</text:span></text:p>
            <text:p text:style-name="P6"><text:span text:style-name="T7">P: In the name of the Father and of the </text:span><text:span text:style-name="T8">+</text:span><text:span text:style-name="T7"> Son </text:span></text:p>
            <text:p text:style-name="P6"><text:span text:style-name="T7"><text:s text:c="4"/></text:span><text:span text:style-name="T7">and of the Holy Spirit.</text:span></text:p>
            <text:p text:style-name="P7"><text:span text:style-name="T9">C:</text:span><text:span text:style-name="T10"> </text:span><text:span text:style-name="T11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5">
        <draw:frame draw:style-name="gr5" draw:text-style-name="P10" draw:layer="layout" svg:width="25.4cm" svg:height="9.269cm" svg:x="1.016cm" svg:y="0.539cm">
          <draw:text-box>
            <text:p text:style-name="P9"><text:span text:style-name="T12">P: If we say we have no sin, we deceive ourselves, </text:span></text:p>
            <text:p text:style-name="P9"><text:span text:style-name="T12"><text:s text:c="4"/></text:span><text:span text:style-name="T12">and the truth is not in us.</text:span></text:p>
            <text:p text:style-name="P9"><text:span text:style-name="T13">C: </text:span><text:span text:style-name="T14">But if we confess our sins, God, </text:span></text:p>
            <text:p text:style-name="P9"><text:span text:style-name="T14"><text:s text:c="4"/></text:span><text:span text:style-name="T14">who is faithful and just, </text:span></text:p>
            <text:p text:style-name="P9"><text:span text:style-name="T14"><text:s text:c="4"/></text:span><text:span text:style-name="T14">will forgive our sins and cleanse us from all </text:span></text:p>
            <text:p text:style-name="P9"><text:span text:style-name="T14"><text:s text:c="4"/></text:span><text:span text:style-name="T14">unrighteousness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6" presentation:presentation-page-layout-name="AL1T0">
        <draw:frame draw:style-name="gr6" draw:text-style-name="P13" draw:layer="layout" svg:width="25.4cm" svg:height="9.075cm" svg:x="1.27cm" svg:y="0.508cm">
          <draw:text-box>
            <text:p text:style-name="P4"><text:span text:style-name="T4">Confession of Sins</text:span></text:p>
            <text:p text:style-name="P12"><text:span text:style-name="T15">P: Let us then confess our sins to God </text:span><text:span text:style-name="T16">our Father.</text:span></text:p>
            <text:p text:style-name="P12"><text:span text:style-name="T17">C: </text:span><text:span text:style-name="T18">Most merciful God, we confess that we are </text:span></text:p>
            <text:p text:style-name="P12"><text:span text:style-name="T18"><text:s text:c="4"/></text:span><text:span text:style-name="T18">by nature sinful and unclean. We have </text:span></text:p>
            <text:p text:style-name="P12"><text:span text:style-name="T18"><text:s text:c="4"/></text:span><text:span text:style-name="T18">sinned against You in thought, word, and </text:span></text:p>
            <text:p text:style-name="P12"><text:span text:style-name="T18"><text:s text:c="4"/></text:span><text:span text:style-name="T18">deed,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7" presentation:presentation-page-layout-name="AL1T0">
        <draw:frame draw:style-name="gr7" draw:text-style-name="P14" draw:layer="layout" svg:width="25.654cm" svg:height="7.766cm" svg:x="1.016cm" svg:y="0.855cm">
          <draw:text-box>
            <text:p text:style-name="P12"><text:span text:style-name="T19"><text:s text:c="3"/></text:span><text:span text:style-name="T18">by what we have done </text:span></text:p>
            <text:p text:style-name="P12"><text:span text:style-name="T18"><text:s text:c="3"/></text:span><text:span text:style-name="T18">and by what we have left undone. </text:span></text:p>
            <text:p text:style-name="P12"><text:span text:style-name="T20"><text:s text:c="3"/></text:span><text:span text:style-name="T20">We have not loved You with our whole heart; <text:s/></text:span><text:span text:style-name="T18">we have not loved </text:span><text:span text:style-name="T21">our neighbors as ourselv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7" draw:master-page-name="Default8" presentation:presentation-page-layout-name="AL1T0">
        <draw:frame draw:style-name="gr8" draw:text-style-name="P14" draw:layer="layout" svg:width="25.4cm" svg:height="6.263cm" svg:x="1.27cm" svg:y="1.03cm">
          <draw:text-box>
            <text:p text:style-name="P15"><text:span text:style-name="T18"><text:s text:c="4"/></text:span><text:span text:style-name="T18">We justly deserve Your present </text:span></text:p>
            <text:p text:style-name="P15"><text:span text:style-name="T18"><text:s text:c="8"/></text:span><text:span text:style-name="T18">and eternal punishment. </text:span></text:p>
            <text:p text:style-name="P15"><text:span text:style-name="T18"><text:s text:c="4"/></text:span><text:span text:style-name="T18">For the sake of Your Son, Jesus Christ, </text:span></text:p>
            <text:p text:style-name="P15"><text:span text:style-name="T18"><text:s text:c="8"/></text:span><text:span text:style-name="T18">have mercy on us. 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8" draw:master-page-name="Default9">
        <draw:frame draw:style-name="gr9" draw:text-style-name="P17" draw:layer="layout" svg:width="25.4cm" svg:height="6.729cm" svg:x="1.27cm" svg:y="0.891cm">
          <draw:text-box>
            <text:p text:style-name="P7"><text:span text:style-name="T22"><text:s text:c="4"/></text:span><text:span text:style-name="T18">Forgive us, renew us, and lead us,</text:span></text:p>
            <text:p text:style-name="P7"><text:span text:style-name="T18"><text:s text:c="4"/></text:span><text:span text:style-name="T18">so that we may delight in Your will</text:span></text:p>
            <text:p text:style-name="P7"><text:span text:style-name="T18"><text:s text:c="4"/></text:span><text:span text:style-name="T18">and walk in Your ways </text:span></text:p>
            <text:p text:style-name="P16"><text:span text:style-name="T18"><text:s text:c="4"/></text:span><text:span text:style-name="T18">to the glory of Your holy name. <text:s/>Amen. </text:span><text:span text:style-name="T23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9" draw:master-page-name="Default10">
        <draw:frame draw:style-name="gr10" draw:text-style-name="P18" draw:layer="layout" svg:width="19.05cm" svg:height="5.017cm" svg:x="4.318cm" svg:y="3.619cm">
          <draw:text-box>
            <text:p text:style-name="P2"><text:span text:style-name="T24">◄</text:span><text:span text:style-name="T25">Left si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0" draw:master-page-name="Default11">
        <draw:frame draw:style-name="gr11" draw:text-style-name="P19" draw:layer="layout" svg:width="25.146cm" svg:height="7.214cm" svg:x="1.524cm" svg:y="0.762cm">
          <draw:text-box>
            <text:p text:style-name="P9"><text:span text:style-name="T12">P: Almighty God in His mercy has given His Son </text:span></text:p>
            <text:p text:style-name="P9"><text:span text:style-name="T12"><text:s text:c="4"/></text:span><text:span text:style-name="T12">to die for you and for His sake forgives you all </text:span></text:p>
            <text:p text:style-name="P9"><text:span text:style-name="T12"><text:s text:c="4"/></text:span><text:span text:style-name="T12">your sins. As a called and ordained servant of </text:span></text:p>
            <text:p text:style-name="P9"><text:span text:style-name="T12"><text:s text:c="4"/></text:span><text:span text:style-name="T12">Christ, and by His authority,</text:span><text:span text:style-name="T26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1" draw:master-page-name="Default12">
        <draw:frame draw:style-name="gr7" draw:text-style-name="P20" draw:layer="layout" svg:width="25.654cm" svg:height="7.766cm" svg:x="1.27cm" svg:y="0.416cm">
          <draw:text-box>
            <text:p text:style-name="P9"><text:span text:style-name="T27"><text:s/></text:span><text:span text:style-name="T28"><text:s text:c="3"/></text:span><text:span text:style-name="T12">I therefore forgive you all your sins</text:span></text:p>
            <text:p text:style-name="P9"><text:span text:style-name="T12"><text:s text:c="4"/></text:span><text:span text:style-name="T12">in the name of the Father </text:span></text:p>
            <text:p text:style-name="P9"><text:span text:style-name="T12"><text:s text:c="4"/></text:span><text:span text:style-name="T12">and of the</text:span><text:span text:style-name="T29"> </text:span><text:span text:style-name="T30">+</text:span><text:span text:style-name="T29"> </text:span><text:span text:style-name="T12">Son and of the Holy Spirit.</text:span></text:p>
            <text:p text:style-name="P9"><text:span text:style-name="T13">C: </text:span><text:span text:style-name="T14">Amen.</text:span><text:span text:style-name="T13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2" draw:master-page-name="Default13">
        <draw:frame draw:style-name="gr12" draw:text-style-name="P21" draw:layer="layout" svg:width="20.066cm" svg:height="5.779cm" svg:x="3.302cm" svg:y="3.619cm">
          <draw:text-box>
            <text:p text:style-name="P2"><text:span text:style-name="T31">Right side</text:span><text:span text:style-name="T32">►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3" draw:master-page-name="Default14">
        <draw:frame draw:style-name="gr13" draw:text-style-name="P22" draw:layer="layout" svg:width="24.892cm" svg:height="5.303cm" svg:x="1.524cm" svg:y="0.793cm">
          <draw:text-box>
            <text:p text:style-name="P9"><text:span text:style-name="T12">P: In the mercy of almighty God, </text:span></text:p>
            <text:p text:style-name="P9"><text:span text:style-name="T12"><text:s text:c="4"/></text:span><text:span text:style-name="T12">Jesus Christ was given to die for us, </text:span></text:p>
            <text:p text:style-name="P9"><text:span text:style-name="T12"><text:s text:c="4"/></text:span><text:span text:style-name="T12">and for His sake God forgives us all our sins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3" draw:master-page-name="Default15">
        <draw:frame draw:style-name="gr8" draw:text-style-name="P23" draw:layer="layout" svg:width="24.892cm" svg:height="6.263cm" svg:x="1.524cm" svg:y="0.793cm">
          <draw:text-box>
            <text:p text:style-name="P9"><text:span text:style-name="T29"><text:s text:c="4"/></text:span><text:span text:style-name="T12">To those who believe in Jesus Christ</text:span></text:p>
            <text:p text:style-name="P9"><text:span text:style-name="T12"><text:s text:c="4"/></text:span><text:span text:style-name="T12">He gives the power </text:span></text:p>
            <text:p text:style-name="P9"><text:span text:style-name="T12"><text:s text:c="4"/></text:span><text:span text:style-name="T12">to become the children of God </text:span></text:p>
            <text:p text:style-name="P9"><text:span text:style-name="T12"><text:s text:c="4"/></text:span><text:span text:style-name="T12">and bestows on them the Holy Spirit.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4" draw:master-page-name="Default16">
        <draw:frame draw:style-name="gr14" draw:text-style-name="P24" draw:layer="layout" svg:width="24.892cm" svg:height="9.113cm" svg:x="1.524cm" svg:y="1.143cm">
          <draw:text-box>
            <text:p text:style-name="P9"><text:span text:style-name="T33"><text:s/></text:span><text:span text:style-name="T34"><text:s text:c="3"/></text:span><text:span text:style-name="T12">May the Lord, who has begun this good work </text:span></text:p>
            <text:p text:style-name="P9"><text:span text:style-name="T12"><text:s text:c="4"/></text:span><text:span text:style-name="T12">in us, bring it to completion in the day of our </text:span></text:p>
            <text:p text:style-name="P9"><text:span text:style-name="T12"><text:s text:c="4"/></text:span><text:span text:style-name="T12">Lord Jesus Christ.</text:span></text:p>
            <text:p text:style-name="P9"><text:span text:style-name="T13">C: </text:span><text:span text:style-name="T14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5" draw:master-page-name="Default17">
        <draw:frame draw:style-name="gr15" draw:text-style-name="P25" draw:layer="layout" svg:width="20.828cm" svg:height="5.842cm" svg:x="4.318cm" svg:y="3.048cm">
          <draw:text-box>
            <text:p text:style-name="P2"><text:span text:style-name="T35">Continue </text:span></text:p>
            <text:p text:style-name="P2"><text:span text:style-name="T36">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6" draw:master-page-name="Default18">
        <draw:frame draw:style-name="gr16" draw:text-style-name="P26" draw:layer="layout" svg:width="24.638cm" svg:height="1.56cm" svg:x="1.524cm" svg:y="1.143cm">
          <draw:text-box>
            <text:p text:style-name="P2"><text:span text:style-name="T37">Intro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7" draw:master-page-name="Default19">
        <draw:frame draw:style-name="gr17" draw:text-style-name="P28" draw:layer="layout" svg:width="24.638cm" svg:height="5.102cm" svg:x="1.778cm" svg:y="0.762cm">
          <draw:text-box>
            <text:p text:style-name="P27"><text:span text:style-name="T38">Kyrie</text:span></text:p>
            <text:p text:style-name="P9"><text:span text:style-name="T39">A: In peace let us pray to the Lord.</text:span></text:p>
            <text:p text:style-name="P9"><text:span text:style-name="T40">C: </text:span><text:span text:style-name="T41">♫</text:span><text:span text:style-name="T42"> Lord, have mercy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8" draw:master-page-name="Default20">
        <draw:frame draw:style-name="gr8" draw:text-style-name="P29" draw:layer="layout" svg:width="25.4cm" svg:height="6.263cm" svg:x="1.27cm" svg:y="1.016cm">
          <draw:text-box>
            <text:p text:style-name="P9"><text:span text:style-name="T43">A: For the peace from above and for our </text:span></text:p>
            <text:p text:style-name="P9"><text:span text:style-name="T43"><text:s text:c="4"/></text:span><text:span text:style-name="T43">salvation let us pray to the Lord.</text:span></text:p>
            <text:p text:style-name="P9"><text:span text:style-name="T44">C: </text:span><text:span text:style-name="T41">♫</text:span><text:span text:style-name="T44"> </text:span><text:span text:style-name="T42">Lord, have merc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9" draw:master-page-name="Default21">
        <draw:frame draw:style-name="gr18" draw:text-style-name="P30" draw:layer="layout" svg:width="24.892cm" svg:height="6.604cm" svg:x="1.27cm" svg:y="0.762cm">
          <draw:text-box>
            <text:p text:style-name="P9"><text:span text:style-name="T39">A: For the peace of the whole world,</text:span></text:p>
            <text:p text:style-name="P9"><text:span text:style-name="T39"><text:s text:c="4"/></text:span><text:span text:style-name="T39">for the well-being of the Church of God,</text:span></text:p>
            <text:p text:style-name="P9"><text:span text:style-name="T39"><text:s text:c="4"/></text:span><text:span text:style-name="T39">and for the unity of all let us pray to the Lord.</text:span></text:p>
            <text:p text:style-name="P9"><text:span text:style-name="T40">C: </text:span><text:span text:style-name="T41">♫</text:span><text:span text:style-name="T42"> Lord, have merc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20" draw:master-page-name="Default22">
        <draw:frame draw:style-name="gr8" draw:text-style-name="P31" draw:layer="layout" svg:width="25.146cm" svg:height="6.263cm" svg:x="1.524cm" svg:y="0.762cm">
          <draw:text-box>
            <text:p text:style-name="P9"><text:span text:style-name="T39">A: For this holy house and for all who offer here </text:span></text:p>
            <text:p text:style-name="P9"><text:span text:style-name="T39"><text:s text:c="4"/></text:span><text:span text:style-name="T39">their worship and praise let us pray to the </text:span></text:p>
            <text:p text:style-name="P9"><text:span text:style-name="T39"><text:s text:c="4"/></text:span><text:span text:style-name="T39">Lord.</text:span></text:p>
            <text:p text:style-name="P9"><text:span text:style-name="T40">C: </text:span><text:span text:style-name="T41">♫</text:span><text:span text:style-name="T42"> Lord, have merc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21" draw:master-page-name="Default23">
        <draw:frame draw:style-name="gr19" draw:text-style-name="P33" draw:layer="layout" svg:width="24.892cm" svg:height="7.014cm" svg:x="1.524cm" svg:y="0.762cm">
          <draw:text-box>
            <text:p text:style-name="P9"><text:span text:style-name="T39">A: Help, save, comfort, and defend us, </text:span></text:p>
            <text:p text:style-name="P9"><text:span text:style-name="T39"><text:s text:c="4"/></text:span><text:span text:style-name="T39">gracious Lord.</text:span></text:p>
            <text:p text:style-name="P9"><text:span text:style-name="T40">C: </text:span><text:span text:style-name="T41">♫</text:span><text:span text:style-name="T42"> Amen.</text:span></text:p>
            <text:p text:style-name="P32"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22" draw:master-page-name="Default24">
        <draw:frame draw:style-name="gr20" draw:text-style-name="P34" draw:layer="layout" svg:width="23.876cm" svg:height="5.014cm" svg:x="2.032cm" svg:y="1.27cm">
          <draw:text-box>
            <text:p text:style-name="P27"><text:span text:style-name="T45">Salutation</text:span></text:p>
            <text:p text:style-name="P9"><text:span text:style-name="T39">P: The Lord be with you.</text:span></text:p>
            <text:p text:style-name="P9"><text:span text:style-name="T46">C: </text:span><text:span text:style-name="T41">♫</text:span><text:span text:style-name="T47"> </text:span><text:span text:style-name="T48">And also with yo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23" draw:master-page-name="Default25">
        <draw:frame draw:style-name="gr21" draw:text-style-name="P35" draw:layer="layout" svg:width="24.892cm" svg:height="5.334cm" svg:x="1.524cm" svg:y="1.016cm">
          <draw:text-box>
            <text:p text:style-name="P27"><text:span text:style-name="T45">Collect of the Day</text:span></text:p>
            <text:p text:style-name="P9"><text:span text:style-name="T39">P: Let us pray.</text:span></text:p>
            <text:p text:style-name="P9"><text:span text:style-name="T46">C:</text:span><text:span text:style-name="T49"> </text:span><text:span text:style-name="T50">♫</text:span><text:span text:style-name="T48"> 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24" draw:master-page-name="Default26" presentation:presentation-page-layout-name="AL1T0">
        <draw:frame draw:style-name="gr22" draw:text-style-name="P37" draw:layer="layout" svg:width="25.146cm" svg:height="4.379cm" svg:x="1.27cm" svg:y="3.81cm">
          <draw:text-box>
            <text:p text:style-name="P36"><text:span text:style-name="T51">First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25" draw:master-page-name="Default27">
        <draw:frame draw:style-name="gr23" draw:text-style-name="P38" draw:layer="layout" svg:width="24.384cm" svg:height="3.881cm" svg:x="1.524cm" svg:y="0.945cm">
          <draw:text-box>
            <text:p text:style-name="P9"><text:span text:style-name="T39">P: This is the Word of the Lord.</text:span></text:p>
            <text:p text:style-name="P9"><text:span text:style-name="T40">C: </text:span><text:span text:style-name="T52">Thanks be to God</text:span><text:span text:style-name="T42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26" draw:master-page-name="Default28" presentation:presentation-page-layout-name="AL1T0">
        <draw:frame draw:style-name="gr22" draw:text-style-name="P37" draw:layer="layout" svg:width="24.638cm" svg:height="4.379cm" svg:x="1.524cm" svg:y="4.633cm">
          <draw:text-box>
            <text:p text:style-name="P36"><text:span text:style-name="T51">Second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27" draw:master-page-name="Default29">
        <draw:frame draw:style-name="gr23" draw:text-style-name="P38" draw:layer="layout" svg:width="24.892cm" svg:height="3.881cm" svg:x="1.524cm" svg:y="0.945cm">
          <draw:text-box>
            <text:p text:style-name="P9"><text:span text:style-name="T39">P: This is the Word of the Lord.</text:span></text:p>
            <text:p text:style-name="P9"><text:span text:style-name="T40">C: </text:span><text:span text:style-name="T52">Thanks be to God</text:span><text:span text:style-name="T42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28" draw:master-page-name="Default30">
        <draw:frame draw:style-name="gr24" draw:text-style-name="P39" draw:layer="layout" svg:width="25.146cm" svg:height="6.068cm" svg:x="1.27cm" svg:y="1.044cm">
          <draw:text-box>
            <text:p text:style-name="P4"><text:span text:style-name="T4">Common Alleluia and Verse</text:span></text:p>
            <text:p text:style-name="P6"><text:span text:style-name="T17">C: </text:span><text:span text:style-name="T53">♫</text:span><text:span text:style-name="T54"> </text:span><text:span text:style-name="T18">Alleluia. <text:s/>Lord, to whom shall we go?</text:span></text:p>
            <text:p text:style-name="P7"><text:span text:style-name="T18"><text:s text:c="5"/></text:span><text:span text:style-name="T18">You have the words of eternal life. <text:s/>Alleluia.</text:span></text:p>
          </draw:text-box>
        </draw:frame>
        <draw:frame draw:style-name="gr25" draw:text-style-name="P40" draw:layer="layout" svg:width="0.502cm" svg:height="1.187cm" svg:x="5.588cm" svg:y="9.33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29" draw:master-page-name="Default31">
        <draw:frame draw:style-name="gr26" draw:text-style-name="P38" draw:layer="layout" svg:width="24.892cm" svg:height="6.892cm" svg:x="1.524cm" svg:y="1.016cm">
          <draw:text-box>
            <text:p text:style-name="P27"><text:span text:style-name="T55">The Holy Gospel</text:span></text:p>
            <text:p text:style-name="P9"><text:span text:style-name="T56">P: The Holy Gospel according to <text:s/>St. </text:span><text:span text:style-name="T57">________</text:span><text:span text:style-name="T56">,</text:span></text:p>
            <text:p text:style-name="P9"><text:span text:style-name="T56"><text:s text:c="5"/></text:span><text:span text:style-name="T56">The __________ chapter.</text:span></text:p>
            <text:p text:style-name="P9"><text:span text:style-name="T58">C: </text:span><text:span text:style-name="T50">♫</text:span><text:span text:style-name="T42"> Glory to You, O Lor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0" draw:master-page-name="Default32">
        <draw:frame draw:style-name="gr27" draw:text-style-name="P41" draw:layer="layout" svg:width="24.638cm" svg:height="3.066cm" svg:x="1.27cm" svg:y="5.334cm">
          <draw:text-box>
            <text:p text:style-name="P36"><text:span text:style-name="T59">Holy Gosp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1" draw:master-page-name="Default33">
        <draw:frame draw:style-name="gr28" draw:text-style-name="P42" draw:layer="layout" svg:width="24.638cm" svg:height="3.416cm" svg:x="1.664cm" svg:y="1.15cm">
          <draw:text-box>
            <text:p text:style-name="P9"><text:span text:style-name="T39">P: This is the Gospel of the Lord.</text:span></text:p>
            <text:p text:style-name="P9"><text:span text:style-name="T40">C: </text:span><text:span text:style-name="T50">♫</text:span><text:span text:style-name="T44"> </text:span><text:span text:style-name="T42">Praise to You, O Lor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2" draw:master-page-name="Default34">
        <draw:frame draw:style-name="gr29" draw:text-style-name="P43" draw:layer="layout" svg:width="18.288cm" svg:height="3.112cm" svg:x="5.334cm" svg:y="4.064cm">
          <draw:text-box>
            <text:p text:style-name="P2"><text:span text:style-name="T59">HYM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3" draw:master-page-name="Default35">
        <draw:frame draw:style-name="gr29" draw:text-style-name="P43" draw:layer="layout" svg:width="18.288cm" svg:height="3.112cm" svg:x="5.08cm" svg:y="5.27cm">
          <draw:text-box>
            <text:p text:style-name="P2"><text:span text:style-name="T59">SERM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4" draw:master-page-name="Default36">
        <draw:frame draw:style-name="gr30" draw:text-style-name="P44" draw:layer="layout" svg:width="25.146cm" svg:height="6.477cm" svg:x="1.27cm" svg:y="1.016cm">
          <draw:text-box>
            <text:p text:style-name="P4"><text:span text:style-name="T4">Nicene Creed</text:span></text:p>
            <text:p text:style-name="P4"><text:span text:style-name="T18">I believe in one God, the Father Almighty,</text:span></text:p>
            <text:p text:style-name="P4"><text:span text:style-name="T18">maker of heaven and earth</text:span></text:p>
            <text:p text:style-name="P4"><text:span text:style-name="T18">and of all things visible and invisible.</text:span><text:span text:style-name="T60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5" draw:master-page-name="Default37">
        <draw:frame draw:style-name="gr31" draw:text-style-name="P45" draw:layer="layout" svg:width="25.146cm" svg:height="8.538cm" svg:x="1.367cm" svg:y="0.994cm">
          <draw:text-box>
            <text:p text:style-name="P4"><text:span text:style-name="T18">And in one Lord Jesus Christ,</text:span></text:p>
            <text:p text:style-name="P4"><text:span text:style-name="T18">the only-begotten Son of God,</text:span></text:p>
            <text:p text:style-name="P4"><text:span text:style-name="T18">begotten of His Father before all worlds,</text:span></text:p>
            <text:p text:style-name="P4"><text:span text:style-name="T18">God of God, Light of Light, </text:span></text:p>
            <text:p text:style-name="P4"><text:span text:style-name="T18">very God of very God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6" draw:master-page-name="Default38">
        <draw:frame draw:style-name="gr14" draw:text-style-name="P45" draw:layer="layout" svg:width="25.146cm" svg:height="9.113cm" svg:x="1.478cm" svg:y="1.133cm">
          <draw:text-box>
            <text:p text:style-name="P4"><text:span text:style-name="T18">begotten, not made,</text:span></text:p>
            <text:p text:style-name="P4"><text:span text:style-name="T18">being of one substance with the Father,</text:span></text:p>
            <text:p text:style-name="P4"><text:span text:style-name="T18">by whom all things were made;</text:span></text:p>
            <text:p text:style-name="P4"><text:span text:style-name="T18">who for us men and for our salvation </text:span></text:p>
            <text:p text:style-name="P4"><text:span text:style-name="T18">came down from heaven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7" draw:master-page-name="Default39">
        <draw:frame draw:style-name="gr32" draw:text-style-name="P45" draw:layer="layout" svg:width="25.146cm" svg:height="7.239cm" svg:x="1.384cm" svg:y="1.016cm">
          <draw:text-box>
            <text:p text:style-name="P4"><text:span text:style-name="T18">and was incarnate by the Holy Spirit of </text:span></text:p>
            <text:p text:style-name="P4"><text:span text:style-name="T18">the virgin Mary and was made man;</text:span></text:p>
            <text:p text:style-name="P4"><text:span text:style-name="T18">and was crucified also for us </text:span></text:p>
            <text:p text:style-name="P4"><text:span text:style-name="T18">under Pontius Pilat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8" draw:master-page-name="Default40">
        <draw:frame draw:style-name="gr33" draw:text-style-name="P46" draw:layer="layout" svg:width="24.707cm" svg:height="9.508cm" svg:x="1.709cm" svg:y="0.762cm">
          <draw:text-box>
            <text:p text:style-name="P4"><text:span text:style-name="T18">He suffered and was buried.</text:span></text:p>
            <text:p text:style-name="P4"><text:span text:style-name="T18">And the third day He rose again <text:s/></text:span></text:p>
            <text:p text:style-name="P4"><text:span text:style-name="T18">according to the Scriptures</text:span></text:p>
            <text:p text:style-name="P4"><text:span text:style-name="T18">and ascended into heaven</text:span></text:p>
            <text:p text:style-name="P4"><text:span text:style-name="T18">and sits at the right hand of the Father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9" draw:master-page-name="Default41">
        <draw:frame draw:style-name="gr34" draw:text-style-name="P46" draw:layer="layout" svg:width="24.732cm" svg:height="5.409cm" svg:x="1.684cm" svg:y="0.941cm">
          <draw:text-box>
            <text:p text:style-name="P4"><text:span text:style-name="T18">And He will come again with glory</text:span></text:p>
            <text:p text:style-name="P4"><text:span text:style-name="T18">to judge both the living and the dead,</text:span></text:p>
            <text:p text:style-name="P4"><text:span text:style-name="T18">whose kingdom will have no end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0" draw:master-page-name="Default42">
        <draw:frame draw:style-name="gr5" draw:text-style-name="P46" draw:layer="layout" svg:width="24.781cm" svg:height="9.269cm" svg:x="1.446cm" svg:y="0.86cm">
          <draw:text-box>
            <text:p text:style-name="P4"><text:span text:style-name="T18"><text:s/></text:span><text:span text:style-name="T18">And I believe in the Holy Spirit,</text:span></text:p>
            <text:p text:style-name="P4"><text:span text:style-name="T18">the Lord and giver of life,</text:span></text:p>
            <text:p text:style-name="P4"><text:span text:style-name="T21">who proceeds</text:span><text:span text:style-name="T18"> from the Father and the Son,</text:span></text:p>
            <text:p text:style-name="P4"><text:span text:style-name="T18">who with the Father and the Son</text:span></text:p>
            <text:p text:style-name="P4"><text:span text:style-name="T18">together is worshiped and glorified,</text:span></text:p>
            <text:p text:style-name="P4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1" draw:master-page-name="Default43">
        <draw:frame draw:style-name="gr35" draw:text-style-name="P47" draw:layer="layout" svg:width="24.892cm" svg:height="8.255cm" svg:x="1.573cm" svg:y="0.79cm">
          <draw:text-box>
            <text:p text:style-name="P4"><text:span text:style-name="T18">who spoke by the prophets.</text:span></text:p>
            <text:p text:style-name="P4"><text:span text:style-name="T18">And I believe in one holy Christian</text:span></text:p>
            <text:p text:style-name="P4"><text:span text:style-name="T18">and apostolic Church,</text:span></text:p>
            <text:p text:style-name="P4"><text:span text:style-name="T18">I acknowledge one Baptism</text:span></text:p>
            <text:p text:style-name="P4"><text:span text:style-name="T18">for the remission of sins,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2" draw:master-page-name="Default44">
        <draw:frame draw:style-name="gr36" draw:text-style-name="P46" draw:layer="layout" svg:width="25.146cm" svg:height="6.659cm" svg:x="1.293cm" svg:y="1.059cm">
          <draw:text-box>
            <text:p text:style-name="P4"><text:span text:style-name="T18">and I look for the resurrection of the dead</text:span></text:p>
            <text:p text:style-name="P4"><text:span text:style-name="T18">and the life </text:span><text:span text:style-name="T61">+</text:span><text:span text:style-name="T18"> of the world to come. </text:span></text:p>
            <text:p text:style-name="P4"><text:span text:style-name="T18">Amen.</text:span></text:p>
            <text:p text:style-name="P48"><text:span text:style-name="T6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3" draw:master-page-name="Default45">
        <draw:frame draw:style-name="gr16" draw:text-style-name="P26" draw:layer="layout" svg:width="24.384cm" svg:height="1.56cm" svg:x="1.819cm" svg:y="0.801cm">
          <draw:text-box>
            <text:p text:style-name="P2"><text:span text:style-name="T37">Prayer of the Chur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4" draw:master-page-name="Default46">
        <draw:frame draw:style-name="gr16" draw:text-style-name="P49" draw:layer="layout" svg:width="24.384cm" svg:height="1.56cm" svg:x="1.8cm" svg:y="0.99cm">
          <draw:text-box>
            <text:p text:style-name="P2"><text:span text:style-name="T63">The Offe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4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5" draw:master-page-name="Default47">
        <draw:frame draw:style-name="gr37" draw:text-style-name="P50" draw:layer="layout" svg:width="25.4cm" svg:height="4.826cm" svg:x="1.27cm" svg:y="1.016cm">
          <draw:text-box>
            <text:p text:style-name="P27"><text:span text:style-name="T64">The Offertory</text:span></text:p>
            <text:p text:style-name="P9"><text:span text:style-name="T65">C:</text:span><text:span text:style-name="T52"> </text:span><text:span text:style-name="T41">♫</text:span><text:span text:style-name="T42"> What shall I render to the Lord</text:span></text:p>
            <text:p text:style-name="P9"><text:span text:style-name="T42"><text:s text:c="4"/></text:span><text:span text:style-name="T42">for all His benefits to m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6" draw:master-page-name="Default48">
        <draw:frame draw:style-name="gr38" draw:text-style-name="P51" draw:layer="layout" svg:width="25.4cm" svg:height="6.376cm" svg:x="1.27cm" svg:y="0.736cm">
          <draw:text-box>
            <text:p text:style-name="P9"><text:span text:style-name="T66"><text:s text:c="4"/></text:span><text:span text:style-name="T67">♫</text:span><text:span text:style-name="T66"> </text:span><text:span text:style-name="T42">I will offer the sacrifice of Thanksgiving <text:s text:c="2"/></text:span></text:p>
            <text:p text:style-name="P9"><text:span text:style-name="T42"><text:s text:c="4"/></text:span><text:span text:style-name="T42">and will call on the name of the Lord. <text:s text:c="4"/></text:span></text:p>
            <text:p text:style-name="P9"><text:span text:style-name="T42"><text:s text:c="4"/></text:span><text:span text:style-name="T42">I will take the cup of salvation </text:span></text:p>
            <text:p text:style-name="P9"><text:span text:style-name="T42"><text:s text:c="4"/></text:span><text:span text:style-name="T42">and will call on the name of the Lord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47" draw:master-page-name="Default49">
        <draw:frame draw:style-name="gr11" draw:text-style-name="P52" draw:layer="layout" svg:width="25.4cm" svg:height="7.214cm" svg:x="1.27cm" svg:y="1.139cm">
          <draw:text-box>
            <text:p text:style-name="P9"><text:span text:style-name="T68"><text:s text:c="3"/></text:span><text:span text:style-name="T66"><text:s/></text:span><text:span text:style-name="T67">♫</text:span><text:span text:style-name="T66"> </text:span><text:span text:style-name="T42">I will pay my vows to the Lord now</text:span></text:p>
            <text:p text:style-name="P9"><text:span text:style-name="T42"><text:s text:c="4"/></text:span><text:span text:style-name="T42">in the presence of all His people,</text:span></text:p>
            <text:p text:style-name="P9"><text:span text:style-name="T42"><text:s text:c="4"/></text:span><text:span text:style-name="T42">in the courts of the Lord's house,</text:span></text:p>
            <text:p text:style-name="P9"><text:span text:style-name="T42"><text:s text:c="4"/></text:span><text:span text:style-name="T42">in the midst of you, O Jerusalem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48" draw:master-page-name="Default50">
        <draw:frame draw:style-name="gr39" draw:text-style-name="P53" draw:layer="layout" svg:width="24.638cm" svg:height="8.791cm" svg:x="1.778cm" svg:y="0.762cm">
          <draw:text-box>
            <text:p text:style-name="P27"><text:span text:style-name="T37">Preface</text:span></text:p>
            <text:p text:style-name="P9"><text:span text:style-name="T12">P: The Lord be with you.</text:span></text:p>
            <text:p text:style-name="P9"><text:span text:style-name="T13">C: </text:span><text:span text:style-name="T69">♫</text:span><text:span text:style-name="T70"> </text:span><text:span text:style-name="T54">And also with you.</text:span></text:p>
            <text:p text:style-name="P9"><text:span text:style-name="T71">P: Lift up your hearts.</text:span></text:p>
            <text:p text:style-name="P9"><text:span text:style-name="T70">C: </text:span><text:span text:style-name="T69">♫</text:span><text:span text:style-name="T70"> </text:span><text:span text:style-name="T54">We lift them to the Lor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9" draw:master-page-name="Default51">
        <draw:frame draw:style-name="gr40" draw:text-style-name="P54" draw:layer="layout" svg:width="25.146cm" svg:height="5.511cm" svg:x="1.778cm" svg:y="1.013cm">
          <draw:text-box>
            <text:p text:style-name="P9"><text:span text:style-name="T39">P: Let us give thanks to the Lord our God.</text:span></text:p>
            <text:p text:style-name="P9"><text:span text:style-name="T13">C: </text:span><text:span text:style-name="T69">♫</text:span><text:span text:style-name="T54"> It is right to give Him thanks and praise.</text:span></text:p>
            <text:p text:style-name="P32"><text:span text:style-name="T72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0" draw:master-page-name="Default52">
        <draw:frame draw:style-name="gr41" draw:text-style-name="P55" draw:layer="layout" svg:width="22.648cm" svg:height="6.069cm" svg:x="2.794cm" svg:y="0.762cm">
          <draw:text-box>
            <text:p text:style-name="P27"><text:span text:style-name="T37">Proper Preface</text:span></text:p>
            <text:p text:style-name="P9"><text:span text:style-name="T12">P:</text:span><text:span text:style-name="T73"> </text:span><text:span text:style-name="T12">It is truly good, right, and salutary …</text:span></text:p>
            <text:p text:style-name="P9"><text:span text:style-name="T12"/></text:p>
            <text:p text:style-name="P9"><text:span text:style-name="T12"><text:s text:c="8"/>… </text:span><text:span text:style-name="T12">evermore praising You and saying:</text:span><text:span text:style-name="T74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1" draw:master-page-name="Default53">
        <draw:frame draw:style-name="gr42" draw:text-style-name="P55" draw:layer="layout" svg:width="25.908cm" svg:height="8.059cm" svg:x="0.974cm" svg:y="0.831cm">
          <draw:text-box>
            <text:p text:style-name="P27"><text:span text:style-name="T37">Sanctus</text:span><text:span text:style-name="T75"> </text:span><text:span text:style-name="T76">♫</text:span></text:p>
            <text:p text:style-name="P27"><text:span text:style-name="T14">Holy, holy, holy Lord, </text:span></text:p>
            <text:p text:style-name="P27"><text:span text:style-name="T14">Lord God of pow'r and might: </text:span></text:p>
            <text:p text:style-name="P27"><text:span text:style-name="T14">Heaven and earth are full of Your glory, </text:span></text:p>
            <text:p text:style-name="P27"><text:span text:style-name="T14">Hosanna in the highes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1" draw:master-page-name="Default54">
        <draw:frame draw:style-name="gr43" draw:text-style-name="P55" draw:layer="layout" svg:width="25.908cm" svg:height="5.446cm" svg:x="1.016cm" svg:y="0.762cm">
          <draw:text-box>
            <text:p text:style-name="P27"><text:span text:style-name="T50">♫ </text:span><text:span text:style-name="T14">Blessed is He</text:span></text:p>
            <text:p text:style-name="P27"><text:span text:style-name="T14">who comes in the name of the Lord.</text:span></text:p>
            <text:p text:style-name="P27"><text:span text:style-name="T14">Hosanna in the highest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2" draw:master-page-name="Default55">
        <draw:frame draw:style-name="gr44" draw:text-style-name="P56" draw:layer="layout" svg:width="25.654cm" svg:height="7.572cm" svg:x="1.27cm" svg:y="0.607cm">
          <draw:text-box>
            <text:p text:style-name="P27"><text:span text:style-name="T37">Prayer of Thanksgiving</text:span></text:p>
            <text:p text:style-name="P9"><text:span text:style-name="T39">P:</text:span><text:span text:style-name="T77"> </text:span><text:span text:style-name="T39">Blessed are You, Lord of heaven and earth, </text:span></text:p>
            <text:p text:style-name="P9"><text:span text:style-name="T39"><text:s text:c="4"/></text:span><text:span text:style-name="T39">for You have had mercy on those whom You </text:span></text:p>
            <text:p text:style-name="P9"><text:span text:style-name="T39"><text:s text:c="5"/></text:span><text:span text:style-name="T39">created and sent Your only-begotten Son into </text:span></text:p>
            <text:p text:style-name="P9"><text:span text:style-name="T39"><text:s text:c="5"/></text:span><text:span text:style-name="T39">our flesh to bear our sin and be our Savior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3" draw:master-page-name="Default56">
        <draw:frame draw:style-name="gr8" draw:text-style-name="P57" draw:layer="layout" svg:width="25.768cm" svg:height="6.263cm" svg:x="1.41cm" svg:y="1.027cm">
          <draw:text-box>
            <text:p text:style-name="P9"><text:span text:style-name="T78"><text:s text:c="2"/></text:span><text:span text:style-name="T39">With repentant joy we receive the salvation </text:span></text:p>
            <text:p text:style-name="P9"><text:span text:style-name="T39"><text:s text:c="2"/></text:span><text:span text:style-name="T39">accomplished for us by the all-availing sacrifice </text:span></text:p>
            <text:p text:style-name="P9"><text:span text:style-name="T39"><text:s text:c="2"/></text:span><text:span text:style-name="T39">of His body and His blood on the cros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54" draw:master-page-name="Default57">
        <draw:frame draw:style-name="gr45" draw:text-style-name="P58" draw:layer="layout" svg:width="25.908cm" svg:height="5.207cm" svg:x="1.016cm" svg:y="1.143cm">
          <draw:text-box>
            <text:p text:style-name="P9"><text:span text:style-name="T79"><text:s text:c="4"/></text:span><text:span text:style-name="T39">Gathered in the name and the remembrance of </text:span></text:p>
            <text:p text:style-name="P9"><text:span text:style-name="T39"><text:s text:c="4"/></text:span><text:span text:style-name="T39">Jesus, we beg You, O Lord, to forgive, renew, </text:span></text:p>
            <text:p text:style-name="P9"><text:span text:style-name="T39"><text:s text:c="4"/></text:span><text:span text:style-name="T39">and strengthen us with Your Word and Spirit.</text:span><text:span text:style-name="T80">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55" draw:master-page-name="Default58">
        <draw:frame draw:style-name="gr8" draw:text-style-name="P59" draw:layer="layout" svg:width="25.654cm" svg:height="6.263cm" svg:x="1.27cm" svg:y="1.143cm">
          <draw:text-box>
            <text:p text:style-name="P9"><text:span text:style-name="T81"><text:s text:c="2"/></text:span><text:span text:style-name="T39">Grant us faithfully to eat His body and drink His </text:span></text:p>
            <text:p text:style-name="P9"><text:span text:style-name="T39"><text:s text:c="2"/></text:span><text:span text:style-name="T39">blood as He bids us do in His own testament. </text:span></text:p>
            <text:p text:style-name="P9"><text:span text:style-name="T39"><text:s text:c="2"/></text:span><text:span text:style-name="T39">Gather us together, we pray, from the ends </text:span></text:p>
            <text:p text:style-name="P9"><text:span text:style-name="T39"><text:s text:c="6"/></text:span><text:span text:style-name="T39">of the earth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56" draw:master-page-name="Default59">
        <draw:frame draw:style-name="gr7" draw:text-style-name="P60" draw:layer="layout" svg:width="25.654cm" svg:height="7.766cm" svg:x="1.27cm" svg:y="1.143cm">
          <draw:text-box>
            <text:p text:style-name="P9"><text:span text:style-name="T82"><text:s text:c="4"/></text:span><text:span text:style-name="T39">to celebrate with all the faithful the marriage </text:span></text:p>
            <text:p text:style-name="P9"><text:span text:style-name="T39"><text:s text:c="4"/></text:span><text:span text:style-name="T39">feast of the Lamb in His kingdom,</text:span></text:p>
            <text:p text:style-name="P9"><text:span text:style-name="T39"><text:s text:c="4"/></text:span><text:span text:style-name="T39">which has no end. </text:span></text:p>
            <text:p text:style-name="P9"><text:span text:style-name="T39"><text:s text:c="4"/></text:span><text:span text:style-name="T39">Graciously receive our prayers; deliver and </text:span></text:p>
            <text:p text:style-name="P9"><text:span text:style-name="T39"><text:s text:c="3"/></text:span><text:span text:style-name="T39">preserve us.</text:span><text:span text:style-name="T80">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57" draw:master-page-name="Default60">
        <draw:frame draw:style-name="gr7" draw:text-style-name="P61" draw:layer="layout" svg:width="25.654cm" svg:height="7.766cm" svg:x="1.27cm" svg:y="1.143cm">
          <draw:text-box>
            <text:p text:style-name="P9"><text:span text:style-name="T83"><text:s text:c="4"/></text:span><text:span text:style-name="T39">To You alone, O Father, </text:span></text:p>
            <text:p text:style-name="P9"><text:span text:style-name="T39"><text:s text:c="4"/></text:span><text:span text:style-name="T39">be all glory, honor, and worship,</text:span></text:p>
            <text:p text:style-name="P9"><text:span text:style-name="T39"><text:s text:c="4"/></text:span><text:span text:style-name="T39">with the Son and the Holy Spirit, one God,</text:span></text:p>
            <text:p text:style-name="P9"><text:span text:style-name="T39"><text:s text:c="4"/></text:span><text:span text:style-name="T39">now and forevermore.</text:span></text:p>
            <text:p text:style-name="P9"><text:span text:style-name="T84">C: </text:span><text:span text:style-name="T85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58" draw:master-page-name="Default61">
        <draw:frame draw:style-name="gr46" draw:text-style-name="P62" draw:layer="layout" svg:width="21.59cm" svg:height="4.002cm" svg:x="3.302cm" svg:y="2.857cm">
          <draw:text-box>
            <text:p text:style-name="P2"><text:span text:style-name="T86">◄</text:span><text:span text:style-name="T86">Left si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59" draw:master-page-name="Default62">
        <draw:frame draw:style-name="gr47" draw:text-style-name="P63" draw:layer="layout" svg:width="25.908cm" svg:height="7.874cm" svg:x="1.016cm" svg:y="0.762cm">
          <draw:text-box>
            <text:p text:style-name="P27"><text:span text:style-name="T37">The Words of our Lord</text:span></text:p>
            <text:p text:style-name="P9"><text:span text:style-name="T12">P:</text:span><text:span text:style-name="T73"> </text:span><text:span text:style-name="T12">Our Lord Jesus Christ, on the night when He </text:span></text:p>
            <text:p text:style-name="P9"><text:span text:style-name="T12"><text:s text:c="4"/></text:span><text:span text:style-name="T12">was betrayed, took bread, and when He had </text:span></text:p>
            <text:p text:style-name="P9"><text:span text:style-name="T12"><text:s text:c="4"/></text:span><text:span text:style-name="T12">given thanks, He broke it and gave it to His <text:s text:c="3"/></text:span></text:p>
            <text:p text:style-name="P9"><text:span text:style-name="T12"><text:s text:c="4"/></text:span><text:span text:style-name="T12">disciples and said: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60" draw:master-page-name="Default63">
        <draw:frame draw:style-name="gr48" draw:text-style-name="P64" draw:layer="layout" svg:width="24.892cm" svg:height="5.08cm" svg:x="1.524cm" svg:y="1.016cm">
          <draw:text-box>
            <text:p text:style-name="P27"><text:span text:style-name="T12">“</text:span><text:span text:style-name="T12">Take eat; this is My </text:span><text:span text:style-name="T87">+</text:span><text:span text:style-name="T12"> body, </text:span></text:p>
            <text:p text:style-name="P27"><text:span text:style-name="T12">which is given for you.</text:span></text:p>
            <text:p text:style-name="P27"><text:span text:style-name="T12">This do in remembrance of Me.”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60" draw:master-page-name="Default64">
        <draw:frame draw:style-name="gr49" draw:text-style-name="P53" draw:layer="layout" svg:width="24.892cm" svg:height="5.588cm" svg:x="1.524cm" svg:y="1.016cm">
          <draw:text-box>
            <text:p text:style-name="P9"><text:span text:style-name="T29"><text:s text:c="4"/></text:span><text:span text:style-name="T12">In the same way also He took the cup after <text:s/></text:span></text:p>
            <text:p text:style-name="P9"><text:span text:style-name="T12"><text:s text:c="4"/></text:span><text:span text:style-name="T12">supper, and when He had given thanks,</text:span></text:p>
            <text:p text:style-name="P9"><text:span text:style-name="T12"><text:s text:c="4"/></text:span><text:span text:style-name="T12">He gave it to them, saying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61" draw:master-page-name="Default65">
        <draw:frame draw:style-name="gr18" draw:text-style-name="P65" draw:layer="layout" svg:width="25.4cm" svg:height="6.604cm" svg:x="1.524cm" svg:y="0.762cm">
          <draw:text-box>
            <text:p text:style-name="P27"><text:span text:style-name="T12">“</text:span><text:span text:style-name="T12">Drink of it, all of you; this cup is the new </text:span></text:p>
            <text:p text:style-name="P27"><text:span text:style-name="T12">testament in My </text:span><text:span text:style-name="T87">+</text:span><text:span text:style-name="T12"> blood, which is shed for <text:s/></text:span></text:p>
            <text:p text:style-name="P27"><text:span text:style-name="T12">you for the forgiveness of sins. This do, as </text:span></text:p>
            <text:p text:style-name="P27"><text:span text:style-name="T12">often as you drink it in remembrance of Me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62" draw:master-page-name="Default66">
        <draw:frame draw:style-name="gr44" draw:text-style-name="P55" draw:layer="layout" svg:width="25.654cm" svg:height="7.572cm" svg:x="1.108cm" svg:y="0.71cm">
          <draw:text-box>
            <text:p text:style-name="P27"><text:span text:style-name="T37">Proclamation of Christ</text:span></text:p>
            <text:p text:style-name="P9"><text:span text:style-name="T12">P: As often as we eat this bread and drink this </text:span></text:p>
            <text:p text:style-name="P9"><text:span text:style-name="T12"><text:s text:c="4"/></text:span><text:span text:style-name="T12">cup, we proclaim the Lord's death until He </text:span></text:p>
            <text:p text:style-name="P9"><text:span text:style-name="T12"><text:s text:c="4"/></text:span><text:span text:style-name="T12">comes.</text:span></text:p>
            <text:p text:style-name="P9"><text:span text:style-name="T13">C:</text:span><text:span text:style-name="T88"> </text:span><text:span text:style-name="T14">Amen. Come Lord Jesu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63" draw:master-page-name="Default67">
        <draw:frame draw:style-name="gr7" draw:text-style-name="P66" draw:layer="layout" svg:width="25.737cm" svg:height="7.766cm" svg:x="1.27cm" svg:y="0.762cm">
          <draw:text-box>
            <text:p text:style-name="P9"><text:span text:style-name="T12">P:</text:span><text:span text:style-name="T73"> </text:span><text:span text:style-name="T12">O Lord Jesus Christ, only Son of the Father, in </text:span></text:p>
            <text:p text:style-name="P9"><text:span text:style-name="T12"><text:s text:c="4"/></text:span><text:span text:style-name="T12">giving us Your body and blood to eat and </text:span></text:p>
            <text:p text:style-name="P9"><text:span text:style-name="T12"><text:s text:c="4"/></text:span><text:span text:style-name="T12">drink, You lead us to remember and confess </text:span></text:p>
            <text:p text:style-name="P9"><text:span text:style-name="T12"><text:s text:c="4"/></text:span><text:span text:style-name="T12">Your holy cross and passion, Your blessed </text:span></text:p>
            <text:p text:style-name="P9"><text:span text:style-name="T12"><text:s text:c="4"/></text:span><text:span text:style-name="T12">death,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64" draw:master-page-name="Default68">
        <draw:frame draw:style-name="gr7" draw:text-style-name="P67" draw:layer="layout" svg:width="25.4cm" svg:height="7.766cm" svg:x="1.27cm" svg:y="0.762cm">
          <draw:text-box>
            <text:p text:style-name="P9"><text:span text:style-name="T34"><text:s/></text:span><text:span text:style-name="T89"><text:s text:c="3"/></text:span><text:span text:style-name="T90">Yo</text:span><text:span text:style-name="T12">ur rest in the tomb, Your resurrection from </text:span></text:p>
            <text:p text:style-name="P9"><text:span text:style-name="T12"><text:s text:c="4"/></text:span><text:span text:style-name="T12">the dead, Your ascension into heaven, and </text:span></text:p>
            <text:p text:style-name="P9"><text:span text:style-name="T12"><text:s text:c="4"/></text:span><text:span text:style-name="T12">Your coming for the final judgement. So </text:span></text:p>
            <text:p text:style-name="P9"><text:span text:style-name="T12"><text:s text:c="4"/></text:span><text:span text:style-name="T12">remember us in Your kingdom and teach us to <text:s text:c="5"/>pray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65" draw:master-page-name="Default69" presentation:presentation-page-layout-name="AL1T0">
        <draw:frame draw:style-name="gr39" draw:text-style-name="P69" draw:layer="layout" svg:width="25.146cm" svg:height="8.791cm" svg:x="1.524cm" svg:y="0.762cm">
          <draw:text-box>
            <text:p text:style-name="P4"><text:span text:style-name="T4">The Lord's Prayer</text:span></text:p>
            <text:p text:style-name="P68"><text:span text:style-name="T18">Our Father who art in heaven,</text:span></text:p>
            <text:p text:style-name="P4"><text:span text:style-name="T18">hallowed be Thy name, <text:s/></text:span></text:p>
            <text:p text:style-name="P4"><text:span text:style-name="T18">Thy kingdom come,</text:span></text:p>
            <text:p text:style-name="P4"><text:span text:style-name="T18">Thy will be done on earth </text:span><text:span text:style-name="T21">as it is in heaven;</text:span><text:span text:style-name="T23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66" draw:master-page-name="Default70" presentation:presentation-page-layout-name="AL1T0">
        <draw:frame draw:style-name="gr50" draw:text-style-name="P70" draw:layer="layout" svg:width="25.4cm" svg:height="5.426cm" svg:x="1.27cm" svg:y="0.924cm">
          <draw:text-box>
            <text:p text:style-name="P4"><text:span text:style-name="T18">give us this day our daily bread;</text:span></text:p>
            <text:p text:style-name="P4"><text:span text:style-name="T18">and forgive us our trespasses </text:span></text:p>
            <text:p text:style-name="P4"><text:span text:style-name="T18">as we forgive those who trespass against us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7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67" draw:master-page-name="Default71">
        <draw:frame draw:style-name="gr51" draw:text-style-name="P71" draw:layer="layout" svg:width="25.654cm" svg:height="7.557cm" svg:x="1.27cm" svg:y="0.571cm">
          <draw:text-box>
            <text:p text:style-name="P4"><text:span text:style-name="T18">and lead us not into temptation,</text:span></text:p>
            <text:p text:style-name="P4"><text:span text:style-name="T18">but deliver us from evil.</text:span></text:p>
            <text:p text:style-name="P4"><text:span text:style-name="T18">For Thine is the kingdom and the power </text:span></text:p>
            <text:p text:style-name="P4"><text:span text:style-name="T18">and the glory forever and ever. 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7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68" draw:master-page-name="Default72">
        <draw:frame draw:style-name="gr52" draw:text-style-name="P72" draw:layer="layout" svg:width="23.114cm" svg:height="4.036cm" svg:x="2.54cm" svg:y="4.402cm">
          <draw:text-box>
            <text:p text:style-name="P2"><text:span text:style-name="T91">Right Side </text:span><text:span text:style-name="T92">►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7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69" draw:master-page-name="Default73" presentation:presentation-page-layout-name="AL1T0">
        <draw:frame draw:style-name="gr53" draw:text-style-name="P69" draw:layer="layout" svg:width="25.146cm" svg:height="8.128cm" svg:x="1.524cm" svg:y="0.762cm">
          <draw:text-box>
            <text:p text:style-name="P4"><text:span text:style-name="T4">The Lord's Prayer</text:span></text:p>
            <text:p text:style-name="P68"><text:span text:style-name="T18">Our Father who art in heaven,</text:span></text:p>
            <text:p text:style-name="P4"><text:span text:style-name="T18">hallowed be Thy name, <text:s/></text:span></text:p>
            <text:p text:style-name="P4"><text:span text:style-name="T18">Thy kingdom come,</text:span></text:p>
            <text:p text:style-name="P4"><text:span text:style-name="T18">Thy will be done on earth </text:span><text:span text:style-name="T21">as it is in heaven;</text:span><text:span text:style-name="T1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7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70" draw:master-page-name="Default74" presentation:presentation-page-layout-name="AL1T0">
        <draw:frame draw:style-name="gr54" draw:text-style-name="P73" draw:layer="layout" svg:width="25.146cm" svg:height="5.68cm" svg:x="1.524cm" svg:y="0.924cm">
          <draw:text-box>
            <text:p text:style-name="P4"><text:span text:style-name="T18">give us this day our daily bread;</text:span></text:p>
            <text:p text:style-name="P4"><text:span text:style-name="T18">and forgive us our trespasses</text:span></text:p>
            <text:p text:style-name="P4"><text:span text:style-name="T18">as we forgive those who trespass against us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7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71" draw:master-page-name="Default75">
        <draw:frame draw:style-name="gr7" draw:text-style-name="P71" draw:layer="layout" svg:width="25.908cm" svg:height="7.766cm" svg:x="0.996cm" svg:y="0.642cm">
          <draw:text-box>
            <text:p text:style-name="P4"><text:span text:style-name="T18">and lead us not into temptation,</text:span></text:p>
            <text:p text:style-name="P4"><text:span text:style-name="T18">but deliver us from evil.</text:span></text:p>
            <text:p text:style-name="P4"><text:span text:style-name="T18">For Thine is the kingdom and the power </text:span></text:p>
            <text:p text:style-name="P4"><text:span text:style-name="T18">and the glory forever and ever. </text:span></text:p>
            <text:p text:style-name="P4"><text:span text:style-name="T18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7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72" draw:master-page-name="Default76">
        <draw:frame draw:style-name="gr44" draw:text-style-name="P53" draw:layer="layout" svg:width="24.638cm" svg:height="7.572cm" svg:x="1.524cm" svg:y="0.81cm">
          <draw:text-box>
            <text:p text:style-name="P27"><text:span text:style-name="T37">The Words of our Lord</text:span></text:p>
            <text:p text:style-name="P9"><text:span text:style-name="T93">P:</text:span><text:span text:style-name="T94"> </text:span><text:span text:style-name="T12">Our Lord Jesus Christ, on the night when He </text:span></text:p>
            <text:p text:style-name="P9"><text:span text:style-name="T12"><text:s text:c="4"/></text:span><text:span text:style-name="T12">was betrayed, took bread, and when He had </text:span></text:p>
            <text:p text:style-name="P9"><text:span text:style-name="T12"><text:s text:c="4"/></text:span><text:span text:style-name="T12">given thanks, He broke it and gave it to His </text:span></text:p>
            <text:p text:style-name="P9"><text:span text:style-name="T12"><text:s text:c="4"/></text:span><text:span text:style-name="T12">disciples and said: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7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73" draw:master-page-name="Default77">
        <draw:frame draw:style-name="gr55" draw:text-style-name="P64" draw:layer="layout" svg:width="24.892cm" svg:height="5.006cm" svg:x="1.524cm" svg:y="0.836cm">
          <draw:text-box>
            <text:p text:style-name="P27"><text:span text:style-name="T12">“</text:span><text:span text:style-name="T12">Take eat; this is My </text:span><text:span text:style-name="T87">+</text:span><text:span text:style-name="T12"> body,</text:span><text:span text:style-name="T95"> </text:span></text:p>
            <text:p text:style-name="P27"><text:span text:style-name="T12">which is given for you. </text:span></text:p>
            <text:p text:style-name="P27"><text:span text:style-name="T12">This do in remembrance of Me.”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7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73" draw:master-page-name="Default78">
        <draw:frame draw:style-name="gr37" draw:text-style-name="P75" draw:layer="layout" svg:width="24.892cm" svg:height="4.826cm" svg:x="1.524cm" svg:y="0.762cm">
          <draw:text-box>
            <text:p text:style-name="P74"><text:span text:style-name="T29"><text:s text:c="4"/></text:span><text:span text:style-name="T12">In the same way also He </text:span><text:span text:style-name="T95">took the cup</text:span></text:p>
            <text:p text:style-name="P9"><text:span text:style-name="T95"><text:s text:c="4"/></text:span><text:span text:style-name="T95">after supper,</text:span><text:span text:style-name="T12"> and when He had given thanks, </text:span></text:p>
            <text:p text:style-name="P9"><text:span text:style-name="T12"><text:s text:c="4"/></text:span><text:span text:style-name="T12">He gave it to them, saying: </text:span><text:span text:style-name="T29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7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74" draw:master-page-name="Default79">
        <draw:frame draw:style-name="gr7" draw:text-style-name="P76" draw:layer="layout" svg:width="26.162cm" svg:height="7.766cm" svg:x="1.016cm" svg:y="0.762cm">
          <draw:text-box>
            <text:p text:style-name="P27"><text:span text:style-name="T12">“</text:span><text:span text:style-name="T12">Drink of it, all of you; this cup is the new </text:span></text:p>
            <text:p text:style-name="P27"><text:span text:style-name="T12">testament in My </text:span><text:span text:style-name="T96">+</text:span><text:span text:style-name="T12"> blood, which is shed for you </text:span></text:p>
            <text:p text:style-name="P27"><text:span text:style-name="T12">for the forgiveness of sins. This do, as often as </text:span></text:p>
            <text:p text:style-name="P27"><text:span text:style-name="T12">you drink it in remembrance of Me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7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75" draw:master-page-name="Default80">
        <draw:frame draw:style-name="gr56" draw:text-style-name="P43" draw:layer="layout" svg:width="19.558cm" svg:height="3.747cm" svg:x="4.064cm" svg:y="2.857cm">
          <draw:text-box>
            <text:p text:style-name="P2"><text:span text:style-name="T59">Continue </text:span><text:span text:style-name="T97">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8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76" draw:master-page-name="Default81">
        <draw:frame draw:style-name="gr57" draw:text-style-name="P53" draw:layer="layout" svg:width="24.892cm" svg:height="4.993cm" svg:x="1.524cm" svg:y="0.595cm">
          <draw:text-box>
            <text:p text:style-name="P27"><text:span text:style-name="T37">Pax Domini</text:span></text:p>
            <text:p text:style-name="P9"><text:span text:style-name="T12">P: The peace of the Lord be with you always.</text:span></text:p>
            <text:p text:style-name="P9"><text:span text:style-name="T13">C:</text:span><text:span text:style-name="T98"> </text:span><text:span text:style-name="T69">♫</text:span><text:span text:style-name="T99"> </text:span><text:span text:style-name="T54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8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77" draw:master-page-name="Default82">
        <draw:frame draw:style-name="gr41" draw:text-style-name="P53" draw:layer="layout" svg:width="25.908cm" svg:height="6.069cm" svg:x="1.016cm" svg:y="0.818cm">
          <draw:text-box>
            <text:p text:style-name="P27"><text:span text:style-name="T37">Agnus Dei</text:span><text:span text:style-name="T100"> </text:span><text:span text:style-name="T50">♫</text:span></text:p>
            <text:p text:style-name="P27"><text:span text:style-name="T14">Lamb of God, </text:span></text:p>
            <text:p text:style-name="P27"><text:span text:style-name="T14">You take away the sin of the world;</text:span></text:p>
            <text:p text:style-name="P27"><text:span text:style-name="T14">Have mercy on us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8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78" draw:master-page-name="Default83">
        <draw:frame draw:style-name="gr58" draw:text-style-name="P77" draw:layer="layout" svg:width="25.654cm" svg:height="6.026cm" svg:x="1.016cm" svg:y="0.635cm">
          <draw:text-box>
            <text:p text:style-name="P27"><text:span text:style-name="T53"/></text:p>
            <text:p text:style-name="P27"><text:span text:style-name="T53">♫</text:span><text:span text:style-name="T54"> </text:span><text:span text:style-name="T14">Lamb of God, </text:span></text:p>
            <text:p text:style-name="P27"><text:span text:style-name="T14">You take away the sin of the world;</text:span></text:p>
            <text:p text:style-name="P27"><text:span text:style-name="T14">Have mercy on us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8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79" draw:master-page-name="Default84">
        <draw:frame draw:style-name="gr58" draw:text-style-name="P78" draw:layer="layout" svg:width="25.654cm" svg:height="6.026cm" svg:x="1.016cm" svg:y="0.635cm">
          <draw:text-box>
            <text:p text:style-name="P27"><text:span text:style-name="T69"/></text:p>
            <text:p text:style-name="P27"><text:span text:style-name="T69">♫</text:span><text:span text:style-name="T101"> </text:span><text:span text:style-name="T14">Lamb of God, </text:span></text:p>
            <text:p text:style-name="P27"><text:span text:style-name="T14">You take away the sin of the world;</text:span></text:p>
            <text:p text:style-name="P27"><text:span text:style-name="T14">grant us peace, grant us peac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8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80" draw:master-page-name="Default85">
        <draw:frame draw:style-name="gr16" draw:text-style-name="P26" draw:layer="layout" svg:width="24.13cm" svg:height="1.56cm" svg:x="1.778cm" svg:y="0.981cm">
          <draw:text-box>
            <text:p text:style-name="P2"><text:span text:style-name="T37">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8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81" draw:master-page-name="Default86">
        <draw:frame draw:style-name="gr59" draw:text-style-name="P79" draw:layer="layout" svg:width="24.13cm" svg:height="3.81cm" svg:x="2.032cm" svg:y="3.048cm">
          <draw:text-box>
            <text:p text:style-name="P2"><text:span text:style-name="T102">Distribution Hym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8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82" draw:master-page-name="Default87">
        <draw:frame draw:style-name="gr60" draw:text-style-name="P26" draw:layer="layout" svg:width="24.13cm" svg:height="5.487cm" svg:x="2.006cm" svg:y="0.817cm">
          <draw:text-box>
            <text:p text:style-name="P2"><text:span text:style-name="T37">Distribution Hymns</text:span></text:p>
            <text:p text:style-name="P80"><text:span text:style-name="T100">Hymn #</text:span></text:p>
            <text:p text:style-name="P80"><text:span text:style-name="T100">Hymn #</text:span></text:p>
            <text:p text:style-name="P80"><text:span text:style-name="T100">Hymn #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8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83" draw:master-page-name="Default88">
        <draw:frame draw:style-name="gr61" draw:text-style-name="P53" draw:layer="layout" svg:width="25.146cm" svg:height="7.62cm" svg:x="1.27cm" svg:y="0.508cm">
          <draw:text-box>
            <text:p text:style-name="P27"><text:span text:style-name="T37">Post-Communion Canticle</text:span><text:span text:style-name="T100"> </text:span><text:span text:style-name="T50">♫</text:span></text:p>
            <text:p text:style-name="P27"><text:span text:style-name="T14">Thank the Lord and sing His praise;</text:span></text:p>
            <text:p text:style-name="P27"><text:span text:style-name="T14">tell ev'ryone what He has done.</text:span></text:p>
            <text:p text:style-name="P27"><text:span text:style-name="T14">Let all who seek the Lord rejoice</text:span></text:p>
            <text:p text:style-name="P27"><text:span text:style-name="T14">and proudly bear His name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8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84" draw:master-page-name="Default89">
        <draw:frame draw:style-name="gr8" draw:text-style-name="P78" draw:layer="layout" svg:width="25.654cm" svg:height="6.263cm" svg:x="1.27cm" svg:y="1.333cm">
          <draw:text-box>
            <text:p text:style-name="P27"><text:span text:style-name="T103">♫</text:span><text:span text:style-name="T104"> </text:span><text:span text:style-name="T14">He recalls His promises</text:span></text:p>
            <text:p text:style-name="P27"><text:span text:style-name="T14">and leads His people forth in joy</text:span></text:p>
            <text:p text:style-name="P27"><text:span text:style-name="T14">with shouts of thanksgiving. <text:s text:c="2"/></text:span></text:p>
            <text:p text:style-name="P27"><text:span text:style-name="T14">Alleluia. Allelui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8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85" draw:master-page-name="Default90">
        <draw:frame draw:style-name="gr41" draw:text-style-name="P53" draw:layer="layout" svg:width="25.908cm" svg:height="6.069cm" svg:x="1.016cm" svg:y="0.508cm">
          <draw:text-box>
            <text:p text:style-name="P27"><text:span text:style-name="T37">Nunc Dimittis</text:span></text:p>
            <text:p text:style-name="P9"><text:span text:style-name="T13">C:</text:span><text:span text:style-name="T98"> </text:span><text:span text:style-name="T69">♫</text:span><text:span text:style-name="T105"> </text:span><text:span text:style-name="T14">Lord, now You let Your servant</text:span></text:p>
            <text:p text:style-name="P9"><text:span text:style-name="T14"><text:s text:c="8"/></text:span><text:span text:style-name="T14">go in peace;</text:span></text:p>
            <text:p text:style-name="P9"><text:span text:style-name="T14"><text:s text:c="4"/></text:span><text:span text:style-name="T14">Your word has been fulfill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9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85" draw:master-page-name="Default91">
        <draw:frame draw:style-name="gr62" draw:text-style-name="P75" draw:layer="layout" svg:width="25.4cm" svg:height="6.858cm" svg:x="1.27cm" svg:y="1.016cm">
          <draw:text-box>
            <text:p text:style-name="P74"><text:span text:style-name="T106">♫</text:span><text:span text:style-name="T42"> </text:span><text:span text:style-name="T14">My eyes have seen the salvation which You </text:span></text:p>
            <text:p text:style-name="P9"><text:span text:style-name="T14"><text:s text:c="4"/></text:span><text:span text:style-name="T14">have prepared in the sight of ev'ry people:</text:span></text:p>
            <text:p text:style-name="P9"><text:span text:style-name="T14">A light to reveal You to the nations</text:span></text:p>
            <text:p text:style-name="P9"><text:span text:style-name="T14"><text:s text:c="4"/></text:span><text:span text:style-name="T14">and the glory of Your people Israel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9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86" draw:master-page-name="Default92">
        <draw:frame draw:style-name="gr18" draw:text-style-name="P81" draw:layer="layout" svg:width="25.654cm" svg:height="6.604cm" svg:x="1.016cm" svg:y="0.762cm">
          <draw:text-box>
            <text:p text:style-name="P9"><text:span text:style-name="T14"><text:s text:c="4"/></text:span><text:span text:style-name="T53">♫</text:span><text:span text:style-name="T54"> </text:span><text:span text:style-name="T14">Glory be to the Father and to the Son </text:span></text:p>
            <text:p text:style-name="P9"><text:span text:style-name="T14"><text:s text:c="4"/></text:span><text:span text:style-name="T14">and to the Holy Spirit; </text:span></text:p>
            <text:p text:style-name="P9"><text:span text:style-name="T14"><text:s text:c="4"/></text:span><text:span text:style-name="T14">as it was in the beginning, <text:s/></text:span></text:p>
            <text:p text:style-name="P9"><text:span text:style-name="T14"><text:s text:c="4"/></text:span><text:span text:style-name="T14">is now, and will be forever. <text:s/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9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87" draw:master-page-name="Default93">
        <draw:frame draw:style-name="gr63" draw:text-style-name="P82" draw:layer="layout" svg:width="24.892cm" svg:height="6.378cm" svg:x="1.524cm" svg:y="1.016cm">
          <draw:text-box>
            <text:p text:style-name="P4"><text:span text:style-name="T4">Post-Communion Collect</text:span></text:p>
            <text:p text:style-name="P7"><text:span text:style-name="T15">P:</text:span><text:span text:style-name="T107"> </text:span><text:span text:style-name="T15">We give thanks to You, almighty God, that </text:span></text:p>
            <text:p text:style-name="P7"><text:span text:style-name="T15"><text:s text:c="4"/></text:span><text:span text:style-name="T15">You have refreshed us through this salutary </text:span></text:p>
            <text:p text:style-name="P7"><text:span text:style-name="T15"><text:s text:c="4"/></text:span><text:span text:style-name="T15">gift, and we implore You that of Your mercy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9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87" draw:master-page-name="Default94">
        <draw:frame draw:style-name="gr64" draw:text-style-name="P82" draw:layer="layout" svg:width="24.892cm" svg:height="4.667cm" svg:x="1.524cm" svg:y="0.988cm">
          <draw:text-box>
            <text:p text:style-name="P7"><text:span text:style-name="T108"><text:s text:c="4"/></text:span><text:span text:style-name="T15">You would strengthen us through the same</text:span></text:p>
            <text:p text:style-name="P7"><text:span text:style-name="T15"><text:s text:c="4"/></text:span><text:span text:style-name="T15">in faith toward You </text:span><text:span text:style-name="T16">and in fervent love toward </text:span></text:p>
            <text:p text:style-name="P7"><text:span text:style-name="T16"><text:s text:c="4"/></text:span><text:span text:style-name="T16">one another;</text:span><text:span text:style-name="T109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9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88" draw:master-page-name="Default95">
        <draw:frame draw:style-name="gr65" draw:text-style-name="P82" draw:layer="layout" svg:width="25.908cm" svg:height="7.493cm" svg:x="1.016cm" svg:y="0.635cm">
          <draw:text-box>
            <text:p text:style-name="P7"><text:span text:style-name="T109"><text:s text:c="4"/></text:span><text:span text:style-name="T15">through Jesus Christ, Your Son, our Lord, who </text:span></text:p>
            <text:p text:style-name="P7"><text:span text:style-name="T15"><text:s text:c="4"/></text:span><text:span text:style-name="T15">lives and reigns with You and the Holy Spirit, </text:span></text:p>
            <text:p text:style-name="P7"><text:span text:style-name="T15"><text:s text:c="4"/></text:span><text:span text:style-name="T15">one God, now and forever.</text:span></text:p>
            <text:p text:style-name="P7"><text:span text:style-name="T17">C:</text:span><text:span text:style-name="T23"> </text:span><text:span text:style-name="T18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9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89" draw:master-page-name="Default96">
        <draw:frame draw:style-name="gr66" draw:text-style-name="P55" draw:layer="layout" svg:width="24.892cm" svg:height="9.674cm" svg:x="1.564cm" svg:y="0.508cm">
          <draw:text-box>
            <text:p text:style-name="P27"><text:span text:style-name="T37">Benediction</text:span></text:p>
            <text:p text:style-name="P9"><text:span text:style-name="T12">P:</text:span><text:span text:style-name="T94"> </text:span><text:span text:style-name="T12">The Lord bless you and keep you. </text:span></text:p>
            <text:p text:style-name="P9"><text:span text:style-name="T12"><text:s text:c="4"/></text:span><text:span text:style-name="T12">The Lord make His face shine on you and be </text:span></text:p>
            <text:p text:style-name="P9"><text:span text:style-name="T12"><text:s text:c="4"/></text:span><text:span text:style-name="T12">gracious to you. The Lord look upon you with </text:span></text:p>
            <text:p text:style-name="P9"><text:span text:style-name="T12"><text:s text:c="4"/></text:span><text:span text:style-name="T12">favor and </text:span><text:span text:style-name="T87">+</text:span><text:span text:style-name="T12"> give you peace.</text:span></text:p>
            <text:p text:style-name="P9"><text:span text:style-name="T13">C:</text:span><text:span text:style-name="T110"> </text:span><text:span text:style-name="T14">Amen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9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90" draw:master-page-name="Default97">
        <draw:frame draw:style-name="gr67" draw:text-style-name="P84" draw:layer="layout" svg:width="24.638cm" svg:height="9.422cm" svg:x="1.687cm" svg:y="0.999cm">
          <draw:text-box>
            <text:p text:style-name="P83"><text:span text:style-name="T111">Acknowledgments</text:span></text:p>
            <text:p text:style-name="P2"><text:span text:style-name="T112"><text:s/></text:span><text:span text:style-name="T112">Unless otherwise indicated,</text:span></text:p>
            <text:p text:style-name="P2"><text:span text:style-name="T112">all scripture quotations are from </text:span><text:span text:style-name="T113">The Holy Bible,</text:span></text:p>
            <text:p text:style-name="P2"><text:span text:style-name="T113">English Standard Version</text:span><text:span text:style-name="T112">, copyright © 2001 by Crossway Bibles,</text:span></text:p>
            <text:p text:style-name="P2"><text:span text:style-name="T112">a division of Good News Publishers. </text:span></text:p>
            <text:p text:style-name="P2"><text:span text:style-name="T112">Used by permission. All rights reserved</text:span></text:p>
            <text:p text:style-name="P2"><text:span text:style-name="T112"/></text:p>
            <text:p text:style-name="P2"><text:span text:style-name="T113">Created by Lutheran Service Builder © 2006</text:span></text:p>
            <text:p text:style-name="P2"><text:span text:style-name="T113">Concordia Publishing House.</text:span></text:p>
            <text:p text:style-name="P2"><text:span text:style-name="T1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9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91" draw:master-page-name="Default98"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9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2" svg:font-family="'Segoe UI'" style:font-adornments="Regular"/>
    <style:font-face style:name="Liberation Serif1" svg:font-family="'Liberation Serif'" style:font-adornments="Regular" style:font-family-generic="roman"/>
    <style:font-face style:name="Arial2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00" draw:display-name="Bitmap 100" xlink:href="Pictures/1000000000000600000003606B332E6CEF1541E5.bmp" xlink:type="simple" xlink:show="embed" xlink:actuate="onLoad"/>
    <draw:fill-image draw:name="Bitmap_20_101" draw:display-name="Bitmap 101" xlink:href="Pictures/1000000000000600000003606B332E6CEF1541E5.bmp" xlink:type="simple" xlink:show="embed" xlink:actuate="onLoad"/>
    <draw:fill-image draw:name="Bitmap_20_102" draw:display-name="Bitmap 102" xlink:href="Pictures/1000000000000600000003606B332E6CEF1541E5.bmp" xlink:type="simple" xlink:show="embed" xlink:actuate="onLoad"/>
    <draw:fill-image draw:name="Bitmap_20_103" draw:display-name="Bitmap 103" xlink:href="Pictures/1000000000000600000003606B332E6CEF1541E5.bmp" xlink:type="simple" xlink:show="embed" xlink:actuate="onLoad"/>
    <draw:fill-image draw:name="Bitmap_20_104" draw:display-name="Bitmap 104" xlink:href="Pictures/1000000000000600000003606B332E6CEF1541E5.bmp" xlink:type="simple" xlink:show="embed" xlink:actuate="onLoad"/>
    <draw:fill-image draw:name="Bitmap_20_105" draw:display-name="Bitmap 105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13" draw:display-name="Bitmap 13" xlink:href="Pictures/1000000000000600000003606B332E6CEF1541E5.bmp" xlink:type="simple" xlink:show="embed" xlink:actuate="onLoad"/>
    <draw:fill-image draw:name="Bitmap_20_14" draw:display-name="Bitmap 14" xlink:href="Pictures/1000000000000600000003606B332E6CEF1541E5.bmp" xlink:type="simple" xlink:show="embed" xlink:actuate="onLoad"/>
    <draw:fill-image draw:name="Bitmap_20_15" draw:display-name="Bitmap 15" xlink:href="Pictures/1000000000000600000003606B332E6CEF1541E5.bmp" xlink:type="simple" xlink:show="embed" xlink:actuate="onLoad"/>
    <draw:fill-image draw:name="Bitmap_20_16" draw:display-name="Bitmap 16" xlink:href="Pictures/1000000000000600000003606B332E6CEF1541E5.bmp" xlink:type="simple" xlink:show="embed" xlink:actuate="onLoad"/>
    <draw:fill-image draw:name="Bitmap_20_17" draw:display-name="Bitmap 17" xlink:href="Pictures/1000000000000600000003606B332E6CEF1541E5.bmp" xlink:type="simple" xlink:show="embed" xlink:actuate="onLoad"/>
    <draw:fill-image draw:name="Bitmap_20_18" draw:display-name="Bitmap 18" xlink:href="Pictures/1000000000000600000003606B332E6CEF1541E5.bmp" xlink:type="simple" xlink:show="embed" xlink:actuate="onLoad"/>
    <draw:fill-image draw:name="Bitmap_20_19" draw:display-name="Bitmap 19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20" draw:display-name="Bitmap 20" xlink:href="Pictures/1000000000000600000003606B332E6CEF1541E5.bmp" xlink:type="simple" xlink:show="embed" xlink:actuate="onLoad"/>
    <draw:fill-image draw:name="Bitmap_20_21" draw:display-name="Bitmap 21" xlink:href="Pictures/1000000000000600000003606B332E6CEF1541E5.bmp" xlink:type="simple" xlink:show="embed" xlink:actuate="onLoad"/>
    <draw:fill-image draw:name="Bitmap_20_28" draw:display-name="Bitmap 28" xlink:href="Pictures/1000000000000600000003606B332E6CEF1541E5.bmp" xlink:type="simple" xlink:show="embed" xlink:actuate="onLoad"/>
    <draw:fill-image draw:name="Bitmap_20_29" draw:display-name="Bitmap 29" xlink:href="Pictures/1000000000000600000003606B332E6CEF1541E5.bmp" xlink:type="simple" xlink:show="embed" xlink:actuate="onLoad"/>
    <draw:fill-image draw:name="Bitmap_20_30" draw:display-name="Bitmap 30" xlink:href="Pictures/1000000000000600000003606B332E6CEF1541E5.bmp" xlink:type="simple" xlink:show="embed" xlink:actuate="onLoad"/>
    <draw:fill-image draw:name="Bitmap_20_31" draw:display-name="Bitmap 31" xlink:href="Pictures/1000000000000600000003606B332E6CEF1541E5.bmp" xlink:type="simple" xlink:show="embed" xlink:actuate="onLoad"/>
    <draw:fill-image draw:name="Bitmap_20_32" draw:display-name="Bitmap 32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40" draw:display-name="Bitmap 40" xlink:href="Pictures/1000000000000600000003606B332E6CEF1541E5.bmp" xlink:type="simple" xlink:show="embed" xlink:actuate="onLoad"/>
    <draw:fill-image draw:name="Bitmap_20_41" draw:display-name="Bitmap 41" xlink:href="Pictures/1000000000000600000003606B332E6CEF1541E5.bmp" xlink:type="simple" xlink:show="embed" xlink:actuate="onLoad"/>
    <draw:fill-image draw:name="Bitmap_20_42" draw:display-name="Bitmap 42" xlink:href="Pictures/1000000000000600000003606B332E6CEF1541E5.bmp" xlink:type="simple" xlink:show="embed" xlink:actuate="onLoad"/>
    <draw:fill-image draw:name="Bitmap_20_43" draw:display-name="Bitmap 43" xlink:href="Pictures/1000000000000600000003606B332E6CEF1541E5.bmp" xlink:type="simple" xlink:show="embed" xlink:actuate="onLoad"/>
    <draw:fill-image draw:name="Bitmap_20_44" draw:display-name="Bitmap 44" xlink:href="Pictures/1000000000000600000003606B332E6CEF1541E5.bmp" xlink:type="simple" xlink:show="embed" xlink:actuate="onLoad"/>
    <draw:fill-image draw:name="Bitmap_20_45" draw:display-name="Bitmap 45" xlink:href="Pictures/1000000000000600000003606B332E6CEF1541E5.bmp" xlink:type="simple" xlink:show="embed" xlink:actuate="onLoad"/>
    <draw:fill-image draw:name="Bitmap_20_46" draw:display-name="Bitmap 46" xlink:href="Pictures/1000000000000600000003606B332E6CEF1541E5.bmp" xlink:type="simple" xlink:show="embed" xlink:actuate="onLoad"/>
    <draw:fill-image draw:name="Bitmap_20_47" draw:display-name="Bitmap 47" xlink:href="Pictures/1000000000000600000003606B332E6CEF1541E5.bmp" xlink:type="simple" xlink:show="embed" xlink:actuate="onLoad"/>
    <draw:fill-image draw:name="Bitmap_20_48" draw:display-name="Bitmap 48" xlink:href="Pictures/1000000000000600000003606B332E6CEF1541E5.bmp" xlink:type="simple" xlink:show="embed" xlink:actuate="onLoad"/>
    <draw:fill-image draw:name="Bitmap_20_49" draw:display-name="Bitmap 49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50" draw:display-name="Bitmap 50" xlink:href="Pictures/1000000000000600000003606B332E6CEF1541E5.bmp" xlink:type="simple" xlink:show="embed" xlink:actuate="onLoad"/>
    <draw:fill-image draw:name="Bitmap_20_51" draw:display-name="Bitmap 51" xlink:href="Pictures/1000000000000600000003606B332E6CEF1541E5.bmp" xlink:type="simple" xlink:show="embed" xlink:actuate="onLoad"/>
    <draw:fill-image draw:name="Bitmap_20_52" draw:display-name="Bitmap 52" xlink:href="Pictures/1000000000000600000003606B332E6CEF1541E5.bmp" xlink:type="simple" xlink:show="embed" xlink:actuate="onLoad"/>
    <draw:fill-image draw:name="Bitmap_20_53" draw:display-name="Bitmap 53" xlink:href="Pictures/1000000000000600000003606B332E6CEF1541E5.bmp" xlink:type="simple" xlink:show="embed" xlink:actuate="onLoad"/>
    <draw:fill-image draw:name="Bitmap_20_54" draw:display-name="Bitmap 54" xlink:href="Pictures/1000000000000600000003606B332E6CEF1541E5.bmp" xlink:type="simple" xlink:show="embed" xlink:actuate="onLoad"/>
    <draw:fill-image draw:name="Bitmap_20_55" draw:display-name="Bitmap 55" xlink:href="Pictures/1000000000000600000003606B332E6CEF1541E5.bmp" xlink:type="simple" xlink:show="embed" xlink:actuate="onLoad"/>
    <draw:fill-image draw:name="Bitmap_20_56" draw:display-name="Bitmap 56" xlink:href="Pictures/1000000000000600000003606B332E6CEF1541E5.bmp" xlink:type="simple" xlink:show="embed" xlink:actuate="onLoad"/>
    <draw:fill-image draw:name="Bitmap_20_57" draw:display-name="Bitmap 57" xlink:href="Pictures/1000000000000600000003606B332E6CEF1541E5.bmp" xlink:type="simple" xlink:show="embed" xlink:actuate="onLoad"/>
    <draw:fill-image draw:name="Bitmap_20_58" draw:display-name="Bitmap 58" xlink:href="Pictures/1000000000000600000003606B332E6CEF1541E5.bmp" xlink:type="simple" xlink:show="embed" xlink:actuate="onLoad"/>
    <draw:fill-image draw:name="Bitmap_20_59" draw:display-name="Bitmap 59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60" draw:display-name="Bitmap 60" xlink:href="Pictures/1000000000000600000003606B332E6CEF1541E5.bmp" xlink:type="simple" xlink:show="embed" xlink:actuate="onLoad"/>
    <draw:fill-image draw:name="Bitmap_20_61" draw:display-name="Bitmap 61" xlink:href="Pictures/1000000000000600000003606B332E6CEF1541E5.bmp" xlink:type="simple" xlink:show="embed" xlink:actuate="onLoad"/>
    <draw:fill-image draw:name="Bitmap_20_62" draw:display-name="Bitmap 62" xlink:href="Pictures/1000000000000600000003606B332E6CEF1541E5.bmp" xlink:type="simple" xlink:show="embed" xlink:actuate="onLoad"/>
    <draw:fill-image draw:name="Bitmap_20_63" draw:display-name="Bitmap 63" xlink:href="Pictures/1000000000000600000003606B332E6CEF1541E5.bmp" xlink:type="simple" xlink:show="embed" xlink:actuate="onLoad"/>
    <draw:fill-image draw:name="Bitmap_20_64" draw:display-name="Bitmap 64" xlink:href="Pictures/1000000000000600000003606B332E6CEF1541E5.bmp" xlink:type="simple" xlink:show="embed" xlink:actuate="onLoad"/>
    <draw:fill-image draw:name="Bitmap_20_65" draw:display-name="Bitmap 65" xlink:href="Pictures/1000000000000600000003606B332E6CEF1541E5.bmp" xlink:type="simple" xlink:show="embed" xlink:actuate="onLoad"/>
    <draw:fill-image draw:name="Bitmap_20_66" draw:display-name="Bitmap 66" xlink:href="Pictures/1000000000000600000003606B332E6CEF1541E5.bmp" xlink:type="simple" xlink:show="embed" xlink:actuate="onLoad"/>
    <draw:fill-image draw:name="Bitmap_20_67" draw:display-name="Bitmap 67" xlink:href="Pictures/1000000000000600000003606B332E6CEF1541E5.bmp" xlink:type="simple" xlink:show="embed" xlink:actuate="onLoad"/>
    <draw:fill-image draw:name="Bitmap_20_68" draw:display-name="Bitmap 68" xlink:href="Pictures/1000000000000600000003606B332E6CEF1541E5.bmp" xlink:type="simple" xlink:show="embed" xlink:actuate="onLoad"/>
    <draw:fill-image draw:name="Bitmap_20_69" draw:display-name="Bitmap 69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70" draw:display-name="Bitmap 70" xlink:href="Pictures/1000000000000600000003606B332E6CEF1541E5.bmp" xlink:type="simple" xlink:show="embed" xlink:actuate="onLoad"/>
    <draw:fill-image draw:name="Bitmap_20_71" draw:display-name="Bitmap 71" xlink:href="Pictures/1000000000000600000003606B332E6CEF1541E5.bmp" xlink:type="simple" xlink:show="embed" xlink:actuate="onLoad"/>
    <draw:fill-image draw:name="Bitmap_20_72" draw:display-name="Bitmap 72" xlink:href="Pictures/1000000000000600000003606B332E6CEF1541E5.bmp" xlink:type="simple" xlink:show="embed" xlink:actuate="onLoad"/>
    <draw:fill-image draw:name="Bitmap_20_73" draw:display-name="Bitmap 73" xlink:href="Pictures/1000000000000600000003606B332E6CEF1541E5.bmp" xlink:type="simple" xlink:show="embed" xlink:actuate="onLoad"/>
    <draw:fill-image draw:name="Bitmap_20_74" draw:display-name="Bitmap 74" xlink:href="Pictures/1000000000000600000003606B332E6CEF1541E5.bmp" xlink:type="simple" xlink:show="embed" xlink:actuate="onLoad"/>
    <draw:fill-image draw:name="Bitmap_20_75" draw:display-name="Bitmap 75" xlink:href="Pictures/1000000000000600000003606B332E6CEF1541E5.bmp" xlink:type="simple" xlink:show="embed" xlink:actuate="onLoad"/>
    <draw:fill-image draw:name="Bitmap_20_76" draw:display-name="Bitmap 76" xlink:href="Pictures/1000000000000600000003606B332E6CEF1541E5.bmp" xlink:type="simple" xlink:show="embed" xlink:actuate="onLoad"/>
    <draw:fill-image draw:name="Bitmap_20_77" draw:display-name="Bitmap 77" xlink:href="Pictures/1000000000000600000003606B332E6CEF1541E5.bmp" xlink:type="simple" xlink:show="embed" xlink:actuate="onLoad"/>
    <draw:fill-image draw:name="Bitmap_20_78" draw:display-name="Bitmap 78" xlink:href="Pictures/1000000000000600000003606B332E6CEF1541E5.bmp" xlink:type="simple" xlink:show="embed" xlink:actuate="onLoad"/>
    <draw:fill-image draw:name="Bitmap_20_79" draw:display-name="Bitmap 79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80" draw:display-name="Bitmap 80" xlink:href="Pictures/1000000000000600000003606B332E6CEF1541E5.bmp" xlink:type="simple" xlink:show="embed" xlink:actuate="onLoad"/>
    <draw:fill-image draw:name="Bitmap_20_81" draw:display-name="Bitmap 81" xlink:href="Pictures/1000000000000600000003606B332E6CEF1541E5.bmp" xlink:type="simple" xlink:show="embed" xlink:actuate="onLoad"/>
    <draw:fill-image draw:name="Bitmap_20_82" draw:display-name="Bitmap 82" xlink:href="Pictures/1000000000000600000003606B332E6CEF1541E5.bmp" xlink:type="simple" xlink:show="embed" xlink:actuate="onLoad"/>
    <draw:fill-image draw:name="Bitmap_20_83" draw:display-name="Bitmap 83" xlink:href="Pictures/1000000000000600000003606B332E6CEF1541E5.bmp" xlink:type="simple" xlink:show="embed" xlink:actuate="onLoad"/>
    <draw:fill-image draw:name="Bitmap_20_84" draw:display-name="Bitmap 84" xlink:href="Pictures/1000000000000600000003606B332E6CEF1541E5.bmp" xlink:type="simple" xlink:show="embed" xlink:actuate="onLoad"/>
    <draw:fill-image draw:name="Bitmap_20_85" draw:display-name="Bitmap 85" xlink:href="Pictures/1000000000000600000003606B332E6CEF1541E5.bmp" xlink:type="simple" xlink:show="embed" xlink:actuate="onLoad"/>
    <draw:fill-image draw:name="Bitmap_20_86" draw:display-name="Bitmap 86" xlink:href="Pictures/1000000000000600000003606B332E6CEF1541E5.bmp" xlink:type="simple" xlink:show="embed" xlink:actuate="onLoad"/>
    <draw:fill-image draw:name="Bitmap_20_87" draw:display-name="Bitmap 87" xlink:href="Pictures/1000000000000600000003606B332E6CEF1541E5.bmp" xlink:type="simple" xlink:show="embed" xlink:actuate="onLoad"/>
    <draw:fill-image draw:name="Bitmap_20_88" draw:display-name="Bitmap 88" xlink:href="Pictures/1000000000000600000003606B332E6CEF1541E5.bmp" xlink:type="simple" xlink:show="embed" xlink:actuate="onLoad"/>
    <draw:fill-image draw:name="Bitmap_20_89" draw:display-name="Bitmap 89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itmap_20_91" draw:display-name="Bitmap 91" xlink:href="Pictures/1000000000000600000003606B332E6CEF1541E5.bmp" xlink:type="simple" xlink:show="embed" xlink:actuate="onLoad"/>
    <draw:fill-image draw:name="Bitmap_20_92" draw:display-name="Bitmap 92" xlink:href="Pictures/1000000000000600000003606B332E6CEF1541E5.bmp" xlink:type="simple" xlink:show="embed" xlink:actuate="onLoad"/>
    <draw:fill-image draw:name="Bitmap_20_93" draw:display-name="Bitmap 93" xlink:href="Pictures/1000000000000600000003606B332E6CEF1541E5.bmp" xlink:type="simple" xlink:show="embed" xlink:actuate="onLoad"/>
    <draw:fill-image draw:name="Bitmap_20_94" draw:display-name="Bitmap 94" xlink:href="Pictures/1000000000000600000003606B332E6CEF1541E5.bmp" xlink:type="simple" xlink:show="embed" xlink:actuate="onLoad"/>
    <draw:fill-image draw:name="Bitmap_20_95" draw:display-name="Bitmap 95" xlink:href="Pictures/1000000000000600000003606B332E6CEF1541E5.bmp" xlink:type="simple" xlink:show="embed" xlink:actuate="onLoad"/>
    <draw:fill-image draw:name="Bitmap_20_96" draw:display-name="Bitmap 96" xlink:href="Pictures/1000000000000600000003606B332E6CEF1541E5.bmp" xlink:type="simple" xlink:show="embed" xlink:actuate="onLoad"/>
    <draw:fill-image draw:name="Bitmap_20_97" draw:display-name="Bitmap 97" xlink:href="Pictures/1000000000000600000003606B332E6CEF1541E5.bmp" xlink:type="simple" xlink:show="embed" xlink:actuate="onLoad"/>
    <draw:fill-image draw:name="Bitmap_20_98" draw:display-name="Bitmap 98" xlink:href="Pictures/1000000000000600000003606B332E6CEF1541E5.bmp" xlink:type="simple" xlink:show="embed" xlink:actuate="onLoad"/>
    <draw:fill-image draw:name="Bitmap_20_99" draw:display-name="Bitmap 9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 draw:fit-to-size="shrink-to-fit" style:shrink-to-fit="tru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 draw:fit-to-size="shrink-to-fit" style:shrink-to-fit="tru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 draw:fit-to-size="shrink-to-fit" style:shrink-to-fit="tru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 draw:fit-to-size="shrink-to-fit" style:shrink-to-fit="tru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 draw:fit-to-size="shrink-to-fit" style:shrink-to-fit="tru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 draw:fit-to-size="shrink-to-fit" style:shrink-to-fit="tru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 draw:fit-to-size="shrink-to-fit" style:shrink-to-fit="tru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 draw:fit-to-size="shrink-to-fit" style:shrink-to-fit="tru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 draw:fit-to-size="shrink-to-fit" style:shrink-to-fit="tru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 draw:fit-to-size="shrink-to-fit" style:shrink-to-fit="tru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 draw:fit-to-size="shrink-to-fit" style:shrink-to-fit="tru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 draw:fit-to-size="shrink-to-fit" style:shrink-to-fit="tru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 draw:fit-to-size="shrink-to-fit" style:shrink-to-fit="tru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 draw:fit-to-size="shrink-to-fit" style:shrink-to-fit="tru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 draw:fit-to-size="shrink-to-fit" style:shrink-to-fit="tru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 draw:fit-to-size="shrink-to-fit" style:shrink-to-fit="tru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 draw:fit-to-size="shrink-to-fit" style:shrink-to-fit="tru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7-outline1" style:family="presentation">
      <style:graphic-properties draw:stroke="none" draw:fill="none" draw:auto-grow-height="false" draw:fit-to-size="shrink-to-fit" style:shrink-to-fit="true">
        <text:list-style style:name="Default6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outline2" style:family="presentation" style:parent-style-name="Default6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7-outline3" style:family="presentation" style:parent-style-name="Default6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7-outline4" style:family="presentation" style:parent-style-name="Default6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7-outline5" style:family="presentation" style:parent-style-name="Default6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6" style:family="presentation" style:parent-style-name="Default6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7" style:family="presentation" style:parent-style-name="Default6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8" style:family="presentation" style:parent-style-name="Default6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9" style:family="presentation" style:parent-style-name="Default6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subtitle" style:family="presentation">
      <style:graphic-properties draw:stroke="none" draw:fill="none" draw:textarea-vertical-align="middle">
        <text:list-style style:name="Default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title" style:family="presentation">
      <style:graphic-properties draw:stroke="none" draw:fill="none" draw:textarea-vertical-align="middle">
        <text:list-style style:name="Default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8-outline1" style:family="presentation">
      <style:graphic-properties draw:stroke="none" draw:fill="none" draw:auto-grow-height="false" draw:fit-to-size="shrink-to-fit" style:shrink-to-fit="true">
        <text:list-style style:name="Default6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outline2" style:family="presentation" style:parent-style-name="Default6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8-outline3" style:family="presentation" style:parent-style-name="Default6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8-outline4" style:family="presentation" style:parent-style-name="Default6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8-outline5" style:family="presentation" style:parent-style-name="Default6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6" style:family="presentation" style:parent-style-name="Default6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7" style:family="presentation" style:parent-style-name="Default6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8" style:family="presentation" style:parent-style-name="Default6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9" style:family="presentation" style:parent-style-name="Default6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subtitle" style:family="presentation">
      <style:graphic-properties draw:stroke="none" draw:fill="none" draw:textarea-vertical-align="middle">
        <text:list-style style:name="Default6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title" style:family="presentation">
      <style:graphic-properties draw:stroke="none" draw:fill="none" draw:textarea-vertical-align="middle">
        <text:list-style style:name="Default6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9-outline1" style:family="presentation">
      <style:graphic-properties draw:stroke="none" draw:fill="none" draw:auto-grow-height="false" draw:fit-to-size="shrink-to-fit" style:shrink-to-fit="true">
        <text:list-style style:name="Default6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outline2" style:family="presentation" style:parent-style-name="Default6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9-outline3" style:family="presentation" style:parent-style-name="Default6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9-outline4" style:family="presentation" style:parent-style-name="Default6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9-outline5" style:family="presentation" style:parent-style-name="Default6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6" style:family="presentation" style:parent-style-name="Default6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7" style:family="presentation" style:parent-style-name="Default6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8" style:family="presentation" style:parent-style-name="Default6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9" style:family="presentation" style:parent-style-name="Default6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subtitle" style:family="presentation">
      <style:graphic-properties draw:stroke="none" draw:fill="none" draw:textarea-vertical-align="middle">
        <text:list-style style:name="Default6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title" style:family="presentation">
      <style:graphic-properties draw:stroke="none" draw:fill="none" draw:textarea-vertical-align="middle">
        <text:list-style style:name="Default6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0-outline1" style:family="presentation">
      <style:graphic-properties draw:stroke="none" draw:fill="none" draw:auto-grow-height="false" draw:fit-to-size="shrink-to-fit" style:shrink-to-fit="true">
        <text:list-style style:name="Default7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outline2" style:family="presentation" style:parent-style-name="Default7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0-outline3" style:family="presentation" style:parent-style-name="Default7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0-outline4" style:family="presentation" style:parent-style-name="Default7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0-outline5" style:family="presentation" style:parent-style-name="Default7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6" style:family="presentation" style:parent-style-name="Default7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7" style:family="presentation" style:parent-style-name="Default7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8" style:family="presentation" style:parent-style-name="Default7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9" style:family="presentation" style:parent-style-name="Default7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subtitle" style:family="presentation">
      <style:graphic-properties draw:stroke="none" draw:fill="none" draw:textarea-vertical-align="middle">
        <text:list-style style:name="Default7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title" style:family="presentation">
      <style:graphic-properties draw:stroke="none" draw:fill="none" draw:textarea-vertical-align="middle">
        <text:list-style style:name="Default7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1-outline1" style:family="presentation">
      <style:graphic-properties draw:stroke="none" draw:fill="none" draw:auto-grow-height="false" draw:fit-to-size="shrink-to-fit" style:shrink-to-fit="true">
        <text:list-style style:name="Default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outline2" style:family="presentation" style:parent-style-name="Default7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1-outline3" style:family="presentation" style:parent-style-name="Default7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1-outline4" style:family="presentation" style:parent-style-name="Default7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1-outline5" style:family="presentation" style:parent-style-name="Default7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6" style:family="presentation" style:parent-style-name="Default7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7" style:family="presentation" style:parent-style-name="Default7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8" style:family="presentation" style:parent-style-name="Default7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9" style:family="presentation" style:parent-style-name="Default7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subtitle" style:family="presentation">
      <style:graphic-properties draw:stroke="none" draw:fill="none" draw:textarea-vertical-align="middle">
        <text:list-style style:name="Default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title" style:family="presentation">
      <style:graphic-properties draw:stroke="none" draw:fill="none" draw:textarea-vertical-align="middle">
        <text:list-style style:name="Default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2-outline1" style:family="presentation">
      <style:graphic-properties draw:stroke="none" draw:fill="none" draw:auto-grow-height="false" draw:fit-to-size="shrink-to-fit" style:shrink-to-fit="true">
        <text:list-style style:name="Default7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outline2" style:family="presentation" style:parent-style-name="Default7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2-outline3" style:family="presentation" style:parent-style-name="Default7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2-outline4" style:family="presentation" style:parent-style-name="Default7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2-outline5" style:family="presentation" style:parent-style-name="Default7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6" style:family="presentation" style:parent-style-name="Default7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7" style:family="presentation" style:parent-style-name="Default7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8" style:family="presentation" style:parent-style-name="Default7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9" style:family="presentation" style:parent-style-name="Default7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subtitle" style:family="presentation">
      <style:graphic-properties draw:stroke="none" draw:fill="none" draw:textarea-vertical-align="middle">
        <text:list-style style:name="Default7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title" style:family="presentation">
      <style:graphic-properties draw:stroke="none" draw:fill="none" draw:textarea-vertical-align="middle">
        <text:list-style style:name="Default7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3-outline1" style:family="presentation">
      <style:graphic-properties draw:stroke="none" draw:fill="none" draw:auto-grow-height="false" draw:fit-to-size="shrink-to-fit" style:shrink-to-fit="true">
        <text:list-style style:name="Default7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outline2" style:family="presentation" style:parent-style-name="Default7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3-outline3" style:family="presentation" style:parent-style-name="Default7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3-outline4" style:family="presentation" style:parent-style-name="Default7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3-outline5" style:family="presentation" style:parent-style-name="Default7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6" style:family="presentation" style:parent-style-name="Default7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7" style:family="presentation" style:parent-style-name="Default7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8" style:family="presentation" style:parent-style-name="Default7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9" style:family="presentation" style:parent-style-name="Default7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subtitle" style:family="presentation">
      <style:graphic-properties draw:stroke="none" draw:fill="none" draw:textarea-vertical-align="middle">
        <text:list-style style:name="Default7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title" style:family="presentation">
      <style:graphic-properties draw:stroke="none" draw:fill="none" draw:textarea-vertical-align="middle">
        <text:list-style style:name="Default7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4-outline1" style:family="presentation">
      <style:graphic-properties draw:stroke="none" draw:fill="none" draw:auto-grow-height="false" draw:fit-to-size="shrink-to-fit" style:shrink-to-fit="true">
        <text:list-style style:name="Default7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outline2" style:family="presentation" style:parent-style-name="Default7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4-outline3" style:family="presentation" style:parent-style-name="Default7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4-outline4" style:family="presentation" style:parent-style-name="Default7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4-outline5" style:family="presentation" style:parent-style-name="Default7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6" style:family="presentation" style:parent-style-name="Default7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7" style:family="presentation" style:parent-style-name="Default7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8" style:family="presentation" style:parent-style-name="Default7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9" style:family="presentation" style:parent-style-name="Default7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subtitle" style:family="presentation">
      <style:graphic-properties draw:stroke="none" draw:fill="none" draw:textarea-vertical-align="middle">
        <text:list-style style:name="Default7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title" style:family="presentation">
      <style:graphic-properties draw:stroke="none" draw:fill="none" draw:textarea-vertical-align="middle">
        <text:list-style style:name="Default7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5-outline1" style:family="presentation">
      <style:graphic-properties draw:stroke="none" draw:fill="none" draw:auto-grow-height="false" draw:fit-to-size="shrink-to-fit" style:shrink-to-fit="true">
        <text:list-style style:name="Default7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outline2" style:family="presentation" style:parent-style-name="Default7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5-outline3" style:family="presentation" style:parent-style-name="Default7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5-outline4" style:family="presentation" style:parent-style-name="Default7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5-outline5" style:family="presentation" style:parent-style-name="Default7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6" style:family="presentation" style:parent-style-name="Default7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7" style:family="presentation" style:parent-style-name="Default7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8" style:family="presentation" style:parent-style-name="Default7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9" style:family="presentation" style:parent-style-name="Default7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subtitle" style:family="presentation">
      <style:graphic-properties draw:stroke="none" draw:fill="none" draw:textarea-vertical-align="middle">
        <text:list-style style:name="Default7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title" style:family="presentation">
      <style:graphic-properties draw:stroke="none" draw:fill="none" draw:textarea-vertical-align="middle">
        <text:list-style style:name="Default7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6-outline1" style:family="presentation">
      <style:graphic-properties draw:stroke="none" draw:fill="none" draw:auto-grow-height="false" draw:fit-to-size="shrink-to-fit" style:shrink-to-fit="true">
        <text:list-style style:name="Default7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outline2" style:family="presentation" style:parent-style-name="Default7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6-outline3" style:family="presentation" style:parent-style-name="Default7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6-outline4" style:family="presentation" style:parent-style-name="Default7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6-outline5" style:family="presentation" style:parent-style-name="Default7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6" style:family="presentation" style:parent-style-name="Default7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7" style:family="presentation" style:parent-style-name="Default7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8" style:family="presentation" style:parent-style-name="Default7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9" style:family="presentation" style:parent-style-name="Default7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subtitle" style:family="presentation">
      <style:graphic-properties draw:stroke="none" draw:fill="none" draw:textarea-vertical-align="middle">
        <text:list-style style:name="Default7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title" style:family="presentation">
      <style:graphic-properties draw:stroke="none" draw:fill="none" draw:textarea-vertical-align="middle">
        <text:list-style style:name="Default7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7-outline1" style:family="presentation">
      <style:graphic-properties draw:stroke="none" draw:fill="none" draw:auto-grow-height="false" draw:fit-to-size="shrink-to-fit" style:shrink-to-fit="true">
        <text:list-style style:name="Default7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outline2" style:family="presentation" style:parent-style-name="Default7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7-outline3" style:family="presentation" style:parent-style-name="Default7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7-outline4" style:family="presentation" style:parent-style-name="Default7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7-outline5" style:family="presentation" style:parent-style-name="Default7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6" style:family="presentation" style:parent-style-name="Default7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7" style:family="presentation" style:parent-style-name="Default7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8" style:family="presentation" style:parent-style-name="Default7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9" style:family="presentation" style:parent-style-name="Default7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subtitle" style:family="presentation">
      <style:graphic-properties draw:stroke="none" draw:fill="none" draw:textarea-vertical-align="middle">
        <text:list-style style:name="Default7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title" style:family="presentation">
      <style:graphic-properties draw:stroke="none" draw:fill="none" draw:textarea-vertical-align="middle">
        <text:list-style style:name="Default7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8-outline1" style:family="presentation">
      <style:graphic-properties draw:stroke="none" draw:fill="none" draw:auto-grow-height="false" draw:fit-to-size="shrink-to-fit" style:shrink-to-fit="true">
        <text:list-style style:name="Default7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outline2" style:family="presentation" style:parent-style-name="Default7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8-outline3" style:family="presentation" style:parent-style-name="Default7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8-outline4" style:family="presentation" style:parent-style-name="Default7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8-outline5" style:family="presentation" style:parent-style-name="Default7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6" style:family="presentation" style:parent-style-name="Default7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7" style:family="presentation" style:parent-style-name="Default7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8" style:family="presentation" style:parent-style-name="Default7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9" style:family="presentation" style:parent-style-name="Default7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subtitle" style:family="presentation">
      <style:graphic-properties draw:stroke="none" draw:fill="none" draw:textarea-vertical-align="middle">
        <text:list-style style:name="Default7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title" style:family="presentation">
      <style:graphic-properties draw:stroke="none" draw:fill="none" draw:textarea-vertical-align="middle">
        <text:list-style style:name="Default7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9-outline1" style:family="presentation">
      <style:graphic-properties draw:stroke="none" draw:fill="none" draw:auto-grow-height="false" draw:fit-to-size="shrink-to-fit" style:shrink-to-fit="true">
        <text:list-style style:name="Default7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outline2" style:family="presentation" style:parent-style-name="Default7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9-outline3" style:family="presentation" style:parent-style-name="Default7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9-outline4" style:family="presentation" style:parent-style-name="Default7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9-outline5" style:family="presentation" style:parent-style-name="Default7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6" style:family="presentation" style:parent-style-name="Default7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7" style:family="presentation" style:parent-style-name="Default7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8" style:family="presentation" style:parent-style-name="Default7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9" style:family="presentation" style:parent-style-name="Default7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subtitle" style:family="presentation">
      <style:graphic-properties draw:stroke="none" draw:fill="none" draw:textarea-vertical-align="middle">
        <text:list-style style:name="Default7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title" style:family="presentation">
      <style:graphic-properties draw:stroke="none" draw:fill="none" draw:textarea-vertical-align="middle">
        <text:list-style style:name="Default7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0-outline1" style:family="presentation">
      <style:graphic-properties draw:stroke="none" draw:fill="none" draw:auto-grow-height="false" draw:fit-to-size="shrink-to-fit" style:shrink-to-fit="true">
        <text:list-style style:name="Default8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outline2" style:family="presentation" style:parent-style-name="Default8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0-outline3" style:family="presentation" style:parent-style-name="Default8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0-outline4" style:family="presentation" style:parent-style-name="Default8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0-outline5" style:family="presentation" style:parent-style-name="Default8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6" style:family="presentation" style:parent-style-name="Default8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7" style:family="presentation" style:parent-style-name="Default8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8" style:family="presentation" style:parent-style-name="Default8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9" style:family="presentation" style:parent-style-name="Default8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subtitle" style:family="presentation">
      <style:graphic-properties draw:stroke="none" draw:fill="none" draw:textarea-vertical-align="middle">
        <text:list-style style:name="Default8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title" style:family="presentation">
      <style:graphic-properties draw:stroke="none" draw:fill="none" draw:textarea-vertical-align="middle">
        <text:list-style style:name="Default8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1-outline1" style:family="presentation">
      <style:graphic-properties draw:stroke="none" draw:fill="none" draw:auto-grow-height="false" draw:fit-to-size="shrink-to-fit" style:shrink-to-fit="true">
        <text:list-style style:name="Default8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outline2" style:family="presentation" style:parent-style-name="Default8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1-outline3" style:family="presentation" style:parent-style-name="Default8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1-outline4" style:family="presentation" style:parent-style-name="Default8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1-outline5" style:family="presentation" style:parent-style-name="Default8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6" style:family="presentation" style:parent-style-name="Default8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7" style:family="presentation" style:parent-style-name="Default8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8" style:family="presentation" style:parent-style-name="Default8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9" style:family="presentation" style:parent-style-name="Default8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subtitle" style:family="presentation">
      <style:graphic-properties draw:stroke="none" draw:fill="none" draw:textarea-vertical-align="middle">
        <text:list-style style:name="Default8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title" style:family="presentation">
      <style:graphic-properties draw:stroke="none" draw:fill="none" draw:textarea-vertical-align="middle">
        <text:list-style style:name="Default8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2-outline1" style:family="presentation">
      <style:graphic-properties draw:stroke="none" draw:fill="none" draw:auto-grow-height="false" draw:fit-to-size="shrink-to-fit" style:shrink-to-fit="true">
        <text:list-style style:name="Default8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outline2" style:family="presentation" style:parent-style-name="Default8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2-outline3" style:family="presentation" style:parent-style-name="Default8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2-outline4" style:family="presentation" style:parent-style-name="Default8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2-outline5" style:family="presentation" style:parent-style-name="Default8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6" style:family="presentation" style:parent-style-name="Default8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7" style:family="presentation" style:parent-style-name="Default8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8" style:family="presentation" style:parent-style-name="Default8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9" style:family="presentation" style:parent-style-name="Default8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subtitle" style:family="presentation">
      <style:graphic-properties draw:stroke="none" draw:fill="none" draw:textarea-vertical-align="middle">
        <text:list-style style:name="Default8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title" style:family="presentation">
      <style:graphic-properties draw:stroke="none" draw:fill="none" draw:textarea-vertical-align="middle">
        <text:list-style style:name="Default8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3-outline1" style:family="presentation">
      <style:graphic-properties draw:stroke="none" draw:fill="none" draw:auto-grow-height="false" draw:fit-to-size="shrink-to-fit" style:shrink-to-fit="true">
        <text:list-style style:name="Default8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outline2" style:family="presentation" style:parent-style-name="Default8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3-outline3" style:family="presentation" style:parent-style-name="Default8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3-outline4" style:family="presentation" style:parent-style-name="Default8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3-outline5" style:family="presentation" style:parent-style-name="Default8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6" style:family="presentation" style:parent-style-name="Default8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7" style:family="presentation" style:parent-style-name="Default8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8" style:family="presentation" style:parent-style-name="Default8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9" style:family="presentation" style:parent-style-name="Default8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subtitle" style:family="presentation">
      <style:graphic-properties draw:stroke="none" draw:fill="none" draw:textarea-vertical-align="middle">
        <text:list-style style:name="Default8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title" style:family="presentation">
      <style:graphic-properties draw:stroke="none" draw:fill="none" draw:textarea-vertical-align="middle">
        <text:list-style style:name="Default8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4-outline1" style:family="presentation">
      <style:graphic-properties draw:stroke="none" draw:fill="none" draw:auto-grow-height="false" draw:fit-to-size="shrink-to-fit" style:shrink-to-fit="true">
        <text:list-style style:name="Default8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outline2" style:family="presentation" style:parent-style-name="Default8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4-outline3" style:family="presentation" style:parent-style-name="Default8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4-outline4" style:family="presentation" style:parent-style-name="Default8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4-outline5" style:family="presentation" style:parent-style-name="Default8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6" style:family="presentation" style:parent-style-name="Default8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7" style:family="presentation" style:parent-style-name="Default8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8" style:family="presentation" style:parent-style-name="Default8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9" style:family="presentation" style:parent-style-name="Default8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subtitle" style:family="presentation">
      <style:graphic-properties draw:stroke="none" draw:fill="none" draw:textarea-vertical-align="middle">
        <text:list-style style:name="Default8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title" style:family="presentation">
      <style:graphic-properties draw:stroke="none" draw:fill="none" draw:textarea-vertical-align="middle">
        <text:list-style style:name="Default8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5-outline1" style:family="presentation">
      <style:graphic-properties draw:stroke="none" draw:fill="none" draw:auto-grow-height="false" draw:fit-to-size="shrink-to-fit" style:shrink-to-fit="true">
        <text:list-style style:name="Default8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outline2" style:family="presentation" style:parent-style-name="Default8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5-outline3" style:family="presentation" style:parent-style-name="Default8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5-outline4" style:family="presentation" style:parent-style-name="Default8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5-outline5" style:family="presentation" style:parent-style-name="Default8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6" style:family="presentation" style:parent-style-name="Default8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7" style:family="presentation" style:parent-style-name="Default8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8" style:family="presentation" style:parent-style-name="Default8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9" style:family="presentation" style:parent-style-name="Default8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subtitle" style:family="presentation">
      <style:graphic-properties draw:stroke="none" draw:fill="none" draw:textarea-vertical-align="middle">
        <text:list-style style:name="Default8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title" style:family="presentation">
      <style:graphic-properties draw:stroke="none" draw:fill="none" draw:textarea-vertical-align="middle">
        <text:list-style style:name="Default8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6-outline1" style:family="presentation">
      <style:graphic-properties draw:stroke="none" draw:fill="none" draw:auto-grow-height="false" draw:fit-to-size="shrink-to-fit" style:shrink-to-fit="true">
        <text:list-style style:name="Default8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outline2" style:family="presentation" style:parent-style-name="Default8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6-outline3" style:family="presentation" style:parent-style-name="Default8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6-outline4" style:family="presentation" style:parent-style-name="Default8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6-outline5" style:family="presentation" style:parent-style-name="Default8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6" style:family="presentation" style:parent-style-name="Default8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7" style:family="presentation" style:parent-style-name="Default8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8" style:family="presentation" style:parent-style-name="Default8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9" style:family="presentation" style:parent-style-name="Default8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subtitle" style:family="presentation">
      <style:graphic-properties draw:stroke="none" draw:fill="none" draw:textarea-vertical-align="middle">
        <text:list-style style:name="Default8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title" style:family="presentation">
      <style:graphic-properties draw:stroke="none" draw:fill="none" draw:textarea-vertical-align="middle">
        <text:list-style style:name="Default8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7-outline1" style:family="presentation">
      <style:graphic-properties draw:stroke="none" draw:fill="none" draw:auto-grow-height="false" draw:fit-to-size="shrink-to-fit" style:shrink-to-fit="true">
        <text:list-style style:name="Default8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outline2" style:family="presentation" style:parent-style-name="Default8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7-outline3" style:family="presentation" style:parent-style-name="Default8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7-outline4" style:family="presentation" style:parent-style-name="Default8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7-outline5" style:family="presentation" style:parent-style-name="Default8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6" style:family="presentation" style:parent-style-name="Default8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7" style:family="presentation" style:parent-style-name="Default8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8" style:family="presentation" style:parent-style-name="Default8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9" style:family="presentation" style:parent-style-name="Default8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subtitle" style:family="presentation">
      <style:graphic-properties draw:stroke="none" draw:fill="none" draw:textarea-vertical-align="middle">
        <text:list-style style:name="Default8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title" style:family="presentation">
      <style:graphic-properties draw:stroke="none" draw:fill="none" draw:textarea-vertical-align="middle">
        <text:list-style style:name="Default8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8-outline1" style:family="presentation">
      <style:graphic-properties draw:stroke="none" draw:fill="none" draw:auto-grow-height="false" draw:fit-to-size="shrink-to-fit" style:shrink-to-fit="true">
        <text:list-style style:name="Default8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outline2" style:family="presentation" style:parent-style-name="Default8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8-outline3" style:family="presentation" style:parent-style-name="Default8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8-outline4" style:family="presentation" style:parent-style-name="Default8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8-outline5" style:family="presentation" style:parent-style-name="Default8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6" style:family="presentation" style:parent-style-name="Default8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7" style:family="presentation" style:parent-style-name="Default8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8" style:family="presentation" style:parent-style-name="Default8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9" style:family="presentation" style:parent-style-name="Default8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subtitle" style:family="presentation">
      <style:graphic-properties draw:stroke="none" draw:fill="none" draw:textarea-vertical-align="middle">
        <text:list-style style:name="Default8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title" style:family="presentation">
      <style:graphic-properties draw:stroke="none" draw:fill="none" draw:textarea-vertical-align="middle">
        <text:list-style style:name="Default8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9-outline1" style:family="presentation">
      <style:graphic-properties draw:stroke="none" draw:fill="none" draw:auto-grow-height="false" draw:fit-to-size="shrink-to-fit" style:shrink-to-fit="true">
        <text:list-style style:name="Default8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outline2" style:family="presentation" style:parent-style-name="Default8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9-outline3" style:family="presentation" style:parent-style-name="Default8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9-outline4" style:family="presentation" style:parent-style-name="Default8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9-outline5" style:family="presentation" style:parent-style-name="Default8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6" style:family="presentation" style:parent-style-name="Default8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7" style:family="presentation" style:parent-style-name="Default8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8" style:family="presentation" style:parent-style-name="Default8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9" style:family="presentation" style:parent-style-name="Default8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subtitle" style:family="presentation">
      <style:graphic-properties draw:stroke="none" draw:fill="none" draw:textarea-vertical-align="middle">
        <text:list-style style:name="Default8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title" style:family="presentation">
      <style:graphic-properties draw:stroke="none" draw:fill="none" draw:textarea-vertical-align="middle">
        <text:list-style style:name="Default8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0-outline1" style:family="presentation">
      <style:graphic-properties draw:stroke="none" draw:fill="none" draw:auto-grow-height="false" draw:fit-to-size="shrink-to-fit" style:shrink-to-fit="true">
        <text:list-style style:name="Default9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outline2" style:family="presentation" style:parent-style-name="Default9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0-outline3" style:family="presentation" style:parent-style-name="Default9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0-outline4" style:family="presentation" style:parent-style-name="Default9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0-outline5" style:family="presentation" style:parent-style-name="Default9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6" style:family="presentation" style:parent-style-name="Default9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7" style:family="presentation" style:parent-style-name="Default9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8" style:family="presentation" style:parent-style-name="Default9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9" style:family="presentation" style:parent-style-name="Default9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subtitle" style:family="presentation">
      <style:graphic-properties draw:stroke="none" draw:fill="none" draw:textarea-vertical-align="middle">
        <text:list-style style:name="Default9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title" style:family="presentation">
      <style:graphic-properties draw:stroke="none" draw:fill="none" draw:textarea-vertical-align="middle">
        <text:list-style style:name="Default9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1-outline1" style:family="presentation">
      <style:graphic-properties draw:stroke="none" draw:fill="none" draw:auto-grow-height="false" draw:fit-to-size="shrink-to-fit" style:shrink-to-fit="true">
        <text:list-style style:name="Default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outline2" style:family="presentation" style:parent-style-name="Default9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1-outline3" style:family="presentation" style:parent-style-name="Default9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1-outline4" style:family="presentation" style:parent-style-name="Default9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1-outline5" style:family="presentation" style:parent-style-name="Default9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6" style:family="presentation" style:parent-style-name="Default9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7" style:family="presentation" style:parent-style-name="Default9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8" style:family="presentation" style:parent-style-name="Default9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9" style:family="presentation" style:parent-style-name="Default9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subtitle" style:family="presentation">
      <style:graphic-properties draw:stroke="none" draw:fill="none" draw:textarea-vertical-align="middle">
        <text:list-style style:name="Default9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title" style:family="presentation">
      <style:graphic-properties draw:stroke="none" draw:fill="none" draw:textarea-vertical-align="middle">
        <text:list-style style:name="Default9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2-outline1" style:family="presentation">
      <style:graphic-properties draw:stroke="none" draw:fill="none" draw:auto-grow-height="false" draw:fit-to-size="shrink-to-fit" style:shrink-to-fit="true">
        <text:list-style style:name="Default9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outline2" style:family="presentation" style:parent-style-name="Default9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2-outline3" style:family="presentation" style:parent-style-name="Default9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2-outline4" style:family="presentation" style:parent-style-name="Default9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2-outline5" style:family="presentation" style:parent-style-name="Default9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6" style:family="presentation" style:parent-style-name="Default9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7" style:family="presentation" style:parent-style-name="Default9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8" style:family="presentation" style:parent-style-name="Default9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9" style:family="presentation" style:parent-style-name="Default9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subtitle" style:family="presentation">
      <style:graphic-properties draw:stroke="none" draw:fill="none" draw:textarea-vertical-align="middle">
        <text:list-style style:name="Default9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title" style:family="presentation">
      <style:graphic-properties draw:stroke="none" draw:fill="none" draw:textarea-vertical-align="middle">
        <text:list-style style:name="Default9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3-outline1" style:family="presentation">
      <style:graphic-properties draw:stroke="none" draw:fill="none" draw:auto-grow-height="false" draw:fit-to-size="shrink-to-fit" style:shrink-to-fit="true">
        <text:list-style style:name="Default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outline2" style:family="presentation" style:parent-style-name="Default9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3-outline3" style:family="presentation" style:parent-style-name="Default9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3-outline4" style:family="presentation" style:parent-style-name="Default9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3-outline5" style:family="presentation" style:parent-style-name="Default9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6" style:family="presentation" style:parent-style-name="Default9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7" style:family="presentation" style:parent-style-name="Default9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8" style:family="presentation" style:parent-style-name="Default9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9" style:family="presentation" style:parent-style-name="Default9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subtitle" style:family="presentation">
      <style:graphic-properties draw:stroke="none" draw:fill="none" draw:textarea-vertical-align="middle">
        <text:list-style style:name="Default9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title" style:family="presentation">
      <style:graphic-properties draw:stroke="none" draw:fill="none" draw:textarea-vertical-align="middle">
        <text:list-style style:name="Default9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5-outline1" style:family="presentation">
      <style:graphic-properties draw:stroke="none" draw:fill="none" draw:auto-grow-height="false" draw:fit-to-size="shrink-to-fit" style:shrink-to-fit="true">
        <text:list-style style:name="Default9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outline2" style:family="presentation" style:parent-style-name="Default9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5-outline3" style:family="presentation" style:parent-style-name="Default9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5-outline4" style:family="presentation" style:parent-style-name="Default9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5-outline5" style:family="presentation" style:parent-style-name="Default9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6" style:family="presentation" style:parent-style-name="Default9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7" style:family="presentation" style:parent-style-name="Default9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8" style:family="presentation" style:parent-style-name="Default9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9" style:family="presentation" style:parent-style-name="Default9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subtitle" style:family="presentation">
      <style:graphic-properties draw:stroke="none" draw:fill="none" draw:textarea-vertical-align="middle">
        <text:list-style style:name="Default9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title" style:family="presentation">
      <style:graphic-properties draw:stroke="none" draw:fill="none" draw:textarea-vertical-align="middle">
        <text:list-style style:name="Default9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6-outline1" style:family="presentation">
      <style:graphic-properties draw:stroke="none" draw:fill="none" draw:auto-grow-height="false" draw:fit-to-size="shrink-to-fit" style:shrink-to-fit="true">
        <text:list-style style:name="Default9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outline2" style:family="presentation" style:parent-style-name="Default9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6-outline3" style:family="presentation" style:parent-style-name="Default9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6-outline4" style:family="presentation" style:parent-style-name="Default9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6-outline5" style:family="presentation" style:parent-style-name="Default9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6" style:family="presentation" style:parent-style-name="Default9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7" style:family="presentation" style:parent-style-name="Default9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8" style:family="presentation" style:parent-style-name="Default9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9" style:family="presentation" style:parent-style-name="Default9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subtitle" style:family="presentation">
      <style:graphic-properties draw:stroke="none" draw:fill="none" draw:textarea-vertical-align="middle">
        <text:list-style style:name="Default9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title" style:family="presentation">
      <style:graphic-properties draw:stroke="none" draw:fill="none" draw:textarea-vertical-align="middle">
        <text:list-style style:name="Default9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7-outline1" style:family="presentation">
      <style:graphic-properties draw:stroke="none" draw:fill="none" draw:auto-grow-height="false" draw:fit-to-size="shrink-to-fit" style:shrink-to-fit="true">
        <text:list-style style:name="Default9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outline2" style:family="presentation" style:parent-style-name="Default9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7-outline3" style:family="presentation" style:parent-style-name="Default9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7-outline4" style:family="presentation" style:parent-style-name="Default9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7-outline5" style:family="presentation" style:parent-style-name="Default9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6" style:family="presentation" style:parent-style-name="Default9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7" style:family="presentation" style:parent-style-name="Default9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8" style:family="presentation" style:parent-style-name="Default9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9" style:family="presentation" style:parent-style-name="Default9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subtitle" style:family="presentation">
      <style:graphic-properties draw:stroke="none" draw:fill="none" draw:textarea-vertical-align="middle">
        <text:list-style style:name="Default9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title" style:family="presentation">
      <style:graphic-properties draw:stroke="none" draw:fill="none" draw:textarea-vertical-align="middle">
        <text:list-style style:name="Default9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8-outline1" style:family="presentation">
      <style:graphic-properties draw:stroke="none" draw:fill="none" draw:auto-grow-height="false" draw:fit-to-size="shrink-to-fit" style:shrink-to-fit="true">
        <text:list-style style:name="Default9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8-outline2" style:family="presentation" style:parent-style-name="Default9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8-outline3" style:family="presentation" style:parent-style-name="Default9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8-outline4" style:family="presentation" style:parent-style-name="Default9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8-outline5" style:family="presentation" style:parent-style-name="Default9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6" style:family="presentation" style:parent-style-name="Default9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7" style:family="presentation" style:parent-style-name="Default9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8" style:family="presentation" style:parent-style-name="Default9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9" style:family="presentation" style:parent-style-name="Default9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subtitle" style:family="presentation">
      <style:graphic-properties draw:stroke="none" draw:fill="none" draw:textarea-vertical-align="middle">
        <text:list-style style:name="Default9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8-title" style:family="presentation">
      <style:graphic-properties draw:stroke="none" draw:fill="none" draw:textarea-vertical-align="middle">
        <text:list-style style:name="Default9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52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50-backgroundobjects">
      <style:graphic-properties draw:stroke="none" draw:fill="none" draw:fill-color="#ffffff" draw:auto-grow-height="false" fo:min-height="1.449cm"/>
    </style:style>
    <style:style style:name="Mpr155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7" style:family="presentation" style:parent-style-name="Default51-backgroundobjects">
      <style:graphic-properties draw:stroke="none" draw:fill="none" draw:fill-color="#ffffff" draw:auto-grow-height="false" fo:min-height="1.449cm"/>
    </style:style>
    <style:style style:name="Mpr158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59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60" style:family="presentation" style:parent-style-name="Default52-backgroundobjects">
      <style:graphic-properties draw:stroke="none" draw:fill="none" draw:fill-color="#ffffff" draw:auto-grow-height="false" fo:min-height="1.449cm"/>
    </style:style>
    <style:style style:name="Mpr161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62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3" style:family="presentation" style:parent-style-name="Default53-backgroundobjects">
      <style:graphic-properties draw:stroke="none" draw:fill="none" draw:fill-color="#ffffff" draw:auto-grow-height="false" fo:min-height="1.449cm"/>
    </style:style>
    <style:style style:name="Mpr164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65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66" style:family="presentation" style:parent-style-name="Default54-backgroundobjects">
      <style:graphic-properties draw:stroke="none" draw:fill="none" draw:fill-color="#ffffff" draw:auto-grow-height="false" fo:min-height="1.449cm"/>
    </style:style>
    <style:style style:name="Mpr167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68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69" style:family="presentation" style:parent-style-name="Default55-backgroundobjects">
      <style:graphic-properties draw:stroke="none" draw:fill="none" draw:fill-color="#ffffff" draw:auto-grow-height="false" fo:min-height="1.449cm"/>
    </style:style>
    <style:style style:name="Mpr170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71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72" style:family="presentation" style:parent-style-name="Default56-backgroundobjects">
      <style:graphic-properties draw:stroke="none" draw:fill="none" draw:fill-color="#ffffff" draw:auto-grow-height="false" fo:min-height="1.449cm"/>
    </style:style>
    <style:style style:name="Mpr173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74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75" style:family="presentation" style:parent-style-name="Default57-backgroundobjects">
      <style:graphic-properties draw:stroke="none" draw:fill="none" draw:fill-color="#ffffff" draw:auto-grow-height="false" fo:min-height="1.449cm"/>
    </style:style>
    <style:style style:name="Mpr176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77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78" style:family="presentation" style:parent-style-name="Default58-backgroundobjects">
      <style:graphic-properties draw:stroke="none" draw:fill="none" draw:fill-color="#ffffff" draw:auto-grow-height="false" fo:min-height="1.449cm"/>
    </style:style>
    <style:style style:name="Mpr179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80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81" style:family="presentation" style:parent-style-name="Default59-backgroundobjects">
      <style:graphic-properties draw:stroke="none" draw:fill="none" draw:fill-color="#ffffff" draw:auto-grow-height="false" fo:min-height="1.449cm"/>
    </style:style>
    <style:style style:name="Mpr182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3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84" style:family="presentation" style:parent-style-name="Default60-backgroundobjects">
      <style:graphic-properties draw:stroke="none" draw:fill="none" draw:fill-color="#ffffff" draw:auto-grow-height="false" fo:min-height="1.449cm"/>
    </style:style>
    <style:style style:name="Mpr185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86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87" style:family="presentation" style:parent-style-name="Default61-backgroundobjects">
      <style:graphic-properties draw:stroke="none" draw:fill="none" draw:fill-color="#ffffff" draw:auto-grow-height="false" fo:min-height="1.449cm"/>
    </style:style>
    <style:style style:name="Mpr188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89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90" style:family="presentation" style:parent-style-name="Default62-backgroundobjects">
      <style:graphic-properties draw:stroke="none" draw:fill="none" draw:fill-color="#ffffff" draw:auto-grow-height="false" fo:min-height="1.449cm"/>
    </style:style>
    <style:style style:name="Mpr191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92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3" style:family="presentation" style:parent-style-name="Default63-backgroundobjects">
      <style:graphic-properties draw:stroke="none" draw:fill="none" draw:fill-color="#ffffff" draw:auto-grow-height="false" fo:min-height="1.449cm"/>
    </style:style>
    <style:style style:name="Mpr194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195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196" style:family="presentation" style:parent-style-name="Default64-backgroundobjects">
      <style:graphic-properties draw:stroke="none" draw:fill="none" draw:fill-color="#ffffff" draw:auto-grow-height="false" fo:min-height="1.449cm"/>
    </style:style>
    <style:style style:name="Mpr197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Default65-backgroundobjects">
      <style:graphic-properties draw:stroke="none" draw:fill="none" draw:fill-color="#ffffff" draw:auto-grow-height="false" fo:min-height="1.449cm"/>
    </style:style>
    <style:style style:name="Mpr200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201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202" style:family="presentation" style:parent-style-name="Default66-backgroundobjects">
      <style:graphic-properties draw:stroke="none" draw:fill="none" draw:fill-color="#ffffff" draw:auto-grow-height="false" fo:min-height="1.449cm"/>
    </style:style>
    <style:style style:name="Mpr203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04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r205" style:family="presentation" style:parent-style-name="Default67-backgroundobjects">
      <style:graphic-properties draw:stroke="none" draw:fill="none" draw:fill-color="#ffffff" draw:auto-grow-height="false" fo:min-height="1.449cm"/>
    </style:style>
    <style:style style:name="Mpr206" style:family="presentation" style:parent-style-name="Default67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Default67-backgroundobjects">
      <style:graphic-properties draw:stroke="none" draw:fill="none" draw:fill-color="#ffffff" draw:textarea-vertical-align="bottom" draw:auto-grow-height="false" fo:min-height="1.397cm"/>
    </style:style>
    <style:style style:name="Mpr208" style:family="presentation" style:parent-style-name="Default68-backgroundobjects">
      <style:graphic-properties draw:stroke="none" draw:fill="none" draw:fill-color="#ffffff" draw:auto-grow-height="false" fo:min-height="1.449cm"/>
    </style:style>
    <style:style style:name="Mpr209" style:family="presentation" style:parent-style-name="Default68-backgroundobjects">
      <style:graphic-properties draw:stroke="none" draw:fill="none" draw:fill-color="#ffffff" draw:auto-grow-height="false" fo:min-height="1.397cm"/>
    </style:style>
    <style:style style:name="Mpr210" style:family="presentation" style:parent-style-name="Default68-backgroundobjects">
      <style:graphic-properties draw:stroke="none" draw:fill="none" draw:fill-color="#ffffff" draw:textarea-vertical-align="bottom" draw:auto-grow-height="false" fo:min-height="1.397cm"/>
    </style:style>
    <style:style style:name="Mpr211" style:family="presentation" style:parent-style-name="Default69-backgroundobjects">
      <style:graphic-properties draw:stroke="none" draw:fill="none" draw:fill-color="#ffffff" draw:auto-grow-height="false" fo:min-height="1.449cm"/>
    </style:style>
    <style:style style:name="Mpr212" style:family="presentation" style:parent-style-name="Default69-backgroundobjects">
      <style:graphic-properties draw:stroke="none" draw:fill="none" draw:fill-color="#ffffff" draw:auto-grow-height="false" fo:min-height="1.397cm"/>
    </style:style>
    <style:style style:name="Mpr213" style:family="presentation" style:parent-style-name="Default69-backgroundobjects">
      <style:graphic-properties draw:stroke="none" draw:fill="none" draw:fill-color="#ffffff" draw:textarea-vertical-align="bottom" draw:auto-grow-height="false" fo:min-height="1.397cm"/>
    </style:style>
    <style:style style:name="Mpr214" style:family="presentation" style:parent-style-name="Default70-backgroundobjects">
      <style:graphic-properties draw:stroke="none" draw:fill="none" draw:fill-color="#ffffff" draw:auto-grow-height="false" fo:min-height="1.449cm"/>
    </style:style>
    <style:style style:name="Mpr215" style:family="presentation" style:parent-style-name="Default70-backgroundobjects">
      <style:graphic-properties draw:stroke="none" draw:fill="none" draw:fill-color="#ffffff" draw:auto-grow-height="false" fo:min-height="1.397cm"/>
    </style:style>
    <style:style style:name="Mpr216" style:family="presentation" style:parent-style-name="Default70-backgroundobjects">
      <style:graphic-properties draw:stroke="none" draw:fill="none" draw:fill-color="#ffffff" draw:textarea-vertical-align="bottom" draw:auto-grow-height="false" fo:min-height="1.397cm"/>
    </style:style>
    <style:style style:name="Mpr217" style:family="presentation" style:parent-style-name="Default71-backgroundobjects">
      <style:graphic-properties draw:stroke="none" draw:fill="none" draw:fill-color="#ffffff" draw:auto-grow-height="false" fo:min-height="1.449cm"/>
    </style:style>
    <style:style style:name="Mpr218" style:family="presentation" style:parent-style-name="Default71-backgroundobjects">
      <style:graphic-properties draw:stroke="none" draw:fill="none" draw:fill-color="#ffffff" draw:auto-grow-height="false" fo:min-height="1.397cm"/>
    </style:style>
    <style:style style:name="Mpr219" style:family="presentation" style:parent-style-name="Default71-backgroundobjects">
      <style:graphic-properties draw:stroke="none" draw:fill="none" draw:fill-color="#ffffff" draw:textarea-vertical-align="bottom" draw:auto-grow-height="false" fo:min-height="1.397cm"/>
    </style:style>
    <style:style style:name="Mpr220" style:family="presentation" style:parent-style-name="Default72-backgroundobjects">
      <style:graphic-properties draw:stroke="none" draw:fill="none" draw:fill-color="#ffffff" draw:auto-grow-height="false" fo:min-height="1.449cm"/>
    </style:style>
    <style:style style:name="Mpr221" style:family="presentation" style:parent-style-name="Default72-backgroundobjects">
      <style:graphic-properties draw:stroke="none" draw:fill="none" draw:fill-color="#ffffff" draw:auto-grow-height="false" fo:min-height="1.397cm"/>
    </style:style>
    <style:style style:name="Mpr222" style:family="presentation" style:parent-style-name="Default72-backgroundobjects">
      <style:graphic-properties draw:stroke="none" draw:fill="none" draw:fill-color="#ffffff" draw:textarea-vertical-align="bottom" draw:auto-grow-height="false" fo:min-height="1.397cm"/>
    </style:style>
    <style:style style:name="Mpr223" style:family="presentation" style:parent-style-name="Default73-backgroundobjects">
      <style:graphic-properties draw:stroke="none" draw:fill="none" draw:fill-color="#ffffff" draw:auto-grow-height="false" fo:min-height="1.449cm"/>
    </style:style>
    <style:style style:name="Mpr224" style:family="presentation" style:parent-style-name="Default73-backgroundobjects">
      <style:graphic-properties draw:stroke="none" draw:fill="none" draw:fill-color="#ffffff" draw:auto-grow-height="false" fo:min-height="1.397cm"/>
    </style:style>
    <style:style style:name="Mpr225" style:family="presentation" style:parent-style-name="Default73-backgroundobjects">
      <style:graphic-properties draw:stroke="none" draw:fill="none" draw:fill-color="#ffffff" draw:textarea-vertical-align="bottom" draw:auto-grow-height="false" fo:min-height="1.397cm"/>
    </style:style>
    <style:style style:name="Mpr226" style:family="presentation" style:parent-style-name="Default74-backgroundobjects">
      <style:graphic-properties draw:stroke="none" draw:fill="none" draw:fill-color="#ffffff" draw:auto-grow-height="false" fo:min-height="1.449cm"/>
    </style:style>
    <style:style style:name="Mpr227" style:family="presentation" style:parent-style-name="Default74-backgroundobjects">
      <style:graphic-properties draw:stroke="none" draw:fill="none" draw:fill-color="#ffffff" draw:auto-grow-height="false" fo:min-height="1.397cm"/>
    </style:style>
    <style:style style:name="Mpr228" style:family="presentation" style:parent-style-name="Default74-backgroundobjects">
      <style:graphic-properties draw:stroke="none" draw:fill="none" draw:fill-color="#ffffff" draw:textarea-vertical-align="bottom" draw:auto-grow-height="false" fo:min-height="1.397cm"/>
    </style:style>
    <style:style style:name="Mpr229" style:family="presentation" style:parent-style-name="Default75-backgroundobjects">
      <style:graphic-properties draw:stroke="none" draw:fill="none" draw:fill-color="#ffffff" draw:auto-grow-height="false" fo:min-height="1.449cm"/>
    </style:style>
    <style:style style:name="Mpr230" style:family="presentation" style:parent-style-name="Default75-backgroundobjects">
      <style:graphic-properties draw:stroke="none" draw:fill="none" draw:fill-color="#ffffff" draw:auto-grow-height="false" fo:min-height="1.397cm"/>
    </style:style>
    <style:style style:name="Mpr231" style:family="presentation" style:parent-style-name="Default75-backgroundobjects">
      <style:graphic-properties draw:stroke="none" draw:fill="none" draw:fill-color="#ffffff" draw:textarea-vertical-align="bottom" draw:auto-grow-height="false" fo:min-height="1.397cm"/>
    </style:style>
    <style:style style:name="Mpr232" style:family="presentation" style:parent-style-name="Default76-backgroundobjects">
      <style:graphic-properties draw:stroke="none" draw:fill="none" draw:fill-color="#ffffff" draw:auto-grow-height="false" fo:min-height="1.449cm"/>
    </style:style>
    <style:style style:name="Mpr233" style:family="presentation" style:parent-style-name="Default76-backgroundobjects">
      <style:graphic-properties draw:stroke="none" draw:fill="none" draw:fill-color="#ffffff" draw:auto-grow-height="false" fo:min-height="1.397cm"/>
    </style:style>
    <style:style style:name="Mpr234" style:family="presentation" style:parent-style-name="Default76-backgroundobjects">
      <style:graphic-properties draw:stroke="none" draw:fill="none" draw:fill-color="#ffffff" draw:textarea-vertical-align="bottom" draw:auto-grow-height="false" fo:min-height="1.397cm"/>
    </style:style>
    <style:style style:name="Mpr235" style:family="presentation" style:parent-style-name="Default77-backgroundobjects">
      <style:graphic-properties draw:stroke="none" draw:fill="none" draw:fill-color="#ffffff" draw:auto-grow-height="false" fo:min-height="1.449cm"/>
    </style:style>
    <style:style style:name="Mpr236" style:family="presentation" style:parent-style-name="Default77-backgroundobjects">
      <style:graphic-properties draw:stroke="none" draw:fill="none" draw:fill-color="#ffffff" draw:auto-grow-height="false" fo:min-height="1.397cm"/>
    </style:style>
    <style:style style:name="Mpr237" style:family="presentation" style:parent-style-name="Default77-backgroundobjects">
      <style:graphic-properties draw:stroke="none" draw:fill="none" draw:fill-color="#ffffff" draw:textarea-vertical-align="bottom" draw:auto-grow-height="false" fo:min-height="1.397cm"/>
    </style:style>
    <style:style style:name="Mpr238" style:family="presentation" style:parent-style-name="Default78-backgroundobjects">
      <style:graphic-properties draw:stroke="none" draw:fill="none" draw:fill-color="#ffffff" draw:auto-grow-height="false" fo:min-height="1.449cm"/>
    </style:style>
    <style:style style:name="Mpr239" style:family="presentation" style:parent-style-name="Default78-backgroundobjects">
      <style:graphic-properties draw:stroke="none" draw:fill="none" draw:fill-color="#ffffff" draw:auto-grow-height="false" fo:min-height="1.397cm"/>
    </style:style>
    <style:style style:name="Mpr240" style:family="presentation" style:parent-style-name="Default78-backgroundobjects">
      <style:graphic-properties draw:stroke="none" draw:fill="none" draw:fill-color="#ffffff" draw:textarea-vertical-align="bottom" draw:auto-grow-height="false" fo:min-height="1.397cm"/>
    </style:style>
    <style:style style:name="Mpr241" style:family="presentation" style:parent-style-name="Default79-backgroundobjects">
      <style:graphic-properties draw:stroke="none" draw:fill="none" draw:fill-color="#ffffff" draw:auto-grow-height="false" fo:min-height="1.449cm"/>
    </style:style>
    <style:style style:name="Mpr242" style:family="presentation" style:parent-style-name="Default79-backgroundobjects">
      <style:graphic-properties draw:stroke="none" draw:fill="none" draw:fill-color="#ffffff" draw:auto-grow-height="false" fo:min-height="1.397cm"/>
    </style:style>
    <style:style style:name="Mpr243" style:family="presentation" style:parent-style-name="Default79-backgroundobjects">
      <style:graphic-properties draw:stroke="none" draw:fill="none" draw:fill-color="#ffffff" draw:textarea-vertical-align="bottom" draw:auto-grow-height="false" fo:min-height="1.397cm"/>
    </style:style>
    <style:style style:name="Mpr244" style:family="presentation" style:parent-style-name="Default80-backgroundobjects">
      <style:graphic-properties draw:stroke="none" draw:fill="none" draw:fill-color="#ffffff" draw:auto-grow-height="false" fo:min-height="1.449cm"/>
    </style:style>
    <style:style style:name="Mpr245" style:family="presentation" style:parent-style-name="Default80-backgroundobjects">
      <style:graphic-properties draw:stroke="none" draw:fill="none" draw:fill-color="#ffffff" draw:auto-grow-height="false" fo:min-height="1.397cm"/>
    </style:style>
    <style:style style:name="Mpr246" style:family="presentation" style:parent-style-name="Default80-backgroundobjects">
      <style:graphic-properties draw:stroke="none" draw:fill="none" draw:fill-color="#ffffff" draw:textarea-vertical-align="bottom" draw:auto-grow-height="false" fo:min-height="1.397cm"/>
    </style:style>
    <style:style style:name="Mpr247" style:family="presentation" style:parent-style-name="Default81-backgroundobjects">
      <style:graphic-properties draw:stroke="none" draw:fill="none" draw:fill-color="#ffffff" draw:auto-grow-height="false" fo:min-height="1.449cm"/>
    </style:style>
    <style:style style:name="Mpr248" style:family="presentation" style:parent-style-name="Default81-backgroundobjects">
      <style:graphic-properties draw:stroke="none" draw:fill="none" draw:fill-color="#ffffff" draw:auto-grow-height="false" fo:min-height="1.397cm"/>
    </style:style>
    <style:style style:name="Mpr249" style:family="presentation" style:parent-style-name="Default81-backgroundobjects">
      <style:graphic-properties draw:stroke="none" draw:fill="none" draw:fill-color="#ffffff" draw:textarea-vertical-align="bottom" draw:auto-grow-height="false" fo:min-height="1.397cm"/>
    </style:style>
    <style:style style:name="Mpr250" style:family="presentation" style:parent-style-name="Default82-backgroundobjects">
      <style:graphic-properties draw:stroke="none" draw:fill="none" draw:fill-color="#ffffff" draw:auto-grow-height="false" fo:min-height="1.449cm"/>
    </style:style>
    <style:style style:name="Mpr251" style:family="presentation" style:parent-style-name="Default82-backgroundobjects">
      <style:graphic-properties draw:stroke="none" draw:fill="none" draw:fill-color="#ffffff" draw:auto-grow-height="false" fo:min-height="1.397cm"/>
    </style:style>
    <style:style style:name="Mpr252" style:family="presentation" style:parent-style-name="Default82-backgroundobjects">
      <style:graphic-properties draw:stroke="none" draw:fill="none" draw:fill-color="#ffffff" draw:textarea-vertical-align="bottom" draw:auto-grow-height="false" fo:min-height="1.397cm"/>
    </style:style>
    <style:style style:name="Mpr253" style:family="presentation" style:parent-style-name="Default83-backgroundobjects">
      <style:graphic-properties draw:stroke="none" draw:fill="none" draw:fill-color="#ffffff" draw:auto-grow-height="false" fo:min-height="1.449cm"/>
    </style:style>
    <style:style style:name="Mpr254" style:family="presentation" style:parent-style-name="Default83-backgroundobjects">
      <style:graphic-properties draw:stroke="none" draw:fill="none" draw:fill-color="#ffffff" draw:auto-grow-height="false" fo:min-height="1.397cm"/>
    </style:style>
    <style:style style:name="Mpr255" style:family="presentation" style:parent-style-name="Default83-backgroundobjects">
      <style:graphic-properties draw:stroke="none" draw:fill="none" draw:fill-color="#ffffff" draw:textarea-vertical-align="bottom" draw:auto-grow-height="false" fo:min-height="1.397cm"/>
    </style:style>
    <style:style style:name="Mpr256" style:family="presentation" style:parent-style-name="Default84-backgroundobjects">
      <style:graphic-properties draw:stroke="none" draw:fill="none" draw:fill-color="#ffffff" draw:auto-grow-height="false" fo:min-height="1.449cm"/>
    </style:style>
    <style:style style:name="Mpr257" style:family="presentation" style:parent-style-name="Default84-backgroundobjects">
      <style:graphic-properties draw:stroke="none" draw:fill="none" draw:fill-color="#ffffff" draw:auto-grow-height="false" fo:min-height="1.397cm"/>
    </style:style>
    <style:style style:name="Mpr258" style:family="presentation" style:parent-style-name="Default84-backgroundobjects">
      <style:graphic-properties draw:stroke="none" draw:fill="none" draw:fill-color="#ffffff" draw:textarea-vertical-align="bottom" draw:auto-grow-height="false" fo:min-height="1.397cm"/>
    </style:style>
    <style:style style:name="Mpr259" style:family="presentation" style:parent-style-name="Default85-backgroundobjects">
      <style:graphic-properties draw:stroke="none" draw:fill="none" draw:fill-color="#ffffff" draw:auto-grow-height="false" fo:min-height="1.449cm"/>
    </style:style>
    <style:style style:name="Mpr260" style:family="presentation" style:parent-style-name="Default85-backgroundobjects">
      <style:graphic-properties draw:stroke="none" draw:fill="none" draw:fill-color="#ffffff" draw:auto-grow-height="false" fo:min-height="1.397cm"/>
    </style:style>
    <style:style style:name="Mpr261" style:family="presentation" style:parent-style-name="Default85-backgroundobjects">
      <style:graphic-properties draw:stroke="none" draw:fill="none" draw:fill-color="#ffffff" draw:textarea-vertical-align="bottom" draw:auto-grow-height="false" fo:min-height="1.397cm"/>
    </style:style>
    <style:style style:name="Mpr262" style:family="presentation" style:parent-style-name="Default86-backgroundobjects">
      <style:graphic-properties draw:stroke="none" draw:fill="none" draw:fill-color="#ffffff" draw:auto-grow-height="false" fo:min-height="1.449cm"/>
    </style:style>
    <style:style style:name="Mpr263" style:family="presentation" style:parent-style-name="Default86-backgroundobjects">
      <style:graphic-properties draw:stroke="none" draw:fill="none" draw:fill-color="#ffffff" draw:auto-grow-height="false" fo:min-height="1.397cm"/>
    </style:style>
    <style:style style:name="Mpr264" style:family="presentation" style:parent-style-name="Default86-backgroundobjects">
      <style:graphic-properties draw:stroke="none" draw:fill="none" draw:fill-color="#ffffff" draw:textarea-vertical-align="bottom" draw:auto-grow-height="false" fo:min-height="1.397cm"/>
    </style:style>
    <style:style style:name="Mpr265" style:family="presentation" style:parent-style-name="Default87-backgroundobjects">
      <style:graphic-properties draw:stroke="none" draw:fill="none" draw:fill-color="#ffffff" draw:auto-grow-height="false" fo:min-height="1.449cm"/>
    </style:style>
    <style:style style:name="Mpr266" style:family="presentation" style:parent-style-name="Default87-backgroundobjects">
      <style:graphic-properties draw:stroke="none" draw:fill="none" draw:fill-color="#ffffff" draw:auto-grow-height="false" fo:min-height="1.397cm"/>
    </style:style>
    <style:style style:name="Mpr267" style:family="presentation" style:parent-style-name="Default87-backgroundobjects">
      <style:graphic-properties draw:stroke="none" draw:fill="none" draw:fill-color="#ffffff" draw:textarea-vertical-align="bottom" draw:auto-grow-height="false" fo:min-height="1.397cm"/>
    </style:style>
    <style:style style:name="Mpr268" style:family="presentation" style:parent-style-name="Default88-backgroundobjects">
      <style:graphic-properties draw:stroke="none" draw:fill="none" draw:fill-color="#ffffff" draw:auto-grow-height="false" fo:min-height="1.449cm"/>
    </style:style>
    <style:style style:name="Mpr269" style:family="presentation" style:parent-style-name="Default88-backgroundobjects">
      <style:graphic-properties draw:stroke="none" draw:fill="none" draw:fill-color="#ffffff" draw:auto-grow-height="false" fo:min-height="1.397cm"/>
    </style:style>
    <style:style style:name="Mpr270" style:family="presentation" style:parent-style-name="Default88-backgroundobjects">
      <style:graphic-properties draw:stroke="none" draw:fill="none" draw:fill-color="#ffffff" draw:textarea-vertical-align="bottom" draw:auto-grow-height="false" fo:min-height="1.397cm"/>
    </style:style>
    <style:style style:name="Mpr271" style:family="presentation" style:parent-style-name="Default89-backgroundobjects">
      <style:graphic-properties draw:stroke="none" draw:fill="none" draw:fill-color="#ffffff" draw:auto-grow-height="false" fo:min-height="1.449cm"/>
    </style:style>
    <style:style style:name="Mpr272" style:family="presentation" style:parent-style-name="Default89-backgroundobjects">
      <style:graphic-properties draw:stroke="none" draw:fill="none" draw:fill-color="#ffffff" draw:auto-grow-height="false" fo:min-height="1.397cm"/>
    </style:style>
    <style:style style:name="Mpr273" style:family="presentation" style:parent-style-name="Default89-backgroundobjects">
      <style:graphic-properties draw:stroke="none" draw:fill="none" draw:fill-color="#ffffff" draw:textarea-vertical-align="bottom" draw:auto-grow-height="false" fo:min-height="1.397cm"/>
    </style:style>
    <style:style style:name="Mpr274" style:family="presentation" style:parent-style-name="Default90-backgroundobjects">
      <style:graphic-properties draw:stroke="none" draw:fill="none" draw:fill-color="#ffffff" draw:auto-grow-height="false" fo:min-height="1.449cm"/>
    </style:style>
    <style:style style:name="Mpr275" style:family="presentation" style:parent-style-name="Default90-backgroundobjects">
      <style:graphic-properties draw:stroke="none" draw:fill="none" draw:fill-color="#ffffff" draw:auto-grow-height="false" fo:min-height="1.397cm"/>
    </style:style>
    <style:style style:name="Mpr276" style:family="presentation" style:parent-style-name="Default90-backgroundobjects">
      <style:graphic-properties draw:stroke="none" draw:fill="none" draw:fill-color="#ffffff" draw:textarea-vertical-align="bottom" draw:auto-grow-height="false" fo:min-height="1.397cm"/>
    </style:style>
    <style:style style:name="Mpr277" style:family="presentation" style:parent-style-name="Default91-backgroundobjects">
      <style:graphic-properties draw:stroke="none" draw:fill="none" draw:fill-color="#ffffff" draw:auto-grow-height="false" fo:min-height="1.449cm"/>
    </style:style>
    <style:style style:name="Mpr278" style:family="presentation" style:parent-style-name="Default91-backgroundobjects">
      <style:graphic-properties draw:stroke="none" draw:fill="none" draw:fill-color="#ffffff" draw:auto-grow-height="false" fo:min-height="1.397cm"/>
    </style:style>
    <style:style style:name="Mpr279" style:family="presentation" style:parent-style-name="Default91-backgroundobjects">
      <style:graphic-properties draw:stroke="none" draw:fill="none" draw:fill-color="#ffffff" draw:textarea-vertical-align="bottom" draw:auto-grow-height="false" fo:min-height="1.397cm"/>
    </style:style>
    <style:style style:name="Mpr280" style:family="presentation" style:parent-style-name="Default92-backgroundobjects">
      <style:graphic-properties draw:stroke="none" draw:fill="none" draw:fill-color="#ffffff" draw:auto-grow-height="false" fo:min-height="1.449cm"/>
    </style:style>
    <style:style style:name="Mpr281" style:family="presentation" style:parent-style-name="Default92-backgroundobjects">
      <style:graphic-properties draw:stroke="none" draw:fill="none" draw:fill-color="#ffffff" draw:auto-grow-height="false" fo:min-height="1.397cm"/>
    </style:style>
    <style:style style:name="Mpr282" style:family="presentation" style:parent-style-name="Default92-backgroundobjects">
      <style:graphic-properties draw:stroke="none" draw:fill="none" draw:fill-color="#ffffff" draw:textarea-vertical-align="bottom" draw:auto-grow-height="false" fo:min-height="1.397cm"/>
    </style:style>
    <style:style style:name="Mpr283" style:family="presentation" style:parent-style-name="Default93-backgroundobjects">
      <style:graphic-properties draw:stroke="none" draw:fill="none" draw:fill-color="#ffffff" draw:auto-grow-height="false" fo:min-height="1.449cm"/>
    </style:style>
    <style:style style:name="Mpr284" style:family="presentation" style:parent-style-name="Default93-backgroundobjects">
      <style:graphic-properties draw:stroke="none" draw:fill="none" draw:fill-color="#ffffff" draw:auto-grow-height="false" fo:min-height="1.397cm"/>
    </style:style>
    <style:style style:name="Mpr285" style:family="presentation" style:parent-style-name="Default93-backgroundobjects">
      <style:graphic-properties draw:stroke="none" draw:fill="none" draw:fill-color="#ffffff" draw:textarea-vertical-align="bottom" draw:auto-grow-height="false" fo:min-height="1.397cm"/>
    </style:style>
    <style:style style:name="Mpr286" style:family="presentation" style:parent-style-name="Default94-backgroundobjects">
      <style:graphic-properties draw:stroke="none" draw:fill="none" draw:fill-color="#ffffff" draw:auto-grow-height="false" fo:min-height="1.449cm"/>
    </style:style>
    <style:style style:name="Mpr287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288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289" style:family="presentation" style:parent-style-name="Default95-backgroundobjects">
      <style:graphic-properties draw:stroke="none" draw:fill="none" draw:fill-color="#ffffff" draw:auto-grow-height="false" fo:min-height="1.449cm"/>
    </style:style>
    <style:style style:name="Mpr290" style:family="presentation" style:parent-style-name="Default95-backgroundobjects">
      <style:graphic-properties draw:stroke="none" draw:fill="none" draw:fill-color="#ffffff" draw:auto-grow-height="false" fo:min-height="1.397cm"/>
    </style:style>
    <style:style style:name="Mpr291" style:family="presentation" style:parent-style-name="Default95-backgroundobjects">
      <style:graphic-properties draw:stroke="none" draw:fill="none" draw:fill-color="#ffffff" draw:textarea-vertical-align="bottom" draw:auto-grow-height="false" fo:min-height="1.397cm"/>
    </style:style>
    <style:style style:name="Mpr292" style:family="presentation" style:parent-style-name="Default96-backgroundobjects">
      <style:graphic-properties draw:stroke="none" draw:fill="none" draw:fill-color="#ffffff" draw:auto-grow-height="false" fo:min-height="1.449cm"/>
    </style:style>
    <style:style style:name="Mpr293" style:family="presentation" style:parent-style-name="Default96-backgroundobjects">
      <style:graphic-properties draw:stroke="none" draw:fill="none" draw:fill-color="#ffffff" draw:auto-grow-height="false" fo:min-height="1.397cm"/>
    </style:style>
    <style:style style:name="Mpr294" style:family="presentation" style:parent-style-name="Default96-backgroundobjects">
      <style:graphic-properties draw:stroke="none" draw:fill="none" draw:fill-color="#ffffff" draw:textarea-vertical-align="bottom" draw:auto-grow-height="false" fo:min-height="1.397cm"/>
    </style:style>
    <style:style style:name="Mpr295" style:family="presentation" style:parent-style-name="Default97-backgroundobjects">
      <style:graphic-properties draw:stroke="none" draw:fill="none" draw:fill-color="#ffffff" draw:auto-grow-height="false" fo:min-height="1.449cm"/>
    </style:style>
    <style:style style:name="Mpr296" style:family="presentation" style:parent-style-name="Default97-backgroundobjects">
      <style:graphic-properties draw:stroke="none" draw:fill="none" draw:fill-color="#ffffff" draw:auto-grow-height="false" fo:min-height="1.397cm"/>
    </style:style>
    <style:style style:name="Mpr297" style:family="presentation" style:parent-style-name="Default97-backgroundobjects">
      <style:graphic-properties draw:stroke="none" draw:fill="none" draw:fill-color="#ffffff" draw:textarea-vertical-align="bottom" draw:auto-grow-height="false" fo:min-height="1.397cm"/>
    </style:style>
    <style:style style:name="Mpr298" style:family="presentation" style:parent-style-name="Default98-backgroundobjects">
      <style:graphic-properties draw:stroke="none" draw:fill="none" draw:fill-color="#ffffff" draw:auto-grow-height="false" fo:min-height="1.449cm"/>
    </style:style>
    <style:style style:name="Mpr299" style:family="presentation" style:parent-style-name="Default98-backgroundobjects">
      <style:graphic-properties draw:stroke="none" draw:fill="none" draw:fill-color="#ffffff" draw:auto-grow-height="false" fo:min-height="1.397cm"/>
    </style:style>
    <style:style style:name="Mpr300" style:family="presentation" style:parent-style-name="Default9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63cm" svg:x="1.4cm" svg:y="0.627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2"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2"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2"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2"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2"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2"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2"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2"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2"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2"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2"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2"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2"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2"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2"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2"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2"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2"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5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0" style:page-layout-name="PM1" draw:style-name="Mdp2">
      <draw:frame presentation:style-name="Default50-title" draw:layer="backgroundobjects" svg:width="25.199cm" svg:height="2.63cm" svg:x="1.4cm" svg:y="0.627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0-title" draw:layer="backgroundobjects" svg:width="13.968cm" svg:height="10.476cm" svg:x="3.81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1" style:page-layout-name="PM1" draw:style-name="Mdp2">
      <draw:frame presentation:style-name="Default51-title" draw:layer="backgroundobjects" svg:width="25.199cm" svg:height="2.63cm" svg:x="1.4cm" svg:y="0.627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1-title" draw:layer="backgroundobjects" svg:width="13.968cm" svg:height="10.476cm" svg:x="3.81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2" style:page-layout-name="PM1" draw:style-name="Mdp2">
      <draw:frame presentation:style-name="Default52-title" draw:layer="backgroundobjects" svg:width="25.199cm" svg:height="2.63cm" svg:x="1.4cm" svg:y="0.627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6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2-title" draw:layer="backgroundobjects" svg:width="13.968cm" svg:height="10.476cm" svg:x="3.81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3" style:page-layout-name="PM1" draw:style-name="Mdp2">
      <draw:frame presentation:style-name="Default53-title" draw:layer="backgroundobjects" svg:width="25.199cm" svg:height="2.63cm" svg:x="1.4cm" svg:y="0.627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3-title" draw:layer="backgroundobjects" svg:width="13.968cm" svg:height="10.476cm" svg:x="3.81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4" style:page-layout-name="PM1" draw:style-name="Mdp2">
      <draw:frame presentation:style-name="Default54-title" draw:layer="backgroundobjects" svg:width="25.199cm" svg:height="2.63cm" svg:x="1.4cm" svg:y="0.627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6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4-title" draw:layer="backgroundobjects" svg:width="13.968cm" svg:height="10.476cm" svg:x="3.81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5" style:page-layout-name="PM1" draw:style-name="Mdp2">
      <draw:frame presentation:style-name="Default55-title" draw:layer="backgroundobjects" svg:width="25.199cm" svg:height="2.63cm" svg:x="1.4cm" svg:y="0.627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6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5-title" draw:layer="backgroundobjects" svg:width="13.968cm" svg:height="10.476cm" svg:x="3.81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7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6" style:page-layout-name="PM1" draw:style-name="Mdp2">
      <draw:frame presentation:style-name="Default56-title" draw:layer="backgroundobjects" svg:width="25.199cm" svg:height="2.63cm" svg:x="1.4cm" svg:y="0.627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7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6-title" draw:layer="backgroundobjects" svg:width="13.968cm" svg:height="10.476cm" svg:x="3.81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7" style:page-layout-name="PM1" draw:style-name="Mdp2">
      <draw:frame presentation:style-name="Default57-title" draw:layer="backgroundobjects" svg:width="25.199cm" svg:height="2.63cm" svg:x="1.4cm" svg:y="0.627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7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7-title" draw:layer="backgroundobjects" svg:width="13.968cm" svg:height="10.476cm" svg:x="3.81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8" style:page-layout-name="PM1" draw:style-name="Mdp2">
      <draw:frame presentation:style-name="Default58-title" draw:layer="backgroundobjects" svg:width="25.199cm" svg:height="2.63cm" svg:x="1.4cm" svg:y="0.627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7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8-title" draw:layer="backgroundobjects" svg:width="13.968cm" svg:height="10.476cm" svg:x="3.81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9" style:page-layout-name="PM1" draw:style-name="Mdp2">
      <draw:frame presentation:style-name="Default59-title" draw:layer="backgroundobjects" svg:width="25.199cm" svg:height="2.63cm" svg:x="1.4cm" svg:y="0.627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8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59-title" draw:layer="backgroundobjects" svg:width="13.968cm" svg:height="10.476cm" svg:x="3.81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0" style:page-layout-name="PM1" draw:style-name="Mdp2">
      <draw:frame presentation:style-name="Default60-title" draw:layer="backgroundobjects" svg:width="25.199cm" svg:height="2.63cm" svg:x="1.4cm" svg:y="0.627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8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0-title" draw:layer="backgroundobjects" svg:width="13.968cm" svg:height="10.476cm" svg:x="3.81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8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1" style:page-layout-name="PM1" draw:style-name="Mdp2">
      <draw:frame presentation:style-name="Default61-title" draw:layer="backgroundobjects" svg:width="25.199cm" svg:height="2.63cm" svg:x="1.4cm" svg:y="0.627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8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1-title" draw:layer="backgroundobjects" svg:width="13.968cm" svg:height="10.476cm" svg:x="3.81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2" style:page-layout-name="PM1" draw:style-name="Mdp2">
      <draw:frame presentation:style-name="Default62-title" draw:layer="backgroundobjects" svg:width="25.199cm" svg:height="2.63cm" svg:x="1.4cm" svg:y="0.627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9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2-title" draw:layer="backgroundobjects" svg:width="13.968cm" svg:height="10.476cm" svg:x="3.81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9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3" style:page-layout-name="PM1" draw:style-name="Mdp2">
      <draw:frame presentation:style-name="Default63-title" draw:layer="backgroundobjects" svg:width="25.199cm" svg:height="2.63cm" svg:x="1.4cm" svg:y="0.627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3-title" draw:layer="backgroundobjects" svg:width="13.968cm" svg:height="10.476cm" svg:x="3.81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4" style:page-layout-name="PM1" draw:style-name="Mdp2">
      <draw:frame presentation:style-name="Default64-title" draw:layer="backgroundobjects" svg:width="25.199cm" svg:height="2.63cm" svg:x="1.4cm" svg:y="0.627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19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4-title" draw:layer="backgroundobjects" svg:width="13.968cm" svg:height="10.476cm" svg:x="3.81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5" style:page-layout-name="PM1" draw:style-name="Mdp2">
      <draw:frame presentation:style-name="Default65-title" draw:layer="backgroundobjects" svg:width="25.199cm" svg:height="2.63cm" svg:x="1.4cm" svg:y="0.627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19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5-title" draw:layer="backgroundobjects" svg:width="13.968cm" svg:height="10.476cm" svg:x="3.81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2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6" style:page-layout-name="PM1" draw:style-name="Mdp2">
      <draw:frame presentation:style-name="Default66-title" draw:layer="backgroundobjects" svg:width="25.199cm" svg:height="2.63cm" svg:x="1.4cm" svg:y="0.627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20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6-title" draw:layer="backgroundobjects" svg:width="13.968cm" svg:height="10.476cm" svg:x="3.81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7" style:page-layout-name="PM1" draw:style-name="Mdp2">
      <draw:frame presentation:style-name="Default67-title" draw:layer="backgroundobjects" svg:width="25.199cm" svg:height="2.63cm" svg:x="1.4cm" svg:y="0.627cm" presentation:class="title" presentation:placeholder="true">
        <draw:text-box/>
      </draw:frame>
      <draw:frame presentation:style-name="Default67-outline1" draw:layer="backgroundobjects" svg:width="25.199cm" svg:height="9.134cm" svg:x="1.4cm" svg:y="3.685cm" presentation:class="outline" presentation:placeholder="true">
        <draw:text-box/>
      </draw:frame>
      <draw:frame presentation:style-name="Mpr20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7-title" draw:layer="backgroundobjects" svg:width="13.968cm" svg:height="10.476cm" svg:x="3.81cm" svg:y="2.123cm" presentation:class="page"/>
        <draw:frame presentation:style-name="Default67-notes" draw:layer="backgroundobjects" svg:width="17.271cm" svg:height="12.572cm" svg:x="2.159cm" svg:y="13.271cm" presentation:class="notes" presentation:placeholder="true">
          <draw:text-box/>
        </draw:frame>
        <draw:frame presentation:style-name="Mpr20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8" style:page-layout-name="PM1" draw:style-name="Mdp2">
      <draw:frame presentation:style-name="Default68-title" draw:layer="backgroundobjects" svg:width="25.199cm" svg:height="2.63cm" svg:x="1.4cm" svg:y="0.627cm" presentation:class="title" presentation:placeholder="true">
        <draw:text-box/>
      </draw:frame>
      <draw:frame presentation:style-name="Default68-outline1" draw:layer="backgroundobjects" svg:width="25.199cm" svg:height="9.134cm" svg:x="1.4cm" svg:y="3.685cm" presentation:class="outline" presentation:placeholder="true">
        <draw:text-box/>
      </draw:frame>
      <draw:frame presentation:style-name="Mpr20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8-title" draw:layer="backgroundobjects" svg:width="13.968cm" svg:height="10.476cm" svg:x="3.81cm" svg:y="2.123cm" presentation:class="page"/>
        <draw:frame presentation:style-name="Default68-notes" draw:layer="backgroundobjects" svg:width="17.271cm" svg:height="12.572cm" svg:x="2.159cm" svg:y="13.271cm" presentation:class="notes" presentation:placeholder="true">
          <draw:text-box/>
        </draw:frame>
        <draw:frame presentation:style-name="Mpr20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9" style:page-layout-name="PM1" draw:style-name="Mdp2">
      <draw:frame presentation:style-name="Default69-title" draw:layer="backgroundobjects" svg:width="25.199cm" svg:height="2.63cm" svg:x="1.4cm" svg:y="0.627cm" presentation:class="title" presentation:placeholder="true">
        <draw:text-box/>
      </draw:frame>
      <draw:frame presentation:style-name="Default69-outline1" draw:layer="backgroundobjects" svg:width="25.199cm" svg:height="9.134cm" svg:x="1.4cm" svg:y="3.685cm" presentation:class="outline" presentation:placeholder="true">
        <draw:text-box/>
      </draw:frame>
      <draw:frame presentation:style-name="Mpr2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69-title" draw:layer="backgroundobjects" svg:width="13.968cm" svg:height="10.476cm" svg:x="3.81cm" svg:y="2.123cm" presentation:class="page"/>
        <draw:frame presentation:style-name="Default69-notes" draw:layer="backgroundobjects" svg:width="17.271cm" svg:height="12.572cm" svg:x="2.159cm" svg:y="13.271cm" presentation:class="notes" presentation:placeholder="true">
          <draw:text-box/>
        </draw:frame>
        <draw:frame presentation:style-name="Mpr2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0" style:page-layout-name="PM1" draw:style-name="Mdp2">
      <draw:frame presentation:style-name="Default70-title" draw:layer="backgroundobjects" svg:width="25.199cm" svg:height="2.63cm" svg:x="1.4cm" svg:y="0.627cm" presentation:class="title" presentation:placeholder="true">
        <draw:text-box/>
      </draw:frame>
      <draw:frame presentation:style-name="Default70-outline1" draw:layer="backgroundobjects" svg:width="25.199cm" svg:height="9.134cm" svg:x="1.4cm" svg:y="3.685cm" presentation:class="outline" presentation:placeholder="true">
        <draw:text-box/>
      </draw:frame>
      <draw:frame presentation:style-name="Mpr2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0-title" draw:layer="backgroundobjects" svg:width="13.968cm" svg:height="10.476cm" svg:x="3.81cm" svg:y="2.123cm" presentation:class="page"/>
        <draw:frame presentation:style-name="Default70-notes" draw:layer="backgroundobjects" svg:width="17.271cm" svg:height="12.572cm" svg:x="2.159cm" svg:y="13.271cm" presentation:class="notes" presentation:placeholder="true">
          <draw:text-box/>
        </draw:frame>
        <draw:frame presentation:style-name="Mpr2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1" style:page-layout-name="PM1" draw:style-name="Mdp2">
      <draw:frame presentation:style-name="Default71-title" draw:layer="backgroundobjects" svg:width="25.199cm" svg:height="2.63cm" svg:x="1.4cm" svg:y="0.627cm" presentation:class="title" presentation:placeholder="true">
        <draw:text-box/>
      </draw:frame>
      <draw:frame presentation:style-name="Default71-outline1" draw:layer="backgroundobjects" svg:width="25.199cm" svg:height="9.134cm" svg:x="1.4cm" svg:y="3.685cm" presentation:class="outline" presentation:placeholder="true">
        <draw:text-box/>
      </draw:frame>
      <draw:frame presentation:style-name="Mpr2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1-title" draw:layer="backgroundobjects" svg:width="13.968cm" svg:height="10.476cm" svg:x="3.81cm" svg:y="2.123cm" presentation:class="page"/>
        <draw:frame presentation:style-name="Default71-notes" draw:layer="backgroundobjects" svg:width="17.271cm" svg:height="12.572cm" svg:x="2.159cm" svg:y="13.271cm" presentation:class="notes" presentation:placeholder="true">
          <draw:text-box/>
        </draw:frame>
        <draw:frame presentation:style-name="Mpr2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2" style:page-layout-name="PM1" draw:style-name="Mdp2">
      <draw:frame presentation:style-name="Default72-title" draw:layer="backgroundobjects" svg:width="25.199cm" svg:height="2.63cm" svg:x="1.4cm" svg:y="0.627cm" presentation:class="title" presentation:placeholder="true">
        <draw:text-box/>
      </draw:frame>
      <draw:frame presentation:style-name="Default72-outline1" draw:layer="backgroundobjects" svg:width="25.199cm" svg:height="9.134cm" svg:x="1.4cm" svg:y="3.685cm" presentation:class="outline" presentation:placeholder="true">
        <draw:text-box/>
      </draw:frame>
      <draw:frame presentation:style-name="Mpr2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2-title" draw:layer="backgroundobjects" svg:width="13.968cm" svg:height="10.476cm" svg:x="3.81cm" svg:y="2.123cm" presentation:class="page"/>
        <draw:frame presentation:style-name="Default72-notes" draw:layer="backgroundobjects" svg:width="17.271cm" svg:height="12.572cm" svg:x="2.159cm" svg:y="13.271cm" presentation:class="notes" presentation:placeholder="true">
          <draw:text-box/>
        </draw:frame>
        <draw:frame presentation:style-name="Mpr2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3" style:page-layout-name="PM1" draw:style-name="Mdp2">
      <draw:frame presentation:style-name="Default73-title" draw:layer="backgroundobjects" svg:width="25.199cm" svg:height="2.63cm" svg:x="1.4cm" svg:y="0.627cm" presentation:class="title" presentation:placeholder="true">
        <draw:text-box/>
      </draw:frame>
      <draw:frame presentation:style-name="Default73-outline1" draw:layer="backgroundobjects" svg:width="25.199cm" svg:height="9.134cm" svg:x="1.4cm" svg:y="3.685cm" presentation:class="outline" presentation:placeholder="true">
        <draw:text-box/>
      </draw:frame>
      <draw:frame presentation:style-name="Mpr2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3-title" draw:layer="backgroundobjects" svg:width="13.968cm" svg:height="10.476cm" svg:x="3.81cm" svg:y="2.123cm" presentation:class="page"/>
        <draw:frame presentation:style-name="Default73-notes" draw:layer="backgroundobjects" svg:width="17.271cm" svg:height="12.572cm" svg:x="2.159cm" svg:y="13.271cm" presentation:class="notes" presentation:placeholder="true">
          <draw:text-box/>
        </draw:frame>
        <draw:frame presentation:style-name="Mpr2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4" style:page-layout-name="PM1" draw:style-name="Mdp2">
      <draw:frame presentation:style-name="Default74-title" draw:layer="backgroundobjects" svg:width="25.199cm" svg:height="2.63cm" svg:x="1.4cm" svg:y="0.627cm" presentation:class="title" presentation:placeholder="true">
        <draw:text-box/>
      </draw:frame>
      <draw:frame presentation:style-name="Default74-outline1" draw:layer="backgroundobjects" svg:width="25.199cm" svg:height="9.134cm" svg:x="1.4cm" svg:y="3.685cm" presentation:class="outline" presentation:placeholder="true">
        <draw:text-box/>
      </draw:frame>
      <draw:frame presentation:style-name="Mpr2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4-title" draw:layer="backgroundobjects" svg:width="13.968cm" svg:height="10.476cm" svg:x="3.81cm" svg:y="2.123cm" presentation:class="page"/>
        <draw:frame presentation:style-name="Default74-notes" draw:layer="backgroundobjects" svg:width="17.271cm" svg:height="12.572cm" svg:x="2.159cm" svg:y="13.271cm" presentation:class="notes" presentation:placeholder="true">
          <draw:text-box/>
        </draw:frame>
        <draw:frame presentation:style-name="Mpr2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5" style:page-layout-name="PM1" draw:style-name="Mdp2">
      <draw:frame presentation:style-name="Default75-title" draw:layer="backgroundobjects" svg:width="25.199cm" svg:height="2.63cm" svg:x="1.4cm" svg:y="0.627cm" presentation:class="title" presentation:placeholder="true">
        <draw:text-box/>
      </draw:frame>
      <draw:frame presentation:style-name="Default75-outline1" draw:layer="backgroundobjects" svg:width="25.199cm" svg:height="9.134cm" svg:x="1.4cm" svg:y="3.685cm" presentation:class="outline" presentation:placeholder="true">
        <draw:text-box/>
      </draw:frame>
      <draw:frame presentation:style-name="Mpr2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5-title" draw:layer="backgroundobjects" svg:width="13.968cm" svg:height="10.476cm" svg:x="3.81cm" svg:y="2.123cm" presentation:class="page"/>
        <draw:frame presentation:style-name="Default75-notes" draw:layer="backgroundobjects" svg:width="17.271cm" svg:height="12.572cm" svg:x="2.159cm" svg:y="13.271cm" presentation:class="notes" presentation:placeholder="true">
          <draw:text-box/>
        </draw:frame>
        <draw:frame presentation:style-name="Mpr2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6" style:page-layout-name="PM1" draw:style-name="Mdp2">
      <draw:frame presentation:style-name="Default76-title" draw:layer="backgroundobjects" svg:width="25.199cm" svg:height="2.63cm" svg:x="1.4cm" svg:y="0.627cm" presentation:class="title" presentation:placeholder="true">
        <draw:text-box/>
      </draw:frame>
      <draw:frame presentation:style-name="Default76-outline1" draw:layer="backgroundobjects" svg:width="25.199cm" svg:height="9.134cm" svg:x="1.4cm" svg:y="3.685cm" presentation:class="outline" presentation:placeholder="true">
        <draw:text-box/>
      </draw:frame>
      <draw:frame presentation:style-name="Mpr23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6-title" draw:layer="backgroundobjects" svg:width="13.968cm" svg:height="10.476cm" svg:x="3.81cm" svg:y="2.123cm" presentation:class="page"/>
        <draw:frame presentation:style-name="Default76-notes" draw:layer="backgroundobjects" svg:width="17.271cm" svg:height="12.572cm" svg:x="2.159cm" svg:y="13.271cm" presentation:class="notes" presentation:placeholder="true">
          <draw:text-box/>
        </draw:frame>
        <draw:frame presentation:style-name="Mpr2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7" style:page-layout-name="PM1" draw:style-name="Mdp2">
      <draw:frame presentation:style-name="Default77-title" draw:layer="backgroundobjects" svg:width="25.199cm" svg:height="2.63cm" svg:x="1.4cm" svg:y="0.627cm" presentation:class="title" presentation:placeholder="true">
        <draw:text-box/>
      </draw:frame>
      <draw:frame presentation:style-name="Default77-outline1" draw:layer="backgroundobjects" svg:width="25.199cm" svg:height="9.134cm" svg:x="1.4cm" svg:y="3.685cm" presentation:class="outline" presentation:placeholder="true">
        <draw:text-box/>
      </draw:frame>
      <draw:frame presentation:style-name="Mpr23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7-title" draw:layer="backgroundobjects" svg:width="13.968cm" svg:height="10.476cm" svg:x="3.81cm" svg:y="2.123cm" presentation:class="page"/>
        <draw:frame presentation:style-name="Default77-notes" draw:layer="backgroundobjects" svg:width="17.271cm" svg:height="12.572cm" svg:x="2.159cm" svg:y="13.271cm" presentation:class="notes" presentation:placeholder="true">
          <draw:text-box/>
        </draw:frame>
        <draw:frame presentation:style-name="Mpr2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8" style:page-layout-name="PM1" draw:style-name="Mdp2">
      <draw:frame presentation:style-name="Default78-title" draw:layer="backgroundobjects" svg:width="25.199cm" svg:height="2.63cm" svg:x="1.4cm" svg:y="0.627cm" presentation:class="title" presentation:placeholder="true">
        <draw:text-box/>
      </draw:frame>
      <draw:frame presentation:style-name="Default78-outline1" draw:layer="backgroundobjects" svg:width="25.199cm" svg:height="9.134cm" svg:x="1.4cm" svg:y="3.685cm" presentation:class="outline" presentation:placeholder="true">
        <draw:text-box/>
      </draw:frame>
      <draw:frame presentation:style-name="Mpr23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8-title" draw:layer="backgroundobjects" svg:width="13.968cm" svg:height="10.476cm" svg:x="3.81cm" svg:y="2.123cm" presentation:class="page"/>
        <draw:frame presentation:style-name="Default78-notes" draw:layer="backgroundobjects" svg:width="17.271cm" svg:height="12.572cm" svg:x="2.159cm" svg:y="13.271cm" presentation:class="notes" presentation:placeholder="true">
          <draw:text-box/>
        </draw:frame>
        <draw:frame presentation:style-name="Mpr2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9" style:page-layout-name="PM1" draw:style-name="Mdp2">
      <draw:frame presentation:style-name="Default79-title" draw:layer="backgroundobjects" svg:width="25.199cm" svg:height="2.63cm" svg:x="1.4cm" svg:y="0.627cm" presentation:class="title" presentation:placeholder="true">
        <draw:text-box/>
      </draw:frame>
      <draw:frame presentation:style-name="Default79-outline1" draw:layer="backgroundobjects" svg:width="25.199cm" svg:height="9.134cm" svg:x="1.4cm" svg:y="3.685cm" presentation:class="outline" presentation:placeholder="true">
        <draw:text-box/>
      </draw:frame>
      <draw:frame presentation:style-name="Mpr24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79-title" draw:layer="backgroundobjects" svg:width="13.968cm" svg:height="10.476cm" svg:x="3.81cm" svg:y="2.123cm" presentation:class="page"/>
        <draw:frame presentation:style-name="Default79-notes" draw:layer="backgroundobjects" svg:width="17.271cm" svg:height="12.572cm" svg:x="2.159cm" svg:y="13.271cm" presentation:class="notes" presentation:placeholder="true">
          <draw:text-box/>
        </draw:frame>
        <draw:frame presentation:style-name="Mpr2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0" style:page-layout-name="PM1" draw:style-name="Mdp2">
      <draw:frame presentation:style-name="Default80-title" draw:layer="backgroundobjects" svg:width="25.199cm" svg:height="2.63cm" svg:x="1.4cm" svg:y="0.627cm" presentation:class="title" presentation:placeholder="true">
        <draw:text-box/>
      </draw:frame>
      <draw:frame presentation:style-name="Default80-outline1" draw:layer="backgroundobjects" svg:width="25.199cm" svg:height="9.134cm" svg:x="1.4cm" svg:y="3.685cm" presentation:class="outline" presentation:placeholder="true">
        <draw:text-box/>
      </draw:frame>
      <draw:frame presentation:style-name="Mpr24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0-title" draw:layer="backgroundobjects" svg:width="13.968cm" svg:height="10.476cm" svg:x="3.81cm" svg:y="2.123cm" presentation:class="page"/>
        <draw:frame presentation:style-name="Default80-notes" draw:layer="backgroundobjects" svg:width="17.271cm" svg:height="12.572cm" svg:x="2.159cm" svg:y="13.271cm" presentation:class="notes" presentation:placeholder="true">
          <draw:text-box/>
        </draw:frame>
        <draw:frame presentation:style-name="Mpr2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1" style:page-layout-name="PM1" draw:style-name="Mdp2">
      <draw:frame presentation:style-name="Default81-title" draw:layer="backgroundobjects" svg:width="25.199cm" svg:height="2.63cm" svg:x="1.4cm" svg:y="0.627cm" presentation:class="title" presentation:placeholder="true">
        <draw:text-box/>
      </draw:frame>
      <draw:frame presentation:style-name="Default81-outline1" draw:layer="backgroundobjects" svg:width="25.199cm" svg:height="9.134cm" svg:x="1.4cm" svg:y="3.685cm" presentation:class="outline" presentation:placeholder="true">
        <draw:text-box/>
      </draw:frame>
      <draw:frame presentation:style-name="Mpr24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1-title" draw:layer="backgroundobjects" svg:width="13.968cm" svg:height="10.476cm" svg:x="3.81cm" svg:y="2.123cm" presentation:class="page"/>
        <draw:frame presentation:style-name="Default81-notes" draw:layer="backgroundobjects" svg:width="17.271cm" svg:height="12.572cm" svg:x="2.159cm" svg:y="13.271cm" presentation:class="notes" presentation:placeholder="true">
          <draw:text-box/>
        </draw:frame>
        <draw:frame presentation:style-name="Mpr2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2" style:page-layout-name="PM1" draw:style-name="Mdp2">
      <draw:frame presentation:style-name="Default82-title" draw:layer="backgroundobjects" svg:width="25.199cm" svg:height="2.63cm" svg:x="1.4cm" svg:y="0.627cm" presentation:class="title" presentation:placeholder="true">
        <draw:text-box/>
      </draw:frame>
      <draw:frame presentation:style-name="Default82-outline1" draw:layer="backgroundobjects" svg:width="25.199cm" svg:height="9.134cm" svg:x="1.4cm" svg:y="3.685cm" presentation:class="outline" presentation:placeholder="true">
        <draw:text-box/>
      </draw:frame>
      <draw:frame presentation:style-name="Mpr25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2-title" draw:layer="backgroundobjects" svg:width="13.968cm" svg:height="10.476cm" svg:x="3.81cm" svg:y="2.123cm" presentation:class="page"/>
        <draw:frame presentation:style-name="Default82-notes" draw:layer="backgroundobjects" svg:width="17.271cm" svg:height="12.572cm" svg:x="2.159cm" svg:y="13.271cm" presentation:class="notes" presentation:placeholder="true">
          <draw:text-box/>
        </draw:frame>
        <draw:frame presentation:style-name="Mpr2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3" style:page-layout-name="PM1" draw:style-name="Mdp2">
      <draw:frame presentation:style-name="Default83-title" draw:layer="backgroundobjects" svg:width="25.199cm" svg:height="2.63cm" svg:x="1.4cm" svg:y="0.627cm" presentation:class="title" presentation:placeholder="true">
        <draw:text-box/>
      </draw:frame>
      <draw:frame presentation:style-name="Default83-outline1" draw:layer="backgroundobjects" svg:width="25.199cm" svg:height="9.134cm" svg:x="1.4cm" svg:y="3.685cm" presentation:class="outline" presentation:placeholder="true">
        <draw:text-box/>
      </draw:frame>
      <draw:frame presentation:style-name="Mpr25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3-title" draw:layer="backgroundobjects" svg:width="13.968cm" svg:height="10.476cm" svg:x="3.81cm" svg:y="2.123cm" presentation:class="page"/>
        <draw:frame presentation:style-name="Default83-notes" draw:layer="backgroundobjects" svg:width="17.271cm" svg:height="12.572cm" svg:x="2.159cm" svg:y="13.271cm" presentation:class="notes" presentation:placeholder="true">
          <draw:text-box/>
        </draw:frame>
        <draw:frame presentation:style-name="Mpr2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4" style:page-layout-name="PM1" draw:style-name="Mdp2">
      <draw:frame presentation:style-name="Default84-title" draw:layer="backgroundobjects" svg:width="25.199cm" svg:height="2.63cm" svg:x="1.4cm" svg:y="0.627cm" presentation:class="title" presentation:placeholder="true">
        <draw:text-box/>
      </draw:frame>
      <draw:frame presentation:style-name="Default84-outline1" draw:layer="backgroundobjects" svg:width="25.199cm" svg:height="9.134cm" svg:x="1.4cm" svg:y="3.685cm" presentation:class="outline" presentation:placeholder="true">
        <draw:text-box/>
      </draw:frame>
      <draw:frame presentation:style-name="Mpr25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4-title" draw:layer="backgroundobjects" svg:width="13.968cm" svg:height="10.476cm" svg:x="3.81cm" svg:y="2.123cm" presentation:class="page"/>
        <draw:frame presentation:style-name="Default84-notes" draw:layer="backgroundobjects" svg:width="17.271cm" svg:height="12.572cm" svg:x="2.159cm" svg:y="13.271cm" presentation:class="notes" presentation:placeholder="true">
          <draw:text-box/>
        </draw:frame>
        <draw:frame presentation:style-name="Mpr2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5" style:page-layout-name="PM1" draw:style-name="Mdp2">
      <draw:frame presentation:style-name="Default85-title" draw:layer="backgroundobjects" svg:width="25.199cm" svg:height="2.63cm" svg:x="1.4cm" svg:y="0.627cm" presentation:class="title" presentation:placeholder="true">
        <draw:text-box/>
      </draw:frame>
      <draw:frame presentation:style-name="Default85-outline1" draw:layer="backgroundobjects" svg:width="25.199cm" svg:height="9.134cm" svg:x="1.4cm" svg:y="3.685cm" presentation:class="outline" presentation:placeholder="true">
        <draw:text-box/>
      </draw:frame>
      <draw:frame presentation:style-name="Mpr25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5-title" draw:layer="backgroundobjects" svg:width="13.968cm" svg:height="10.476cm" svg:x="3.81cm" svg:y="2.123cm" presentation:class="page"/>
        <draw:frame presentation:style-name="Default85-notes" draw:layer="backgroundobjects" svg:width="17.271cm" svg:height="12.572cm" svg:x="2.159cm" svg:y="13.271cm" presentation:class="notes" presentation:placeholder="true">
          <draw:text-box/>
        </draw:frame>
        <draw:frame presentation:style-name="Mpr2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6" style:page-layout-name="PM1" draw:style-name="Mdp2">
      <draw:frame presentation:style-name="Default86-title" draw:layer="backgroundobjects" svg:width="25.199cm" svg:height="2.63cm" svg:x="1.4cm" svg:y="0.627cm" presentation:class="title" presentation:placeholder="true">
        <draw:text-box/>
      </draw:frame>
      <draw:frame presentation:style-name="Default86-outline1" draw:layer="backgroundobjects" svg:width="25.199cm" svg:height="9.134cm" svg:x="1.4cm" svg:y="3.685cm" presentation:class="outline" presentation:placeholder="true">
        <draw:text-box/>
      </draw:frame>
      <draw:frame presentation:style-name="Mpr26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6-title" draw:layer="backgroundobjects" svg:width="13.968cm" svg:height="10.476cm" svg:x="3.81cm" svg:y="2.123cm" presentation:class="page"/>
        <draw:frame presentation:style-name="Default86-notes" draw:layer="backgroundobjects" svg:width="17.271cm" svg:height="12.572cm" svg:x="2.159cm" svg:y="13.271cm" presentation:class="notes" presentation:placeholder="true">
          <draw:text-box/>
        </draw:frame>
        <draw:frame presentation:style-name="Mpr2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7" style:page-layout-name="PM1" draw:style-name="Mdp2">
      <draw:frame presentation:style-name="Default87-title" draw:layer="backgroundobjects" svg:width="25.199cm" svg:height="2.63cm" svg:x="1.4cm" svg:y="0.627cm" presentation:class="title" presentation:placeholder="true">
        <draw:text-box/>
      </draw:frame>
      <draw:frame presentation:style-name="Default87-outline1" draw:layer="backgroundobjects" svg:width="25.199cm" svg:height="9.134cm" svg:x="1.4cm" svg:y="3.685cm" presentation:class="outline" presentation:placeholder="true">
        <draw:text-box/>
      </draw:frame>
      <draw:frame presentation:style-name="Mpr26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7-title" draw:layer="backgroundobjects" svg:width="13.968cm" svg:height="10.476cm" svg:x="3.81cm" svg:y="2.123cm" presentation:class="page"/>
        <draw:frame presentation:style-name="Default87-notes" draw:layer="backgroundobjects" svg:width="17.271cm" svg:height="12.572cm" svg:x="2.159cm" svg:y="13.271cm" presentation:class="notes" presentation:placeholder="true">
          <draw:text-box/>
        </draw:frame>
        <draw:frame presentation:style-name="Mpr26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8" style:page-layout-name="PM1" draw:style-name="Mdp2">
      <draw:frame presentation:style-name="Default88-title" draw:layer="backgroundobjects" svg:width="25.199cm" svg:height="2.63cm" svg:x="1.4cm" svg:y="0.627cm" presentation:class="title" presentation:placeholder="true">
        <draw:text-box/>
      </draw:frame>
      <draw:frame presentation:style-name="Default88-outline1" draw:layer="backgroundobjects" svg:width="25.199cm" svg:height="9.134cm" svg:x="1.4cm" svg:y="3.685cm" presentation:class="outline" presentation:placeholder="true">
        <draw:text-box/>
      </draw:frame>
      <draw:frame presentation:style-name="Mpr26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8-title" draw:layer="backgroundobjects" svg:width="13.968cm" svg:height="10.476cm" svg:x="3.81cm" svg:y="2.123cm" presentation:class="page"/>
        <draw:frame presentation:style-name="Default88-notes" draw:layer="backgroundobjects" svg:width="17.271cm" svg:height="12.572cm" svg:x="2.159cm" svg:y="13.271cm" presentation:class="notes" presentation:placeholder="true">
          <draw:text-box/>
        </draw:frame>
        <draw:frame presentation:style-name="Mpr2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9" style:page-layout-name="PM1" draw:style-name="Mdp2">
      <draw:frame presentation:style-name="Default89-title" draw:layer="backgroundobjects" svg:width="25.199cm" svg:height="2.63cm" svg:x="1.4cm" svg:y="0.627cm" presentation:class="title" presentation:placeholder="true">
        <draw:text-box/>
      </draw:frame>
      <draw:frame presentation:style-name="Default89-outline1" draw:layer="backgroundobjects" svg:width="25.199cm" svg:height="9.134cm" svg:x="1.4cm" svg:y="3.685cm" presentation:class="outline" presentation:placeholder="true">
        <draw:text-box/>
      </draw:frame>
      <draw:frame presentation:style-name="Mpr27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89-title" draw:layer="backgroundobjects" svg:width="13.968cm" svg:height="10.476cm" svg:x="3.81cm" svg:y="2.123cm" presentation:class="page"/>
        <draw:frame presentation:style-name="Default89-notes" draw:layer="backgroundobjects" svg:width="17.271cm" svg:height="12.572cm" svg:x="2.159cm" svg:y="13.271cm" presentation:class="notes" presentation:placeholder="true">
          <draw:text-box/>
        </draw:frame>
        <draw:frame presentation:style-name="Mpr2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0" style:page-layout-name="PM1" draw:style-name="Mdp2">
      <draw:frame presentation:style-name="Default90-title" draw:layer="backgroundobjects" svg:width="25.199cm" svg:height="2.63cm" svg:x="1.4cm" svg:y="0.627cm" presentation:class="title" presentation:placeholder="true">
        <draw:text-box/>
      </draw:frame>
      <draw:frame presentation:style-name="Default90-outline1" draw:layer="backgroundobjects" svg:width="25.199cm" svg:height="9.134cm" svg:x="1.4cm" svg:y="3.685cm" presentation:class="outline" presentation:placeholder="true">
        <draw:text-box/>
      </draw:frame>
      <draw:frame presentation:style-name="Mpr27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0-title" draw:layer="backgroundobjects" svg:width="13.968cm" svg:height="10.476cm" svg:x="3.81cm" svg:y="2.123cm" presentation:class="page"/>
        <draw:frame presentation:style-name="Default90-notes" draw:layer="backgroundobjects" svg:width="17.271cm" svg:height="12.572cm" svg:x="2.159cm" svg:y="13.271cm" presentation:class="notes" presentation:placeholder="true">
          <draw:text-box/>
        </draw:frame>
        <draw:frame presentation:style-name="Mpr2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1" style:page-layout-name="PM1" draw:style-name="Mdp2">
      <draw:frame presentation:style-name="Default91-title" draw:layer="backgroundobjects" svg:width="25.199cm" svg:height="2.63cm" svg:x="1.4cm" svg:y="0.627cm" presentation:class="title" presentation:placeholder="true">
        <draw:text-box/>
      </draw:frame>
      <draw:frame presentation:style-name="Default91-outline1" draw:layer="backgroundobjects" svg:width="25.199cm" svg:height="9.134cm" svg:x="1.4cm" svg:y="3.685cm" presentation:class="outline" presentation:placeholder="true">
        <draw:text-box/>
      </draw:frame>
      <draw:frame presentation:style-name="Mpr27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1-title" draw:layer="backgroundobjects" svg:width="13.968cm" svg:height="10.476cm" svg:x="3.81cm" svg:y="2.123cm" presentation:class="page"/>
        <draw:frame presentation:style-name="Default91-notes" draw:layer="backgroundobjects" svg:width="17.271cm" svg:height="12.572cm" svg:x="2.159cm" svg:y="13.271cm" presentation:class="notes" presentation:placeholder="true">
          <draw:text-box/>
        </draw:frame>
        <draw:frame presentation:style-name="Mpr27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2" style:page-layout-name="PM1" draw:style-name="Mdp2">
      <draw:frame presentation:style-name="Default92-title" draw:layer="backgroundobjects" svg:width="25.199cm" svg:height="2.63cm" svg:x="1.4cm" svg:y="0.627cm" presentation:class="title" presentation:placeholder="true">
        <draw:text-box/>
      </draw:frame>
      <draw:frame presentation:style-name="Default92-outline1" draw:layer="backgroundobjects" svg:width="25.199cm" svg:height="9.134cm" svg:x="1.4cm" svg:y="3.685cm" presentation:class="outline" presentation:placeholder="true">
        <draw:text-box/>
      </draw:frame>
      <draw:frame presentation:style-name="Mpr28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2-title" draw:layer="backgroundobjects" svg:width="13.968cm" svg:height="10.476cm" svg:x="3.81cm" svg:y="2.123cm" presentation:class="page"/>
        <draw:frame presentation:style-name="Default92-notes" draw:layer="backgroundobjects" svg:width="17.271cm" svg:height="12.572cm" svg:x="2.159cm" svg:y="13.271cm" presentation:class="notes" presentation:placeholder="true">
          <draw:text-box/>
        </draw:frame>
        <draw:frame presentation:style-name="Mpr28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3" style:page-layout-name="PM1" draw:style-name="Mdp2">
      <draw:frame presentation:style-name="Default93-title" draw:layer="backgroundobjects" svg:width="25.199cm" svg:height="2.63cm" svg:x="1.4cm" svg:y="0.627cm" presentation:class="title" presentation:placeholder="true">
        <draw:text-box/>
      </draw:frame>
      <draw:frame presentation:style-name="Default93-outline1" draw:layer="backgroundobjects" svg:width="25.199cm" svg:height="9.134cm" svg:x="1.4cm" svg:y="3.685cm" presentation:class="outline" presentation:placeholder="true">
        <draw:text-box/>
      </draw:frame>
      <draw:frame presentation:style-name="Mpr28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3-title" draw:layer="backgroundobjects" svg:width="13.968cm" svg:height="10.476cm" svg:x="3.81cm" svg:y="2.123cm" presentation:class="page"/>
        <draw:frame presentation:style-name="Default93-notes" draw:layer="backgroundobjects" svg:width="17.271cm" svg:height="12.572cm" svg:x="2.159cm" svg:y="13.271cm" presentation:class="notes" presentation:placeholder="true">
          <draw:text-box/>
        </draw:frame>
        <draw:frame presentation:style-name="Mpr2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2">
      <draw:frame presentation:style-name="Default94-title" draw:layer="backgroundobjects" svg:width="25.199cm" svg:height="2.63cm" svg:x="1.4cm" svg:y="0.627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28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4-title" draw:layer="backgroundobjects" svg:width="13.968cm" svg:height="10.476cm" svg:x="3.81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28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5" style:page-layout-name="PM1" draw:style-name="Mdp2">
      <draw:frame presentation:style-name="Default95-title" draw:layer="backgroundobjects" svg:width="25.199cm" svg:height="2.63cm" svg:x="1.4cm" svg:y="0.627cm" presentation:class="title" presentation:placeholder="true">
        <draw:text-box/>
      </draw:frame>
      <draw:frame presentation:style-name="Default95-outline1" draw:layer="backgroundobjects" svg:width="25.199cm" svg:height="9.134cm" svg:x="1.4cm" svg:y="3.685cm" presentation:class="outline" presentation:placeholder="true">
        <draw:text-box/>
      </draw:frame>
      <draw:frame presentation:style-name="Mpr28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5-title" draw:layer="backgroundobjects" svg:width="13.968cm" svg:height="10.476cm" svg:x="3.81cm" svg:y="2.123cm" presentation:class="page"/>
        <draw:frame presentation:style-name="Default95-notes" draw:layer="backgroundobjects" svg:width="17.271cm" svg:height="12.572cm" svg:x="2.159cm" svg:y="13.271cm" presentation:class="notes" presentation:placeholder="true">
          <draw:text-box/>
        </draw:frame>
        <draw:frame presentation:style-name="Mpr2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6" style:page-layout-name="PM1" draw:style-name="Mdp2">
      <draw:frame presentation:style-name="Default96-title" draw:layer="backgroundobjects" svg:width="25.199cm" svg:height="2.63cm" svg:x="1.4cm" svg:y="0.627cm" presentation:class="title" presentation:placeholder="true">
        <draw:text-box/>
      </draw:frame>
      <draw:frame presentation:style-name="Default96-outline1" draw:layer="backgroundobjects" svg:width="25.199cm" svg:height="9.134cm" svg:x="1.4cm" svg:y="3.685cm" presentation:class="outline" presentation:placeholder="true">
        <draw:text-box/>
      </draw:frame>
      <draw:frame presentation:style-name="Mpr29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6-title" draw:layer="backgroundobjects" svg:width="13.968cm" svg:height="10.476cm" svg:x="3.81cm" svg:y="2.123cm" presentation:class="page"/>
        <draw:frame presentation:style-name="Default96-notes" draw:layer="backgroundobjects" svg:width="17.271cm" svg:height="12.572cm" svg:x="2.159cm" svg:y="13.271cm" presentation:class="notes" presentation:placeholder="true">
          <draw:text-box/>
        </draw:frame>
        <draw:frame presentation:style-name="Mpr29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7" style:page-layout-name="PM1" draw:style-name="Mdp2">
      <draw:frame presentation:style-name="Default97-title" draw:layer="backgroundobjects" svg:width="25.199cm" svg:height="2.63cm" svg:x="1.4cm" svg:y="0.627cm" presentation:class="title" presentation:placeholder="true">
        <draw:text-box/>
      </draw:frame>
      <draw:frame presentation:style-name="Default97-outline1" draw:layer="backgroundobjects" svg:width="25.199cm" svg:height="9.134cm" svg:x="1.4cm" svg:y="3.685cm" presentation:class="outline" presentation:placeholder="true">
        <draw:text-box/>
      </draw:frame>
      <draw:frame presentation:style-name="Mpr29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7-title" draw:layer="backgroundobjects" svg:width="13.968cm" svg:height="10.476cm" svg:x="3.81cm" svg:y="2.123cm" presentation:class="page"/>
        <draw:frame presentation:style-name="Default97-notes" draw:layer="backgroundobjects" svg:width="17.271cm" svg:height="12.572cm" svg:x="2.159cm" svg:y="13.271cm" presentation:class="notes" presentation:placeholder="true">
          <draw:text-box/>
        </draw:frame>
        <draw:frame presentation:style-name="Mpr2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8" style:page-layout-name="PM1" draw:style-name="Mdp2">
      <draw:frame presentation:style-name="Default98-title" draw:layer="backgroundobjects" svg:width="25.199cm" svg:height="2.63cm" svg:x="1.4cm" svg:y="0.627cm" presentation:class="title" presentation:placeholder="true">
        <draw:text-box/>
      </draw:frame>
      <draw:frame presentation:style-name="Default98-outline1" draw:layer="backgroundobjects" svg:width="25.199cm" svg:height="9.134cm" svg:x="1.4cm" svg:y="3.685cm" presentation:class="outline" presentation:placeholder="true">
        <draw:text-box/>
      </draw:frame>
      <draw:frame presentation:style-name="Mpr29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draw:page-thumbnail presentation:style-name="Default98-title" draw:layer="backgroundobjects" svg:width="13.968cm" svg:height="10.476cm" svg:x="3.81cm" svg:y="2.123cm" presentation:class="page"/>
        <draw:frame presentation:style-name="Default98-notes" draw:layer="backgroundobjects" svg:width="17.271cm" svg:height="12.572cm" svg:x="2.159cm" svg:y="13.271cm" presentation:class="notes" presentation:placeholder="true">
          <draw:text-box/>
        </draw:frame>
        <draw:frame presentation:style-name="Mpr29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6T19:52:53.46</meta:creation-date>
    <dc:date>2019-01-10T16:36:55.769000000</dc:date>
    <meta:editing-duration>PT7H14M51S</meta:editing-duration>
    <meta:editing-cycles>75</meta:editing-cycles>
    <meta:generator>LibreOffice/6.0.7.3$Windows_X86_64 LibreOffice_project/dc89aa7a9eabfd848af146d5086077aeed2ae4a5</meta:generator>
    <meta:document-statistic meta:object-count="1505"/>
  </office:meta>
</office:document-meta>
</file>